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30000019C849EE0E0.png" manifest:media-type="image/png"/>
  <manifest:file-entry manifest:full-path="Pictures/10000000000002410000016053D8A77A.png" manifest:media-type="image/png"/>
  <manifest:file-entry manifest:full-path="Pictures/10000000000002370000015BA87C34A6.png" manifest:media-type="image/png"/>
  <manifest:file-entry manifest:full-path="Pictures/10000000000004660000092C17492ED3.jpg" manifest:media-type="image/jpeg"/>
  <manifest:file-entry manifest:full-path="Pictures/100000000000036300000220298EF609.png" manifest:media-type="image/png"/>
  <manifest:file-entry manifest:full-path="Pictures/10000000000005A100000482B58AF40E.png" manifest:media-type="image/png"/>
  <manifest:file-entry manifest:full-path="Pictures/10000000000002820000010D25F12896.png" manifest:media-type="image/png"/>
  <manifest:file-entry manifest:full-path="Pictures/10000001000001C50000016A1B2E3C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50d9cf" officeooo:paragraph-rsid="0150d9cf" fo:background-color="transparent" style:font-name-asian="宋体" style:font-name-complex="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50d9cf" officeooo:paragraph-rsid="0150d9cf"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8" style:family="paragraph" style:parent-style-name="Standard">
      <style:text-properties style:font-name-asian="华文黑体 - Kelvin1"/>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Heading_20_1">
      <style:paragraph-properties fo:break-before="page"/>
      <style:text-properties officeooo:paragraph-rsid="006ae3b8"/>
    </style:style>
    <style:style style:name="P45" style:family="paragraph" style:parent-style-name="Heading_20_2">
      <style:text-properties officeooo:rsid="006dc7af" officeooo:paragraph-rsid="006dc7af"/>
    </style:style>
    <style:style style:name="P46" style:family="paragraph" style:parent-style-name="Heading_20_3">
      <style:text-properties officeooo:paragraph-rsid="00b60484"/>
    </style:style>
    <style:style style:name="P47"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8"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9" style:family="paragraph" style:parent-style-name="Heading_20_3">
      <style:paragraph-properties fo:text-align="start" style:justify-single-word="false"/>
      <style:text-properties officeooo:paragraph-rsid="00b60484"/>
    </style:style>
    <style:style style:name="P50"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51"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2" style:family="paragraph" style:parent-style-name="Heading_20_3">
      <style:paragraph-properties fo:text-align="start" style:justify-single-word="false"/>
      <style:text-properties officeooo:paragraph-rsid="00b69b14"/>
    </style:style>
    <style:style style:name="P53"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4" style:family="paragraph" style:parent-style-name="Table_20_Contents">
      <style:paragraph-properties fo:text-align="start" style:justify-single-word="false"/>
      <style:text-properties officeooo:paragraph-rsid="00b69b14"/>
    </style:style>
    <style:style style:name="P55" style:family="paragraph" style:parent-style-name="Heading_20_2">
      <style:paragraph-properties fo:text-align="start" style:justify-single-word="false"/>
    </style:style>
    <style:style style:name="P56" style:family="paragraph" style:parent-style-name="Text_20_body">
      <style:paragraph-properties fo:text-align="start" style:justify-single-word="false"/>
      <style:text-properties officeooo:paragraph-rsid="00b69b14"/>
    </style:style>
    <style:style style:name="P57" style:family="paragraph" style:parent-style-name="Heading_20_4">
      <style:paragraph-properties fo:text-align="start" style:justify-single-word="false"/>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1267292"/>
    </style:style>
    <style:style style:name="P60" style:family="paragraph" style:parent-style-name="Heading_20_2">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text-properties officeooo:paragraph-rsid="00b8755e"/>
    </style:style>
    <style:style style:name="P62" style:family="paragraph" style:parent-style-name="Text_20_body">
      <style:paragraph-properties fo:text-align="start" style:justify-single-word="false"/>
      <style:text-properties officeooo:paragraph-rsid="00b8755e"/>
    </style:style>
    <style:style style:name="P63" style:family="paragraph" style:parent-style-name="Table_20_Contents">
      <style:paragraph-properties fo:text-align="start" style:justify-single-word="false"/>
      <style:text-properties officeooo:paragraph-rsid="00b8755e"/>
    </style:style>
    <style:style style:name="P64" style:family="paragraph" style:parent-style-name="Heading_20_3">
      <style:paragraph-properties fo:text-align="start" style:justify-single-word="false"/>
    </style:style>
    <style:style style:name="P65" style:family="paragraph" style:parent-style-name="Heading_20_4">
      <style:paragraph-properties fo:text-align="start" style:justify-single-word="false"/>
      <style:text-properties officeooo:paragraph-rsid="00ba9ea1"/>
    </style:style>
    <style:style style:name="P66" style:family="paragraph" style:parent-style-name="Text_20_body">
      <style:paragraph-properties fo:margin-left="0cm" fo:text-align="start" style:justify-single-word="false" fo:text-indent="0cm" style:auto-text-indent="false"/>
      <style:text-properties officeooo:paragraph-rsid="00ba9ea1"/>
    </style:style>
    <style:style style:name="P67" style:family="paragraph" style:parent-style-name="Text_20_body">
      <style:paragraph-properties fo:text-align="start" style:justify-single-word="false"/>
      <style:text-properties officeooo:paragraph-rsid="00ba9ea1"/>
    </style:style>
    <style:style style:name="P68" style:family="paragraph" style:parent-style-name="Heading_20_4">
      <style:paragraph-properties fo:line-height="120%" fo:text-align="start" style:justify-single-word="false" text:number-lines="false" text:line-number="0"/>
      <style:text-properties officeooo:paragraph-rsid="00ba9ea1"/>
    </style:style>
    <style:style style:name="P69" style:family="paragraph" style:parent-style-name="Text_20_body">
      <style:paragraph-properties fo:line-height="120%" fo:text-align="start" style:justify-single-word="false" text:number-lines="false" text:line-number="0"/>
      <style:text-properties officeooo:paragraph-rsid="00ba9ea1"/>
    </style:style>
    <style:style style:name="P70" style:family="paragraph" style:parent-style-name="Heading_20_4">
      <style:paragraph-properties fo:line-height="120%" text:number-lines="false" text:line-number="0"/>
      <style:text-properties officeooo:paragraph-rsid="00bb4a99"/>
    </style:style>
    <style:style style:name="P71" style:family="paragraph" style:parent-style-name="Text_20_body">
      <style:text-properties officeooo:paragraph-rsid="00e6eae6"/>
    </style:style>
    <style:style style:name="P72" style:family="paragraph" style:parent-style-name="Table_20_Contents">
      <style:text-properties officeooo:paragraph-rsid="00e6eae6"/>
    </style:style>
    <style:style style:name="P73" style:family="paragraph" style:parent-style-name="表格正文">
      <style:text-properties officeooo:paragraph-rsid="00bb4a99"/>
    </style:style>
    <style:style style:name="P74" style:family="paragraph" style:parent-style-name="Standard">
      <style:text-properties officeooo:paragraph-rsid="00bb4a99"/>
    </style:style>
    <style:style style:name="P75" style:family="paragraph" style:parent-style-name="Heading_20_3">
      <style:text-properties officeooo:paragraph-rsid="00bb4a99"/>
    </style:style>
    <style:style style:name="P76" style:family="paragraph" style:parent-style-name="Text_20_body">
      <style:paragraph-properties fo:margin-left="0cm" fo:text-indent="0cm" style:auto-text-indent="false"/>
      <style:text-properties officeooo:paragraph-rsid="00370fd8"/>
    </style:style>
    <style:style style:name="P77" style:family="paragraph" style:parent-style-name="Standard">
      <style:text-properties officeooo:paragraph-rsid="00370fd8"/>
    </style:style>
    <style:style style:name="P78" style:family="paragraph" style:parent-style-name="Heading_20_2">
      <style:text-properties officeooo:paragraph-rsid="00c3f6ea"/>
    </style:style>
    <style:style style:name="P79" style:family="paragraph" style:parent-style-name="Text_20_body">
      <style:paragraph-properties fo:text-align="start" style:justify-single-word="false" text:number-lines="false" text:line-number="0"/>
      <style:text-properties officeooo:paragraph-rsid="00ba9ea1"/>
    </style:style>
    <style:style style:name="P80"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81" style:family="paragraph" style:parent-style-name="Text_20_body">
      <style:paragraph-properties fo:text-align="start" style:justify-single-word="false" text:number-lines="false" text:line-number="0"/>
      <style:text-properties officeooo:paragraph-rsid="01169401"/>
    </style:style>
    <style:style style:name="P82" style:family="paragraph" style:parent-style-name="Heading_20_2">
      <style:paragraph-properties fo:line-height="120%" text:number-lines="false" text:line-number="0">
        <style:tab-stops/>
      </style:paragraph-properties>
    </style:style>
    <style:style style:name="P83" style:family="paragraph" style:parent-style-name="Table_20_Contents">
      <style:paragraph-properties fo:text-align="start" style:justify-single-word="false" text:number-lines="false" text:line-number="0"/>
      <style:text-properties officeooo:paragraph-rsid="00ba9ea1"/>
    </style:style>
    <style:style style:name="P84"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85" style:family="paragraph" style:parent-style-name="Text_20_body">
      <style:paragraph-properties fo:text-align="start" style:justify-single-word="false" text:number-lines="false" text:line-number="0"/>
      <style:text-properties officeooo:paragraph-rsid="00c62a6d"/>
    </style:style>
    <style:style style:name="P86"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7" style:family="paragraph" style:parent-style-name="Heading_20_1">
      <style:paragraph-properties fo:break-before="page"/>
      <style:text-properties officeooo:paragraph-rsid="00397593"/>
    </style:style>
    <style:style style:name="P88" style:family="paragraph" style:parent-style-name="Heading_20_2">
      <style:text-properties officeooo:paragraph-rsid="007ab315"/>
    </style:style>
    <style:style style:name="P89" style:family="paragraph" style:parent-style-name="Table_20_Contents">
      <style:text-properties officeooo:paragraph-rsid="00397593"/>
    </style:style>
    <style:style style:name="P90"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91" style:family="paragraph" style:parent-style-name="Text_20_body">
      <style:paragraph-properties fo:text-align="start" style:justify-single-word="false" fo:text-indent="0cm" style:auto-text-indent="false"/>
    </style:style>
    <style:style style:name="P92"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93" style:family="paragraph" style:parent-style-name="Text_20_body">
      <style:paragraph-properties fo:margin-left="0cm" fo:text-indent="0cm" style:auto-text-indent="false"/>
    </style:style>
    <style:style style:name="P94" style:family="paragraph" style:parent-style-name="Table_20_Contents">
      <style:text-properties fo:font-weight="bold" officeooo:paragraph-rsid="00397593" style:font-weight-asian="bold" style:font-weight-complex="bold"/>
    </style:style>
    <style:style style:name="P9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96" style:family="paragraph" style:parent-style-name="Table_20_Contents">
      <style:text-properties fo:font-weight="bold" officeooo:rsid="01870c0c" officeooo:paragraph-rsid="01870c0c" style:font-weight-asian="bold" style:font-weight-complex="bold"/>
    </style:style>
    <style:style style:name="P97" style:family="paragraph" style:parent-style-name="Table_20_Contents">
      <style:text-properties style:font-name="方正仿宋_GBK" officeooo:paragraph-rsid="00397593" style:font-name-asian="方正仿宋_GBK"/>
    </style:style>
    <style:style style:name="P98" style:family="paragraph" style:parent-style-name="Table_20_Contents">
      <style:text-properties fo:font-weight="bold" officeooo:rsid="0031491f" officeooo:paragraph-rsid="00397593" style:font-weight-asian="bold" style:font-weight-complex="bold"/>
    </style:style>
    <style:style style:name="P99" style:family="paragraph" style:parent-style-name="Heading_20_2">
      <style:paragraph-properties fo:break-before="page"/>
      <style:text-properties officeooo:rsid="004deeba" officeooo:paragraph-rsid="004deeba"/>
    </style:style>
    <style:style style:name="P100" style:family="paragraph" style:parent-style-name="Text_20_body">
      <style:text-properties officeooo:paragraph-rsid="004deeba"/>
    </style:style>
    <style:style style:name="P101" style:family="paragraph" style:parent-style-name="Table_20_Contents">
      <style:text-properties officeooo:paragraph-rsid="004deeba"/>
    </style:style>
    <style:style style:name="P102"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103" style:family="paragraph" style:parent-style-name="Heading_20_3">
      <style:text-properties officeooo:paragraph-rsid="00e9f2a1"/>
    </style:style>
    <style:style style:name="P104" style:family="paragraph" style:parent-style-name="Table_20_Contents">
      <style:text-properties officeooo:paragraph-rsid="00e9f2a1"/>
    </style:style>
    <style:style style:name="P105" style:family="paragraph" style:parent-style-name="Text_20_body">
      <style:text-properties style:font-name="方正仿宋_GBK" fo:font-size="10.5pt" fo:font-weight="normal" style:font-name-asian="方正仿宋_GBK" style:font-size-asian="10.5pt" style:language-asian="zh" style:country-asian="CN" style:font-weight-asian="normal" style:font-name-complex="宋体1" style:font-size-complex="10.5pt" style:font-weight-complex="normal"/>
    </style:style>
    <style:style style:name="P106" style:family="paragraph" style:parent-style-name="Text_20_body">
      <style:text-properties style:font-name="方正仿宋_GBK" fo:font-size="10.5pt" style:font-name-asian="方正仿宋_GBK" style:font-size-asian="10.5pt" style:font-size-complex="10.5pt"/>
    </style:style>
    <style:style style:name="P10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108" style:family="paragraph" style:parent-style-name="Text_20_body">
      <style:text-properties officeooo:paragraph-rsid="00e9f2a1"/>
    </style:style>
    <style:style style:name="P109" style:family="paragraph" style:parent-style-name="Text_20_body">
      <style:paragraph-properties fo:text-align="start" style:justify-single-word="false"/>
      <style:text-properties officeooo:paragraph-rsid="015e73fe"/>
    </style:style>
    <style:style style:name="P110" style:family="paragraph" style:parent-style-name="Heading_20_3">
      <style:text-properties officeooo:paragraph-rsid="00ea5bae"/>
    </style:style>
    <style:style style:name="P111" style:family="paragraph" style:parent-style-name="Text_20_body">
      <style:text-properties fo:font-weight="bold" officeooo:paragraph-rsid="00ea5bae" style:font-weight-asian="bold" style:font-weight-complex="bold"/>
    </style:style>
    <style:style style:name="P112" style:family="paragraph" style:parent-style-name="Heading_20_2">
      <style:paragraph-properties fo:line-height="120%" text:number-lines="false" text:line-number="0">
        <style:tab-stops/>
      </style:paragraph-properties>
      <style:text-properties officeooo:paragraph-rsid="00ed9b03"/>
    </style:style>
    <style:style style:name="P113"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4"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15" style:family="paragraph" style:parent-style-name="Heading_20_4">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6" style:family="paragraph" style:parent-style-name="Text_20_body">
      <style:paragraph-properties fo:margin-left="0cm" fo:text-indent="0cm" style:auto-text-indent="false"/>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7" style:family="paragraph" style:parent-style-name="Table_20_Contents">
      <style:text-properties style:use-window-font-color="true" loext:opacity="0%" style:font-name="宋体" fo:font-size="12pt" fo:font-weight="normal" officeooo:rsid="0128cd37" officeooo:paragraph-rsid="01610ed4" fo:background-color="transparent" style:font-name-asian="方正仿宋_GBK" style:font-name-complex="宋体" style:font-size-complex="10.5pt"/>
    </style:style>
    <style:style style:name="P118" style:family="paragraph" style:parent-style-name="Table_20_Contents">
      <style:text-properties style:use-window-font-color="true" loext:opacity="0%" style:font-name="宋体" fo:font-size="12pt" fo:font-weight="normal" officeooo:rsid="0128cd37" fo:background-color="transparent" style:font-name-asian="方正仿宋_GBK" style:font-name-complex="宋体" style:font-size-complex="10.5pt"/>
    </style:style>
    <style:style style:name="P119" style:family="paragraph" style:parent-style-name="Table_20_Contents">
      <style:text-properties style:use-window-font-color="true" loext:opacity="0%" style:font-name="宋体" fo:font-size="12pt" fo:font-weight="bold" officeooo:rsid="0128cd37" fo:background-color="transparent" style:font-name-asian="方正仿宋_GBK" style:font-weight-asian="bold" style:font-name-complex="宋体" style:font-size-complex="10.5pt" style:font-weight-complex="bold"/>
    </style:style>
    <style:style style:name="P120" style:family="paragraph" style:parent-style-name="Heading_20_4">
      <style:text-properties style:font-name="方正仿宋_GBK" fo:font-size="12pt" fo:font-weight="bold" style:font-name-asian="方正仿宋_GBK" style:font-size-asian="12pt" style:font-weight-asian="bold" style:font-size-complex="12pt" style:font-weight-complex="bold"/>
    </style:style>
    <style:style style:name="P121" style:family="paragraph" style:parent-style-name="Text_20_body">
      <style:text-properties fo:font-weight="bold" style:font-weight-asian="bold" style:font-weight-complex="bold"/>
    </style:style>
    <style:style style:name="P122"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23"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24" style:family="paragraph" style:parent-style-name="Heading_20_4">
      <style:text-properties fo:font-weight="bold" style:font-weight-asian="bold" style:font-weight-complex="bold"/>
    </style:style>
    <style:style style:name="P125" style:family="paragraph" style:parent-style-name="Text_20_body">
      <style:paragraph-properties fo:text-align="start" style:justify-single-word="false" fo:text-indent="0cm" style:auto-text-indent="false"/>
      <style:text-properties style:use-window-font-color="true" loext:opacity="0%" style:font-name="宋体" fo:font-size="12pt" fo:font-weight="bold" officeooo:rsid="00d57182" officeooo:paragraph-rsid="00f7536c" fo:background-color="transparent" style:font-name-asian="方正仿宋_GBK" style:font-weight-asian="bold" style:font-name-complex="宋体" style:font-size-complex="10.5pt" style:font-weight-complex="bold"/>
    </style:style>
    <style:style style:name="P126" style:family="paragraph" style:parent-style-name="Heading_20_4">
      <style:text-properties fo:font-weight="bold" officeooo:paragraph-rsid="00f8ba0a" style:font-weight-asian="bold" style:font-weight-complex="bold"/>
    </style:style>
    <style:style style:name="P127" style:family="paragraph" style:parent-style-name="Text_20_body">
      <style:paragraph-properties fo:margin-left="0cm" fo:text-indent="0cm" style:auto-text-indent="false"/>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8" style:family="paragraph" style:parent-style-name="Table_20_Contents">
      <style:text-properties style:use-window-font-color="true" loext:opacity="0%" style:font-name="宋体" fo:font-size="12pt" fo:font-weight="normal" officeooo:rsid="00d57182" officeooo:paragraph-rsid="00f8ba0a" fo:background-color="transparent" style:font-name-asian="方正仿宋_GBK" style:font-name-complex="宋体" style:font-size-complex="10.5pt"/>
    </style:style>
    <style:style style:name="P129" style:family="paragraph" style:parent-style-name="Table_20_Contents">
      <style:text-properties style:use-window-font-color="true" loext:opacity="0%" style:font-name="宋体" fo:font-size="12pt" fo:font-weight="bold" officeooo:rsid="00d57182" officeooo:paragraph-rsid="00f8ba0a" fo:background-color="transparent" style:font-name-asian="方正仿宋_GBK" style:font-weight-asian="bold" style:font-name-complex="宋体" style:font-size-complex="10.5pt" style:font-weight-complex="bold"/>
    </style:style>
    <style:style style:name="P130"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a84fa" style:font-weight-asian="bold" style:font-weight-complex="bold"/>
    </style:style>
    <style:style style:name="P134" style:family="paragraph" style:parent-style-name="Text_20_body">
      <style:paragraph-properties fo:text-align="start" style:justify-single-word="false" fo:text-indent="0.7cm" style:auto-text-indent="false"/>
    </style:style>
    <style:style style:name="P135" style:family="paragraph" style:parent-style-name="Table_20_Contents">
      <style:paragraph-properties fo:text-align="start" style:justify-single-word="false"/>
      <style:text-properties officeooo:paragraph-rsid="00fa84fa"/>
    </style:style>
    <style:style style:name="P13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38" style:family="paragraph" style:parent-style-name="Heading_20_4">
      <style:text-properties fo:font-weight="bold" officeooo:paragraph-rsid="00fb592f" style:font-weight-asian="bold" style:font-weight-complex="bold"/>
    </style:style>
    <style:style style:name="P139" style:family="paragraph" style:parent-style-name="Table_20_Contents">
      <style:text-properties style:font-name="方正仿宋_GBK" fo:font-size="10.5pt" style:font-name-asian="方正仿宋_GBK" style:font-size-asian="10.5pt" style:font-size-complex="10.5pt"/>
    </style:style>
    <style:style style:name="P140" style:family="paragraph" style:parent-style-name="Table_20_Contents">
      <style:text-properties style:font-name="方正仿宋_GBK" fo:font-size="10.5pt" fo:font-weight="bold" style:font-name-asian="方正仿宋_GBK" style:font-size-asian="10.5pt" style:font-weight-asian="bold" style:font-size-complex="10.5pt" style:font-weight-complex="bold"/>
    </style:style>
    <style:style style:name="P141" style:family="paragraph" style:parent-style-name="Table_20_Contents">
      <style:text-properties style:font-name="方正仿宋_GBK" fo:font-size="10.5pt" fo:font-weight="bold" officeooo:paragraph-rsid="019549eb" style:font-name-asian="方正仿宋_GBK" style:font-size-asian="10.5pt" style:font-weight-asian="bold" style:font-size-complex="10.5pt" style:font-weight-complex="bold"/>
    </style:style>
    <style:style style:name="P142" style:family="paragraph" style:parent-style-name="Table_20_Contents">
      <style:text-properties style:font-name="方正仿宋_GBK" fo:font-size="10.5pt" fo:font-weight="bold" officeooo:rsid="019549eb" officeooo:paragraph-rsid="019549eb" style:font-name-asian="方正仿宋_GBK" style:font-size-asian="10.5pt" style:font-weight-asian="bold" style:font-size-complex="10.5pt" style:font-weight-complex="bold"/>
    </style:style>
    <style:style style:name="P143" style:family="paragraph" style:parent-style-name="Table_20_Contents">
      <style:text-properties style:font-name="方正仿宋_GBK" fo:font-size="10.5pt" fo:font-weight="bold" officeooo:rsid="019549eb" officeooo:paragraph-rsid="01955195" style:font-name-asian="方正仿宋_GBK" style:font-size-asian="10.5pt" style:font-weight-asian="bold" style:font-size-complex="10.5pt" style:font-weight-complex="bold"/>
    </style:style>
    <style:style style:name="P144" style:family="paragraph" style:parent-style-name="Table_20_Contents">
      <style:text-properties style:font-name="方正仿宋_GBK" fo:font-size="10.5pt" officeooo:paragraph-rsid="019549eb" style:font-name-asian="方正仿宋_GBK" style:font-size-asian="10.5pt" style:font-size-complex="10.5pt"/>
    </style:style>
    <style:style style:name="P145" style:family="paragraph" style:parent-style-name="Table_20_Contents">
      <style:text-properties fo:font-weight="normal" officeooo:paragraph-rsid="00fb592f" style:font-weight-asian="normal" style:font-weight-complex="normal"/>
    </style:style>
    <style:style style:name="P146"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47" style:family="paragraph" style:parent-style-name="Text_20_body">
      <style:paragraph-properties fo:margin-left="0cm" fo:text-indent="0cm" style:auto-text-indent="false"/>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8" style:family="paragraph" style:parent-style-name="Table_20_Contents">
      <style:text-properties style:font-name="方正仿宋_GBK" fo:font-size="10.5pt" fo:font-weight="normal" officeooo:paragraph-rsid="00fb592f" style:font-name-asian="方正仿宋_GBK" style:font-size-asian="10.5pt" style:font-weight-asian="normal" style:font-size-complex="10.5pt" style:font-weight-complex="normal"/>
    </style:style>
    <style:style style:name="P149" style:family="paragraph" style:parent-style-name="Table_20_Contents">
      <style:text-properties style:font-name="方正仿宋_GBK" fo:font-size="10.5pt" fo:font-weight="bold" officeooo:paragraph-rsid="00fb592f" style:font-name-asian="方正仿宋_GBK" style:font-size-asian="10.5pt" style:font-weight-asian="bold" style:font-size-complex="10.5pt" style:font-weight-complex="bold"/>
    </style:style>
    <style:style style:name="P150"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51" style:family="paragraph" style:parent-style-name="Table_20_Contents">
      <style:paragraph-properties fo:text-align="start" style:justify-single-word="false"/>
      <style:text-properties fo:font-weight="normal" officeooo:rsid="011e3406" officeooo:paragraph-rsid="011e3406" style:font-weight-asian="normal" style:font-weight-complex="normal"/>
    </style:style>
    <style:style style:name="P152" style:family="paragraph" style:parent-style-name="Heading_20_2">
      <style:paragraph-properties fo:line-height="120%" text:number-lines="false" text:line-number="0">
        <style:tab-stops/>
      </style:paragraph-properties>
      <style:text-properties style:font-name="FreeSans2" fo:font-size="12pt" fo:font-style="normal" officeooo:paragraph-rsid="011e3406" style:font-name-asian="华文黑体 - Kelvin2" style:font-size-asian="12pt" style:font-style-asian="normal" style:font-size-complex="14pt" style:font-style-complex="italic"/>
    </style:style>
    <style:style style:name="P153" style:family="paragraph" style:parent-style-name="Heading_20_3">
      <style:text-properties fo:font-weight="bold" officeooo:rsid="011f004e" officeooo:paragraph-rsid="011f004e" style:font-weight-asian="bold" style:font-weight-complex="bold"/>
    </style:style>
    <style:style style:name="P154" style:family="paragraph" style:parent-style-name="Table_20_Contents">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5"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7f6bb7" fo:background-color="transparent" style:font-name-asian="方正仿宋_GBK" style:font-name-complex="宋体" style:font-size-complex="10.5pt"/>
    </style:style>
    <style:style style:name="P156"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57" style:family="paragraph" style:parent-style-name="Heading_20_3">
      <style:text-properties fo:font-weight="bold" officeooo:rsid="011f004e" officeooo:paragraph-rsid="0120d544" style:font-weight-asian="bold" style:font-weight-complex="bold"/>
    </style:style>
    <style:style style:name="P158" style:family="paragraph" style:parent-style-name="Table_20_Contents">
      <style:text-properties style:use-window-font-color="true" loext:opacity="0%" style:font-name="宋体" fo:font-size="12pt" fo:font-weight="normal" officeooo:rsid="0128cd37" officeooo:paragraph-rsid="0181252f" fo:background-color="transparent" style:font-name-asian="方正仿宋_GBK" style:font-name-complex="宋体" style:font-size-complex="10.5pt"/>
    </style:style>
    <style:style style:name="P159"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0" style:family="paragraph" style:parent-style-name="Heading_20_3">
      <style:text-properties fo:font-weight="bold" officeooo:rsid="011f004e" officeooo:paragraph-rsid="0120d544"/>
    </style:style>
    <style:style style:name="P161" style:family="paragraph" style:parent-style-name="Standard">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2"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3"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64" style:family="paragraph" style:parent-style-name="Table_20_Contents">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120d544" fo:background-color="transparent" style:font-name-asian="方正仿宋_GBK" style:font-name-complex="宋体" style:font-size-complex="10.5pt"/>
    </style:style>
    <style:style style:name="P165" style:family="paragraph" style:parent-style-name="Heading_20_3">
      <style:text-properties fo:font-weight="bold" officeooo:paragraph-rsid="0121f8fe"/>
    </style:style>
    <style:style style:name="P166" style:family="paragraph" style:parent-style-name="Table_20_Contents">
      <style:text-properties style:use-window-font-color="true" loext:opacity="0%" style:font-name="宋体" fo:font-size="12pt" fo:font-weight="normal" officeooo:rsid="00d57182" officeooo:paragraph-rsid="01853567" fo:background-color="transparent" style:font-name-asian="方正仿宋_GBK" style:font-name-complex="宋体" style:font-size-complex="10.5pt"/>
    </style:style>
    <style:style style:name="P167" style:family="paragraph" style:parent-style-name="Table_20_Contents">
      <style:paragraph-properties fo:margin-left="0cm" fo:text-indent="0cm" style:auto-text-indent="false"/>
      <style:text-properties fo:font-weight="normal" officeooo:rsid="01360cde" officeooo:paragraph-rsid="013782ac" fo:background-color="#81d41a" style:font-weight-asian="normal" style:font-weight-complex="normal"/>
    </style:style>
    <style:style style:name="P168" style:family="paragraph" style:parent-style-name="Table_20_Contents">
      <style:paragraph-properties fo:margin-left="0cm" fo:text-indent="0cm" style:auto-text-indent="false"/>
      <style:text-properties fo:font-weight="normal" officeooo:rsid="01360cde" officeooo:paragraph-rsid="01360cde" fo:background-color="#81d41a" style:font-weight-asian="normal" style:font-weight-complex="normal"/>
    </style:style>
    <style:style style:name="P169" style:family="paragraph" style:parent-style-name="Table_20_Contents">
      <style:paragraph-properties fo:margin-left="0cm" fo:text-indent="0cm" style:auto-text-indent="false"/>
      <style:text-properties fo:font-weight="normal" officeooo:rsid="013772e4" officeooo:paragraph-rsid="01360cde" fo:background-color="#81d41a" style:font-weight-asian="normal" style:font-weight-complex="normal"/>
    </style:style>
    <style:style style:name="P170" style:family="paragraph" style:parent-style-name="Text_20_body">
      <style:paragraph-properties fo:text-align="start" style:justify-single-word="false"/>
      <style:text-properties fo:font-weight="bold" officeooo:paragraph-rsid="00fa84fa" style:font-weight-asian="bold" style:font-weight-complex="bold"/>
    </style:style>
    <style:style style:name="P171" style:family="paragraph" style:parent-style-name="Text_20_body">
      <style:paragraph-properties fo:text-align="start" style:justify-single-word="false"/>
      <style:text-properties officeooo:paragraph-rsid="00fa84fa"/>
    </style:style>
    <style:style style:name="P172"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3"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74" style:family="paragraph" style:parent-style-name="Standard">
      <style:text-properties fo:font-weight="bold" officeooo:paragraph-rsid="00f7536c" style:font-weight-asian="bold" style:font-weight-complex="bold"/>
    </style:style>
    <style:style style:name="P17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76"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7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78" style:family="paragraph" style:parent-style-name="Heading_20_1">
      <style:paragraph-properties fo:break-before="page"/>
    </style:style>
    <style:style style:name="P179" style:family="paragraph" style:parent-style-name="Heading_20_1">
      <style:paragraph-properties fo:break-before="page"/>
      <style:text-properties officeooo:paragraph-rsid="01ad778b"/>
    </style:style>
    <style:style style:name="P180" style:family="paragraph" style:parent-style-name="Heading_20_2">
      <style:paragraph-properties fo:line-height="120%" text:number-lines="false" text:line-number="0">
        <style:tab-stops/>
      </style:paragraph-properties>
      <style:text-properties style:font-name="FreeSans2" officeooo:paragraph-rsid="01ad778b" style:font-name-asian="华文黑体 - Kelvin2"/>
    </style:style>
    <style:style style:name="P181" style:family="paragraph" style:parent-style-name="Table_20_Contents">
      <style:paragraph-properties fo:margin-top="0.109cm" fo:margin-bottom="0.109cm" style:contextual-spacing="false" fo:text-align="start" style:justify-single-word="false"/>
      <style:text-properties officeooo:paragraph-rsid="018302a2"/>
    </style:style>
    <style:style style:name="P182"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18302a2" fo:background-color="transparent" style:font-name-asian="方正仿宋_GBK" style:font-weight-asian="normal" style:font-name-complex="宋体" style:font-size-complex="10.5pt" style:font-weight-complex="normal"/>
    </style:style>
    <style:style style:name="P18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2" style:font-style-complex="italic"/>
    </style:style>
    <style:style style:name="P184" style:family="paragraph" style:parent-style-name="Heading_20_3">
      <style:paragraph-properties fo:margin-left="0cm" fo:margin-right="0cm" fo:text-indent="0cm" style:auto-text-indent="false" text:number-lines="false" text:line-number="0">
        <style:tab-stops/>
      </style:paragraph-properties>
    </style:style>
    <style:style style:name="P185" style:family="paragraph" style:parent-style-name="Text_20_body">
      <style:paragraph-properties fo:margin-left="0cm" fo:margin-right="0cm" fo:text-indent="0cm" style:auto-text-indent="false" text:number-lines="false" text:line-number="0">
        <style:tab-stops/>
      </style:paragraph-properties>
      <style:text-properties officeooo:paragraph-rsid="01b3184f"/>
    </style:style>
    <style:style style:name="P186" style:family="paragraph" style:parent-style-name="表格正文">
      <style:paragraph-properties fo:text-align="center" style:justify-single-word="false"/>
      <style:text-properties officeooo:paragraph-rsid="00bb4a99"/>
    </style:style>
    <style:style style:name="P187" style:family="paragraph" style:parent-style-name="表格正文">
      <style:paragraph-properties fo:text-align="center" style:justify-single-word="false"/>
      <style:text-properties fo:font-size="10.5pt" officeooo:paragraph-rsid="00bb4a99" style:font-size-asian="10.5pt" style:font-size-complex="10.5pt"/>
    </style:style>
    <style:style style:name="P188" style:family="paragraph" style:parent-style-name="Text_20_body">
      <style:paragraph-properties fo:margin-left="0cm" fo:margin-right="0cm" fo:text-indent="0cm" style:auto-text-indent="false" text:number-lines="false" text:line-number="0">
        <style:tab-stops/>
      </style:paragraph-properties>
      <style:text-properties officeooo:paragraph-rsid="01aedd43" style:font-name-asian="华文黑体 - Kelvin2" style:font-style-complex="italic"/>
    </style:style>
    <style:style style:name="P189" style:family="paragraph" style:parent-style-name="Text_20_body">
      <style:paragraph-properties fo:margin-left="0cm" fo:margin-right="0cm" fo:text-indent="0cm" style:auto-text-indent="false" text:number-lines="false" text:line-number="0">
        <style:tab-stops/>
      </style:paragraph-properties>
    </style:style>
    <style:style style:name="P19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华文仿宋" fo:font-size="12pt" officeooo:rsid="00057e6b" style:font-name-asian="华文仿宋" style:font-size-asian="12pt" style:font-size-complex="12pt"/>
    </style:style>
    <style:style style:name="T16"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bold" style:language-asian="zh" style:country-asian="CN" style:font-weight-asian="bold" style:font-name-complex="宋体1" style:font-weight-complex="bold"/>
    </style:style>
    <style:style style:name="T21" style:family="text">
      <style:text-properties fo:font-style="normal" fo:font-weight="normal" officeooo:rsid="004deeba" style:language-asian="ar" style:country-asian="SA" style:font-style-asian="normal" style:font-weight-asian="normal" style:font-name-complex="宋体1" style:font-style-complex="italic" style:font-weight-complex="normal"/>
    </style:style>
    <style:style style:name="T22" style:family="text">
      <style:text-properties fo:font-style="normal" fo:font-weight="bold" officeooo:rsid="004deeba" style:language-asian="zh" style:country-asian="CN" style:font-style-asian="normal" style:font-weight-asian="bold" style:font-name-complex="宋体1" style:font-style-complex="italic" style:font-weight-complex="bold"/>
    </style:style>
    <style:style style:name="T23" style:family="text">
      <style:text-properties fo:font-style="normal" fo:font-weight="normal" officeooo:rsid="004deeba" style:language-asian="zh" style:country-asian="CN" style:font-style-asian="normal" style:font-weight-asian="normal" style:font-name-complex="宋体1" style:font-style-complex="italic" style:font-weight-complex="normal"/>
    </style:style>
    <style:style style:name="T24" style:family="text">
      <style:text-properties style:language-asian="ar" style:country-asian="SA"/>
    </style:style>
    <style:style style:name="T25" style:family="text">
      <style:text-properties style:language-asian="zh" style:country-asian="CN"/>
    </style:style>
    <style:style style:name="T26" style:family="text">
      <style:text-properties fo:font-weight="bold" officeooo:rsid="01891ff0" style:font-weight-asian="bold" style:font-weight-complex="bold"/>
    </style:style>
    <style:style style:name="T27" style:family="text">
      <style:text-properties style:font-name="FreeSans2" style:font-name-asian="华文黑体 - Kelvin2"/>
    </style:style>
    <style:style style:name="T28" style:family="text">
      <style:text-properties officeooo:rsid="0162e49d"/>
    </style:style>
    <style:style style:name="T29" style:family="text">
      <style:text-properties officeooo:rsid="01857009"/>
    </style:style>
    <style:style style:name="T30" style:family="text">
      <style:text-properties officeooo:rsid="018b1a2d"/>
    </style:style>
    <style:style style:name="T31" style:family="text">
      <style:text-properties style:font-name="方正仿宋_GBK" fo:font-size="10.5pt" style:font-name-asian="方正仿宋_GBK" style:font-size-asian="10.5pt" style:language-asian="ar" style:country-asian="SA" style:font-size-complex="10.5pt"/>
    </style:style>
    <style:style style:name="T32" style:family="text">
      <style:text-properties style:font-name="方正仿宋_GBK" fo:font-size="10.5pt" fo:font-weight="bold" style:font-name-asian="方正仿宋_GBK" style:font-size-asian="10.5pt" style:language-asian="ar" style:country-asian="SA" style:font-weight-asian="bold" style:font-size-complex="10.5pt" style:font-weight-complex="bold"/>
    </style:style>
    <style:style style:name="T33" style:family="text">
      <style:text-properties fo:font-weight="bold" style:language-asian="ar" style:country-asian="SA" style:font-weight-asian="bold" style:font-weight-complex="bold"/>
    </style:style>
    <style:style style:name="T34" style:family="text">
      <style:text-properties fo:language="en" fo:country="US" style:language-asian="ar" style:country-asian="SA"/>
    </style:style>
    <style:style style:name="T35" style:family="text">
      <style:text-properties fo:font-weight="bold" style:language-asian="zh" style:country-asian="CN" style:font-weight-asian="bold" style:font-weight-complex="bold"/>
    </style:style>
    <style:style style:name="T36" style:family="text">
      <style:text-properties fo:font-weight="normal" officeooo:rsid="01955195" style:font-weight-asian="normal" style:font-weight-complex="normal"/>
    </style:style>
    <style:style style:name="T37" style:family="text">
      <style:text-properties fo:font-weight="bold" officeooo:rsid="0177909c" style:font-weight-asian="bold" style:font-weight-complex="bold"/>
    </style:style>
    <style:style style:name="T38" style:family="text">
      <style:text-properties fo:font-weight="bold" officeooo:rsid="01783566" style:font-weight-asian="bold" style:font-weight-complex="bold"/>
    </style:style>
    <style:style style:name="T39" style:family="text">
      <style:text-properties officeooo:rsid="01783566"/>
    </style:style>
    <style:style style:name="T40" style:family="text">
      <style:text-properties officeooo:rsid="0177909c"/>
    </style:style>
    <style:style style:name="T41" style:family="text">
      <style:text-properties style:font-weight-asian="normal" style:font-weight-complex="normal"/>
    </style:style>
    <style:style style:name="T42" style:family="text">
      <style:text-properties officeooo:rsid="0120d544"/>
    </style:style>
    <style:style style:name="T43" style:family="text">
      <style:text-properties officeooo:rsid="01619ada"/>
    </style:style>
    <style:style style:name="T44" style:family="text">
      <style:text-properties style:font-weight-asian="bold" style:font-weight-complex="bold"/>
    </style:style>
    <style:style style:name="T45" style:family="text">
      <style:text-properties officeooo:rsid="0120d544" style:font-weight-asian="bold" style:font-weight-complex="bold"/>
    </style:style>
    <style:style style:name="T46" style:family="text">
      <style:text-properties officeooo:rsid="011f004e" style:font-weight-asian="bold" style:font-weight-complex="bold"/>
    </style:style>
    <style:style style:name="T47" style:family="text">
      <style:text-properties officeooo:rsid="0121f8fe" style:font-weight-asian="bold" style:font-weight-complex="bold"/>
    </style:style>
    <style:style style:name="T48"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25">2025年11月23日</text:p>
          </table:table-cell>
          <table:table-cell table:style-name="表格6.A2" office:value-type="string">
            <text:p text:style-name="P26">0.2.2</text:p>
          </table:table-cell>
          <table:table-cell table:style-name="表格6.A2" office:value-type="string">
            <text:p text:style-name="P15">对用例进行大的修改</text:p>
          </table:table-cell>
          <table:table-cell table:style-name="表格6.D2" office:value-type="string">
            <text:p text:style-name="P18"/>
          </table:table-cell>
        </table:table-row>
        <table:table-row table:style-name="表格6.5">
          <table:table-cell table:style-name="表格6.A7" office:value-type="string">
            <text:p text:style-name="P27"/>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2"/>
          </table:table-cell>
          <table:table-cell table:style-name="表格6.A7" office:value-type="string">
            <text:p text:style-name="P17"/>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9"/>
          </table:table-cell>
          <table:table-cell table:style-name="表格6.D7" office:value-type="string">
            <text:p text:style-name="P18"/>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29"/>
          </table:table-cell>
          <table:table-cell table:style-name="表格6.D7" office:value-type="string">
            <text:p text:style-name="P18"/>
          </table:table-cell>
        </table:table-row>
      </table:table>
      <text:p text:style-name="P37"/>
      <text:p text:style-name="P38"/>
      <text:p text:style-name="P3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9" text:outline-level="1">目录</text:h>
          </text:index-title>
          <text:p text:style-name="P40"><text:a xlink:type="simple" xlink:href="#__RefHeading__3253_1376500826" office:name="摘要" text:style-name="Index_20_Link" text:visited-style-name="Index_20_Link">摘要<text:tab/>2</text:a></text:p>
          <text:p text:style-name="P40"><text:a xlink:type="simple" xlink:href="#__RefHeading__3584_145136877" office:name=" 立项" text:style-name="Index_20_Link" text:visited-style-name="Index_20_Link"><text:s/>1 <text:s/>立项<text:tab/>6</text:a></text:p>
          <text:p text:style-name="P41"><text:a xlink:type="simple" xlink:href="#__RefHeading___Toc4585_481696549" office:name="项目起源与提案" text:style-name="Index_20_Link" text:visited-style-name="Index_20_Link"><text:s/>1.1 项目起源与提案<text:tab/>6</text:a></text:p>
          <text:p text:style-name="P42"><text:a xlink:type="simple" xlink:href="#__RefHeading___Toc3513_3251266931" office:name="解决需求与痛点" text:style-name="Index_20_Link" text:visited-style-name="Index_20_Link"><text:s/>1.1.1 解决需求与痛点<text:tab/>6</text:a></text:p>
          <text:p text:style-name="P42"><text:a xlink:type="simple" xlink:href="#__RefHeading___Toc3515_3251266931" office:name="捕捉机会" text:style-name="Index_20_Link" text:visited-style-name="Index_20_Link"><text:s/>1.1.2 捕捉机会<text:tab/>6</text:a></text:p>
          <text:p text:style-name="P42"><text:a xlink:type="simple" xlink:href="#__RefHeading___Toc3517_3251266931" office:name="商业价值驱动" text:style-name="Index_20_Link" text:visited-style-name="Index_20_Link"><text:s/>1.1.3 商业价值驱动<text:tab/>6</text:a></text:p>
          <text:p text:style-name="P41"><text:a xlink:type="simple" xlink:href="#__RefHeading___Toc4587_481696549" office:name="项目提案" text:style-name="Index_20_Link" text:visited-style-name="Index_20_Link"><text:s/>1.2 项目提案<text:tab/>6</text:a></text:p>
          <text:p text:style-name="P42"><text:a xlink:type="simple" xlink:href="#__RefHeading___Toc3519_3251266931" office:name="发起方" text:style-name="Index_20_Link" text:visited-style-name="Index_20_Link"><text:s/>1.2.1 发起方<text:tab/>6</text:a></text:p>
          <text:p text:style-name="P42"><text:a xlink:type="simple" xlink:href="#__RefHeading___Toc3521_3251266931" office:name="提案形式" text:style-name="Index_20_Link" text:visited-style-name="Index_20_Link"><text:s/>1.2.2 提案形式<text:tab/>6</text:a></text:p>
          <text:p text:style-name="P42"><text:a xlink:type="simple" xlink:href="#__RefHeading___Toc3523_3251266931" office:name="核心内容" text:style-name="Index_20_Link" text:visited-style-name="Index_20_Link"><text:s/>1.2.3 核心内容<text:tab/>6</text:a></text:p>
          <text:p text:style-name="P43"><text:a xlink:type="simple" xlink:href="#__RefHeading___Toc3525_3251266931" office:name="解决的问题：" text:style-name="Index_20_Link" text:visited-style-name="Index_20_Link"><text:s/>1.2.3.1 解决的问题：<text:tab/>6</text:a></text:p>
          <text:p text:style-name="P43"><text:a xlink:type="simple" xlink:href="#__RefHeading___Toc3527_3251266931" office:name="目标用户" text:style-name="Index_20_Link" text:visited-style-name="Index_20_Link"><text:s/>1.2.3.2 目标用户<text:tab/>6</text:a></text:p>
          <text:p text:style-name="P43"><text:a xlink:type="simple" xlink:href="#__RefHeading___Toc3529_3251266931" office:name="解决方案" text:style-name="Index_20_Link" text:visited-style-name="Index_20_Link"><text:s/>1.2.3.3 解决方案<text:tab/>6</text:a></text:p>
          <text:p text:style-name="P43"><text:a xlink:type="simple" xlink:href="#__RefHeading___Toc3531_3251266931" office:name="时机" text:style-name="Index_20_Link" text:visited-style-name="Index_20_Link"><text:s/>1.2.3.4 时机<text:tab/>6</text:a></text:p>
          <text:p text:style-name="P43"><text:a xlink:type="simple" xlink:href="#__RefHeading___Toc3533_3251266931" office:name="预期商业价值" text:style-name="Index_20_Link" text:visited-style-name="Index_20_Link"><text:s/>1.2.3.5 预期商业价值<text:tab/>7</text:a></text:p>
          <text:p text:style-name="P43"><text:a xlink:type="simple" xlink:href="#__RefHeading___Toc3535_3251266931" office:name="初步资源评估" text:style-name="Index_20_Link" text:visited-style-name="Index_20_Link"><text:s/>1.2.3.6 初步资源评估<text:tab/>7</text:a></text:p>
          <text:p text:style-name="P41"><text:a xlink:type="simple" xlink:href="#__RefHeading___Toc3537_3251266931" office:name="项目可行性分析" text:style-name="Index_20_Link" text:visited-style-name="Index_20_Link"><text:s/>1.3 项目可行性分析<text:tab/>7</text:a></text:p>
          <text:p text:style-name="P42"><text:a xlink:type="simple" xlink:href="#__RefHeading___Toc3539_3251266931" office:name=" 市场可行性" text:style-name="Index_20_Link" text:visited-style-name="Index_20_Link"><text:s/>1.3.1  市场可行性<text:tab/>7</text:a></text:p>
          <text:p text:style-name="P42"><text:a xlink:type="simple" xlink:href="#__RefHeading___Toc3541_3251266931" office:name="选定的技术栈" text:style-name="Index_20_Link" text:visited-style-name="Index_20_Link"><text:s/>1.3.2 选定的技术栈<text:tab/>7</text:a></text:p>
          <text:p text:style-name="P42"><text:a xlink:type="simple" xlink:href="#__RefHeading___Toc3543_3251266931" office:name="经济可行性" text:style-name="Index_20_Link" text:visited-style-name="Index_20_Link"><text:s/>1.3.3 经济可行性<text:tab/>7</text:a></text:p>
          <text:p text:style-name="P42"><text:a xlink:type="simple" xlink:href="#__RefHeading___Toc3545_3251266931" office:name="运营可行性" text:style-name="Index_20_Link" text:visited-style-name="Index_20_Link"><text:s/>1.3.4 运营可行性<text:tab/>7</text:a></text:p>
          <text:p text:style-name="P41"><text:a xlink:type="simple" xlink:href="#__RefHeading___Toc3547_3251266931" office:name="项目Business Case" text:style-name="Index_20_Link" text:visited-style-name="Index_20_Link"><text:s/>1.4 项目Business Case<text:tab/>7</text:a></text:p>
          <text:p text:style-name="P42"><text:a xlink:type="simple" xlink:href="#__RefHeading___Toc3549_3251266931" office:name="核心定位" text:style-name="Index_20_Link" text:visited-style-name="Index_20_Link"><text:s/>1.4.1 核心定位<text:tab/>7</text:a></text:p>
          <text:p text:style-name="P42"><text:a xlink:type="simple" xlink:href="#__RefHeading___Toc3551_3251266931" office:name="关键组成部分" text:style-name="Index_20_Link" text:visited-style-name="Index_20_Link"><text:s/>1.4.2 关键组成部分<text:tab/>7</text:a></text:p>
          <text:p text:style-name="P43"><text:a xlink:type="simple" xlink:href="#__RefHeading___Toc3553_3251266931" office:name="业务建模" text:style-name="Index_20_Link" text:visited-style-name="Index_20_Link"><text:s/>1.4.2.1 业务建模<text:tab/>7</text:a></text:p>
          <text:p text:style-name="P43"><text:a xlink:type="simple" xlink:href="#__RefHeading___Toc3555_3251266931" office:name="详细财务分析" text:style-name="Index_20_Link" text:visited-style-name="Index_20_Link"><text:s/>1.4.2.2 详细财务分析<text:tab/>7</text:a></text:p>
          <text:p text:style-name="P43"><text:a xlink:type="simple" xlink:href="#__RefHeading___Toc3557_3251266931" office:name="全面风险评估" text:style-name="Index_20_Link" text:visited-style-name="Index_20_Link"><text:s/>1.4.2.3 全面风险评估<text:tab/>8</text:a></text:p>
          <text:p text:style-name="P43"><text:a xlink:type="simple" xlink:href="#__RefHeading___Toc3559_3251266931" office:name="实施计划" text:style-name="Index_20_Link" text:visited-style-name="Index_20_Link"><text:s/>1.4.2.4 实施计划<text:tab/>8</text:a></text:p>
          <text:p text:style-name="P40"><text:a xlink:type="simple" xlink:href="#__RefHeading___Toc4589_481696549" office:name="愿景" text:style-name="Index_20_Link" text:visited-style-name="Index_20_Link"><text:s/>2 愿景<text:tab/>9</text:a></text:p>
          <text:p text:style-name="P41"><text:a xlink:type="simple" xlink:href="#__RefHeading___Toc14369_1003501382" office:name="问题陈述与需求金字塔" text:style-name="Index_20_Link" text:visited-style-name="Index_20_Link"><text:s/>2.1 问题陈述与需求金字塔<text:tab/>9</text:a></text:p>
          <text:p text:style-name="P42"><text:a xlink:type="simple" xlink:href="#__RefHeading___Toc13222_1649206321" office:name="问题一" text:style-name="Index_20_Link" text:visited-style-name="Index_20_Link"><text:s/>2.1.1 问题一<text:tab/>9</text:a></text:p>
          <text:p text:style-name="P42"><text:a xlink:type="simple" xlink:href="#__RefHeading___Toc3561_3251266931" office:name="问题二" text:style-name="Index_20_Link" text:visited-style-name="Index_20_Link"><text:s/>2.1.2 问题二<text:tab/>9</text:a></text:p>
          <text:p text:style-name="P42"><text:a xlink:type="simple" xlink:href="#__RefHeading___Toc3563_3251266931" office:name="问题三" text:style-name="Index_20_Link" text:visited-style-name="Index_20_Link"><text:s/>2.1.3 问题三<text:tab/>10</text:a></text:p>
          <text:p text:style-name="P42"><text:a xlink:type="simple" xlink:href="#__RefHeading___Toc3565_3251266931" office:name="问题四" text:style-name="Index_20_Link" text:visited-style-name="Index_20_Link"><text:s/>2.1.4 问题四<text:tab/>10</text:a></text:p>
          <text:p text:style-name="P41"><text:a xlink:type="simple" xlink:href="#__RefHeading___Toc13228_1649206321" office:name="涉众与用户" text:style-name="Index_20_Link" text:visited-style-name="Index_20_Link"><text:s/>2.2 涉众与用户<text:tab/>10</text:a></text:p>
          <text:p text:style-name="P42"><text:a xlink:type="simple" xlink:href="#__RefHeading___Toc13230_1649206321" office:name="涉众" text:style-name="Index_20_Link" text:visited-style-name="Index_20_Link"><text:s/>2.2.1 涉众<text:tab/>10</text:a></text:p>
          <text:p text:style-name="P42"><text:a xlink:type="simple" xlink:href="#__RefHeading___Toc13232_1649206321" office:name="用户角色与画像" text:style-name="Index_20_Link" text:visited-style-name="Index_20_Link"><text:s/>2.2.2 用户角色与画像<text:tab/>12</text:a></text:p>
          <text:p text:style-name="P41"><text:a xlink:type="simple" xlink:href="#__RefHeading___Toc13234_1649206321" office:name="关键涉众和用户的需要" text:style-name="Index_20_Link" text:visited-style-name="Index_20_Link"><text:s/>2.3 关键涉众和用户的需<text:span text:style-name="T11">要</text:span><text:tab/>12</text:a></text:p>
          <text:p text:style-name="P42"><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42"><text:a xlink:type="simple" xlink:href="#__RefHeading___Toc4038_3251266931" office:name="内容创作者（UP主）的需要​​" text:style-name="Index_20_Link" text:visited-style-name="Index_20_Link"><text:s/>2.3.2 内容创作者（UP主）的需要​​<text:tab/>12</text:a></text:p>
          <text:p text:style-name="P42"><text:a xlink:type="simple" xlink:href="#__RefHeading___Toc4040_3251266931" office:name="审核员的需要" text:style-name="Index_20_Link" text:visited-style-name="Index_20_Link"><text:s/>2.3.3 审核员的需要<text:tab/>13</text:a></text:p>
          <text:p text:style-name="P42"><text:a xlink:type="simple" xlink:href="#__RefHeading___Toc4042_3251266931" office:name="系统管理员的需要​​" text:style-name="Index_20_Link" text:visited-style-name="Index_20_Link"><text:s/>2.3.4 系统管理员的需要​​<text:tab/>13</text:a></text:p>
          <text:p text:style-name="P41"><text:a xlink:type="simple" xlink:href="#__RefHeading___Toc13236_1649206321" office:name="产品概述" text:style-name="Index_20_Link" text:visited-style-name="Index_20_Link"><text:soft-page-break/><text:s/>2.4 产品概述<text:tab/>13</text:a></text:p>
          <text:p text:style-name="P42"><text:a xlink:type="simple" xlink:href="#__RefHeading___Toc3259_1373992084" office:name="产品定位陈述" text:style-name="Index_20_Link" text:visited-style-name="Index_20_Link"><text:s/>2.4.1 产品定位陈述<text:tab/>13</text:a></text:p>
          <text:p text:style-name="P42"><text:a xlink:type="simple" xlink:href="#__RefHeading___Toc3261_1373992084" office:name=" 完整的产品概述" text:style-name="Index_20_Link" text:visited-style-name="Index_20_Link"><text:s/>2.4.2 <text:s/>完整的产品概述<text:tab/>14</text:a></text:p>
          <text:p text:style-name="P41"><text:a xlink:type="simple" xlink:href="#__RefHeading___Toc3263_1373992084" office:name="产品特性 （需求金字塔的底层，是为了满足用户需要的功能）" text:style-name="Index_20_Link" text:visited-style-name="Index_20_Link"><text:s/>2.5 产品特性 <text:span text:style-name="T11">（需求金字塔的底层，是为了满足用户需要的功能）</text:span><text:tab/>14</text:a></text:p>
          <text:p text:style-name="P41"><text:a xlink:type="simple" xlink:href="#__RefHeading___Toc13244_1649206321" office:name="其他产品需求" text:style-name="Index_20_Link" text:visited-style-name="Index_20_Link"><text:s/>2.6 其他产品需求<text:tab/>14</text:a></text:p>
          <text:p text:style-name="P40"><text:a xlink:type="simple" xlink:href="#__RefHeading___Toc14371_1003501382" office:name=" 用况建模" text:style-name="Index_20_Link" text:visited-style-name="Index_20_Link"><text:s/>3 <text:s/>用况建模<text:tab/>16</text:a></text:p>
          <text:p text:style-name="P41"><text:a xlink:type="simple" xlink:href="#__RefHeading___Toc14373_1003501382" office:name="术语表" text:style-name="Index_20_Link" text:visited-style-name="Index_20_Link"><text:s/>3.1 术语表<text:tab/>16</text:a></text:p>
          <text:p text:style-name="P41"><text:a xlink:type="simple" xlink:href="#__RefHeading___Toc2108_1036705661" office:name="a站的主要用况" text:style-name="Index_20_Link" text:visited-style-name="Index_20_Link"><text:s/>3.2 a站的主要用况<text:tab/>17</text:a></text:p>
          <text:p text:style-name="P41"><text:a xlink:type="simple" xlink:href="#__RefHeading___Toc7619_2925444465" office:name="各部分用况图以及简要的用况和参与者描述" text:style-name="Index_20_Link" text:visited-style-name="Index_20_Link"><text:s/>3.3 各部分用况图以及简要的用况和参与者描述<text:tab/>18</text:a></text:p>
          <text:p text:style-name="P42"><text:a xlink:type="simple" xlink:href="#__RefHeading___Toc7621_2925444465" office:name="第一部分：游客" text:style-name="Index_20_Link" text:visited-style-name="Index_20_Link"><text:s/>3.3.1 第一部分：游客<text:tab/>18</text:a></text:p>
          <text:p text:style-name="P42"><text:a xlink:type="simple" xlink:href="#__RefHeading___Toc7623_2925444465" office:name="第二部分：视频消费与互动者" text:style-name="Index_20_Link" text:visited-style-name="Index_20_Link"><text:s/>3.3.2 第二部分：视频消费与互动者<text:tab/>18</text:a></text:p>
          <text:p text:style-name="P42"><text:a xlink:type="simple" xlink:href="#__RefHeading___Toc7625_2925444465" office:name="第三部分：up主" text:style-name="Index_20_Link" text:visited-style-name="Index_20_Link"><text:s/>3.3.3 第三部分：up主<text:tab/>19</text:a></text:p>
          <text:p text:style-name="P42"><text:a xlink:type="simple" xlink:href="#__RefHeading___Toc7627_2925444465" office:name="第四部分：审核员" text:style-name="Index_20_Link" text:visited-style-name="Index_20_Link"><text:s/>3.3.4 第四部分：审核员<text:tab/>20</text:a></text:p>
          <text:p text:style-name="P42"><text:a xlink:type="simple" xlink:href="#__RefHeading___Toc7629_2925444465" office:name="第五部分：系统管理员" text:style-name="Index_20_Link" text:visited-style-name="Index_20_Link"><text:s/>3.3.5 第五部分：系统管理员<text:tab/>21</text:a></text:p>
          <text:p text:style-name="P41"><text:a xlink:type="simple" xlink:href="#__RefHeading___Toc7635_2925444465" office:name="用况的详细描述" text:style-name="Index_20_Link" text:visited-style-name="Index_20_Link"><text:s/>3.4 用况的<text:span text:style-name="T11">详细描述</text:span><text:tab/>21</text:a></text:p>
          <text:p text:style-name="P42"><text:a xlink:type="simple" xlink:href="#__RefHeading___Toc7637_2925444465" office:name="第一部分：游客用况" text:style-name="Index_20_Link" text:visited-style-name="Index_20_Link"><text:s/>3.4.1 第一部分：游客用况<text:tab/>21</text:a></text:p>
          <text:p text:style-name="P43"><text:a xlink:type="simple" xlink:href="#__RefHeading___Toc7195_1948444911" office:name="3.4.1.1 观看视频" text:style-name="Index_20_Link" text:visited-style-name="Index_20_Link">3.4.1.1 观看视频<text:tab/>22</text:a></text:p>
          <text:p text:style-name="P43"><text:a xlink:type="simple" xlink:href="#__RefHeading___Toc7197_1948444911" office:name="3.4.1.2成为正式用户" text:style-name="Index_20_Link" text:visited-style-name="Index_20_Link">3.4.1.2成为正式用户<text:tab/>23</text:a></text:p>
          <text:p text:style-name="P42"><text:a xlink:type="simple" xlink:href="#__RefHeading___Toc7645_2925444465" office:name="第二部分：视频消费与互动者用况" text:style-name="Index_20_Link" text:visited-style-name="Index_20_Link"><text:s/>3.4.2 第二部分：视频消费与互动者用况<text:tab/>24</text:a></text:p>
          <text:p text:style-name="P43"><text:a xlink:type="simple" xlink:href="#__RefHeading___Toc7647_2925444465" office:name="观看并互动视频" text:style-name="Index_20_Link" text:visited-style-name="Index_20_Link"><text:s/>3.4.2.1 观看并互动视频<text:tab/>24</text:a></text:p>
          <text:p text:style-name="P43"><text:a xlink:type="simple" xlink:href="#__RefHeading___Toc7649_2925444465" office:name="与其他正式用户交流" text:style-name="Index_20_Link" text:visited-style-name="Index_20_Link"><text:s/>3.4.2.2 与其他正式用户交流<text:tab/>29</text:a></text:p>
          <text:p text:style-name="P42"><text:a xlink:type="simple" xlink:href="#__RefHeading___Toc7657_2925444465" office:name="第三部分：up主" text:style-name="Index_20_Link" text:visited-style-name="Index_20_Link"><text:s/>3.4.3 第三部分：up主<text:tab/>30</text:a></text:p>
          <text:p text:style-name="P43"><text:a xlink:type="simple" xlink:href="#__RefHeading___Toc7659_2925444465" office:name="发布视频" text:style-name="Index_20_Link" text:visited-style-name="Index_20_Link"><text:s/>3.4.3.1 发布视频<text:tab/>30</text:a></text:p>
          <text:p text:style-name="P43"><text:a xlink:type="simple" xlink:href="#__RefHeading___Toc7661_2925444465" office:name="管理视频稿件" text:style-name="Index_20_Link" text:visited-style-name="Index_20_Link"><text:s/>3.4.3.2 管理视频稿件<text:tab/>32</text:a></text:p>
          <text:p text:style-name="P42"><text:a xlink:type="simple" xlink:href="#__RefHeading___Toc7665_2925444465" office:name="第四部分：审核员" text:style-name="Index_20_Link" text:visited-style-name="Index_20_Link"><text:s/>3.4.4 第四部分：审核员<text:tab/>34</text:a></text:p>
          <text:p text:style-name="P43"><text:a xlink:type="simple" xlink:href="#__RefHeading___Toc7667_2925444465" office:name="管理正式用户" text:style-name="Index_20_Link" text:visited-style-name="Index_20_Link"><text:s/>3.4.4.1 管理正式用户<text:tab/>34</text:a></text:p>
          <text:p text:style-name="P42"><text:a xlink:type="simple" xlink:href="#__RefHeading___Toc7671_2925444465" office:name="第五部分：系统管理员" text:style-name="Index_20_Link" text:visited-style-name="Index_20_Link"><text:s/>3.4.5 第五部分：系统管理员<text:tab/>36</text:a></text:p>
          <text:p text:style-name="P43"><text:a xlink:type="simple" xlink:href="#__RefHeading___Toc7673_2925444465" office:name="分析系统性能" text:style-name="Index_20_Link" text:visited-style-name="Index_20_Link"><text:s/>3.4.5.1 分析系统性能<text:tab/>36</text:a></text:p>
          <text:p text:style-name="P43"><text:a xlink:type="simple" xlink:href="#__RefHeading___Toc7675_2925444465" office:name="更新系统" text:style-name="Index_20_Link" text:visited-style-name="Index_20_Link"><text:s/>3.4.5.2 更新系统<text:tab/>37</text:a></text:p>
          <text:p text:style-name="P41"><text:a xlink:type="simple" xlink:href="#__RefHeading___Toc7635_2925444465%20%E5%89%AF%E6%9C%AC%201" office:name="子流" text:style-name="Index_20_Link" text:visited-style-name="Index_20_Link"><text:s/>3.5 子流<text:tab/>38</text:a></text:p>
          <text:p text:style-name="P42"><text:a xlink:type="simple" xlink:href="#__RefHeading___Toc7199_1948444911" office:name="S1 加载视频列表" text:style-name="Index_20_Link" text:visited-style-name="Index_20_Link"><text:s/>3.5.1 S1 加载视频列表<text:tab/>38</text:a></text:p>
          <text:p text:style-name="P42"><text:a xlink:type="simple" xlink:href="#__RefHeading___Toc7201_1948444911" office:name="S2 播放视频" text:style-name="Index_20_Link" text:visited-style-name="Index_20_Link"><text:s/>3.5.2 S2 播放视频<text:tab/>38</text:a></text:p>
          <text:p text:style-name="P42"><text:a xlink:type="simple" xlink:href="#__RefHeading___Toc7203_1948444911" office:name="S3根据关键词搜索视频" text:style-name="Index_20_Link" text:visited-style-name="Index_20_Link"><text:s/>3.5.3 S3根据关键词搜索视频<text:tab/>38</text:a></text:p>
          <text:p text:style-name="P42"><text:a xlink:type="simple" xlink:href="#__RefHeading___Toc7205_1948444911" office:name="S4验证消息" text:style-name="Index_20_Link" text:visited-style-name="Index_20_Link"><text:s/>3.5.4 S4验证消息<text:tab/>39</text:a></text:p>
          <text:p text:style-name="P42"><text:a xlink:type="simple" xlink:href="#__RefHeading___Toc7207_1948444911" office:name="S5更新系统视频属性" text:style-name="Index_20_Link" text:visited-style-name="Index_20_Link"><text:s/>3.5.5 S5更新系统视频属性<text:tab/>39</text:a></text:p>
          <text:p text:style-name="P40"><text:a xlink:type="simple" xlink:href="#__RefHeading___Toc8567_481696549" office:name="需求分析" text:style-name="Index_20_Link" text:visited-style-name="Index_20_Link"><text:s/>4 需求分析<text:tab/>41</text:a></text:p>
          <text:p text:style-name="P41"><text:a xlink:type="simple" xlink:href="#__RefHeading___Toc8569_481696549" office:name="健壮性分析" text:style-name="Index_20_Link" text:visited-style-name="Index_20_Link"><text:s/>4.1 健壮性分析<text:tab/>41</text:a></text:p>
          <text:p text:style-name="P41"><text:a xlink:type="simple" xlink:href="#__RefHeading___Toc8571_481696549" office:name="交互建模" text:style-name="Index_20_Link" text:visited-style-name="Index_20_Link"><text:s/>4.2 交互建模<text:tab/>41</text:a></text:p>
          <text:p text:style-name="P40"><text:a xlink:type="simple" xlink:href="#__RefHeading___Toc8573_481696549" office:name="架构设计" text:style-name="Index_20_Link" text:visited-style-name="Index_20_Link"><text:s/>5 架构设计<text:tab/>42</text:a></text:p>
          <text:p text:style-name="P40"><text:a xlink:type="simple" xlink:href="#__RefHeading___Toc8575_481696549" office:name="详细设计" text:style-name="Index_20_Link" text:visited-style-name="Index_20_Link"><text:s/>6 详细设计<text:tab/>43</text:a></text:p>
          <text:p text:style-name="P40"><text:a xlink:type="simple" xlink:href="#__RefHeading__2857_375319270" office:name="后记" text:style-name="Index_20_Link" text:visited-style-name="Index_20_Link">后记<text:tab/>44</text:a></text:p>
          <text:p text:style-name="P40"><text:a xlink:type="simple" xlink:href="#__RefHeading__3696_145136877" office:name="参考文献" text:style-name="Index_20_Link" text:visited-style-name="Index_20_Link"><text:soft-page-break/>参考文献<text:tab/>45</text:a></text:p>
        </text:index-body>
      </text:table-of-content>
      <text:list text:style-name="Outline">
        <text:list-item>
          <text:h text:style-name="P44" text:outline-level="1"><text:bookmark-start text:name="__RefHeading__3584_145136877"/><text:s/>立项<text:bookmark-end text:name="__RefHeading__3584_145136877"/></text:h>
          <text:list>
            <text:list-item>
              <text:h text:style-name="P45" text:outline-level="2"><text:bookmark-start text:name="__RefHeading___Toc4585_481696549"/>项目起源与提案<text:bookmark-end text:name="__RefHeading___Toc4585_481696549"/></text:h>
              <text:list>
                <text:list-item>
                  <text:h text:style-name="P46" text:outline-level="3"><text:bookmark-start text:name="__RefHeading___Toc3513_3251266931"/>解决需求与痛点<text:bookmark-end text:name="__RefHeading___Toc3513_3251266931"/></text:h>
                </text:list-item>
              </text:list>
            </text:list-item>
          </text:list>
        </text:list-item>
      </text:list>
      <text:p text:style-name="P47">外部需求：市场上综合视频平台内容泛娱乐化，垂直领域（二次元、硬核科技等）爱好者和深度创作者缺乏高质量互动环境与同好圈子，存在“社区归属感弱”的痛点。</text:p>
      <text:p text:style-name="P48">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9" text:outline-level="3"><text:bookmark-start text:name="__RefHeading___Toc3515_3251266931"/>捕捉机会<text:bookmark-end text:name="__RefHeading___Toc3515_3251266931"/></text:h>
                </text:list-item>
              </text:list>
            </text:list-item>
          </text:list>
        </text:list-item>
      </text:list>
      <text:p text:style-name="P50"><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51">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2" text:outline-level="3"><text:bookmark-start text:name="__RefHeading___Toc3517_3251266931"/>商业价值驱动<text:bookmark-end text:name="__RefHeading___Toc3517_3251266931"/></text:h>
                </text:list-item>
              </text:list>
            </text:list-item>
          </text:list>
        </text:list-item>
      </text:list>
      <text:p text:style-name="P53">增收：短期通过基础功能积累用户，长期可通过会员、直播打赏、创作者激励等模块直接创造收入，同时提升用户留存间接促进商业价值增长。</text:p>
      <text:p text:style-name="P51">增效：通过自动化内容审核、云服务器存储与管理，替代部分人工操作，降低平台运营成本；借助协同工具提升团队开发与运营效率。</text:p>
      <text:p text:style-name="P54"/>
      <text:list text:continue-numbering="true" text:style-name="Outline">
        <text:list-item>
          <text:list>
            <text:list-item>
              <text:h text:style-name="P55" text:outline-level="2"><text:bookmark-start text:name="__RefHeading___Toc4587_481696549"/>项目提案<text:bookmark-end text:name="__RefHeading___Toc4587_481696549"/></text:h>
              <text:list>
                <text:list-item>
                  <text:h text:style-name="P52" text:outline-level="3"><text:bookmark-start text:name="__RefHeading___Toc3519_3251266931"/>发起方<text:bookmark-end text:name="__RefHeading___Toc3519_3251266931"/></text:h>
                </text:list-item>
              </text:list>
            </text:list-item>
          </text:list>
        </text:list-item>
      </text:list>
      <text:p text:style-name="P56">由我们七人团队发起。</text:p>
      <text:list text:continue-numbering="true" text:style-name="Outline">
        <text:list-item>
          <text:list>
            <text:list-item>
              <text:list>
                <text:list-item>
                  <text:h text:style-name="P52" text:outline-level="3"><text:bookmark-start text:name="__RefHeading___Toc3521_3251266931"/>提案形式<text:bookmark-end text:name="__RefHeading___Toc3521_3251266931"/></text:h>
                </text:list-item>
              </text:list>
            </text:list-item>
          </text:list>
        </text:list-item>
      </text:list>
      <text:p text:style-name="P56">结合“business case”，明确项目愿景、目标、功能模块与实施路径，而非单一原型。</text:p>
      <text:list text:continue-numbering="true" text:style-name="Outline">
        <text:list-item>
          <text:list>
            <text:list-item>
              <text:list>
                <text:list-item>
                  <text:h text:style-name="P52" text:outline-level="3"><text:bookmark-start text:name="__RefHeading___Toc3523_3251266931"/>核心内容<text:bookmark-end text:name="__RefHeading___Toc3523_3251266931"/></text:h>
                  <text:list>
                    <text:list-item>
                      <text:h text:style-name="P57" text:outline-level="4"><text:bookmark-start text:name="__RefHeading___Toc3525_3251266931"/>解决的问题：<text:bookmark-end text:name="__RefHeading___Toc3525_3251266931"/></text:h>
                    </text:list-item>
                  </text:list>
                </text:list-item>
              </text:list>
            </text:list-item>
          </text:list>
        </text:list-item>
      </text:list>
      <text:p text:style-name="P58">垂直领域用户“缺高质量内容、缺互动、缺归属感”，创作者“缺工具、缺流量、缺反馈”的双重痛点。</text:p>
      <text:list text:continue-numbering="true" text:style-name="Outline">
        <text:list-item>
          <text:list>
            <text:list-item>
              <text:list>
                <text:list-item>
                  <text:list>
                    <text:list-item>
                      <text:h text:style-name="P57" text:outline-level="4"><text:bookmark-start text:name="__RefHeading___Toc3527_3251266931"/>目标用户<text:bookmark-end text:name="__RefHeading___Toc3527_3251266931"/></text:h>
                    </text:list-item>
                  </text:list>
                </text:list-item>
              </text:list>
            </text:list-item>
          </text:list>
        </text:list-item>
      </text:list>
      <text:p text:style-name="P58">核心为16-28岁学生与年轻上班族（内容消费者）、平台生态基石的内容创作者（UP主）。</text:p>
      <text:list text:continue-numbering="true" text:style-name="Outline">
        <text:list-item>
          <text:list>
            <text:list-item>
              <text:list>
                <text:list-item>
                  <text:list>
                    <text:list-item>
                      <text:h text:style-name="P57" text:outline-level="4"><text:bookmark-start text:name="__RefHeading___Toc3529_3251266931"/>解决方案<text:bookmark-end text:name="__RefHeading___Toc3529_3251266931"/></text:h>
                    </text:list-item>
                  </text:list>
                </text:list-item>
              </text:list>
            </text:list-item>
          </text:list>
        </text:list-item>
      </text:list>
      <text:p text:style-name="P58">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7" text:outline-level="4"><text:bookmark-start text:name="__RefHeading___Toc3531_3251266931"/>时机<text:bookmark-end text:name="__RefHeading___Toc3531_3251266931"/></text:h>
                    </text:list-item>
                  </text:list>
                </text:list-item>
              </text:list>
            </text:list-item>
          </text:list>
        </text:list-item>
      </text:list>
      <text:p text:style-name="P58">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7"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58">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7" text:outline-level="4"><text:bookmark-start text:name="__RefHeading___Toc3535_3251266931"/>初步资源评估<text:bookmark-end text:name="__RefHeading___Toc3535_3251266931"/></text:h>
                    </text:list-item>
                  </text:list>
                </text:list-item>
              </text:list>
            </text:list-item>
          </text:list>
        </text:list-item>
      </text:list>
      <text:p text:style-name="P59">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60" text:outline-level="2" text:is-list-header="true"/>
            </text:list-header>
            <text:list-item>
              <text:h text:style-name="P60" text:outline-level="2"><text:bookmark-start text:name="__RefHeading___Toc3537_3251266931"/>项目可行性分析<text:bookmark-end text:name="__RefHeading___Toc3537_3251266931"/></text:h>
              <text:list>
                <text:list-item>
                  <text:h text:style-name="P61" text:outline-level="3"><text:bookmark-start text:name="__RefHeading___Toc3539_3251266931"/> 市场可行性<text:bookmark-end text:name="__RefHeading___Toc3539_3251266931"/></text:h>
                </text:list-item>
              </text:list>
            </text:list-item>
          </text:list>
        </text:list-item>
      </text:list>
      <text:p text:style-name="P58">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61" text:outline-level="3"><text:bookmark-start text:name="__RefHeading___Toc3541_3251266931"/>选定的技术栈<text:bookmark-end text:name="__RefHeading___Toc3541_3251266931"/></text:h>
                </text:list-item>
              </text:list>
            </text:list-item>
          </text:list>
        </text:list-item>
      </text:list>
      <text:p text:style-name="P58">（C++、MySQL、Socket等）成熟，电脑端核心功能（视频播放、弹幕、基础审核）无技术壁垒，可依托云服务器实现快速部署。</text:p>
      <text:list text:continue-numbering="true" text:style-name="Outline">
        <text:list-item>
          <text:list>
            <text:list-item>
              <text:list>
                <text:list-item>
                  <text:h text:style-name="P61" text:outline-level="3"><text:bookmark-start text:name="__RefHeading___Toc3543_3251266931"/>经济可行性<text:bookmark-end text:name="__RefHeading___Toc3543_3251266931"/></text:h>
                </text:list-item>
              </text:list>
            </text:list-item>
          </text:list>
        </text:list-item>
      </text:list>
      <text:p text:style-name="P58">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61" text:outline-level="3"><text:bookmark-start text:name="__RefHeading___Toc3545_3251266931"/>运营可行性<text:bookmark-end text:name="__RefHeading___Toc3545_3251266931"/></text:h>
                </text:list-item>
              </text:list>
            </text:list-item>
          </text:list>
        </text:list-item>
      </text:list>
      <text:p text:style-name="P62">审核员、管理员角色分工明确，基础审核流程与用户运营机制清晰，可支撑电脑端初期平台运转。</text:p>
      <text:p text:style-name="P63"/>
      <text:list text:continue-numbering="true" text:style-name="Outline">
        <text:list-item>
          <text:list>
            <text:list-item>
              <text:h text:style-name="P60" text:outline-level="2"><text:bookmark-start text:name="__RefHeading___Toc3547_3251266931"/>项目Business Case<text:bookmark-end text:name="__RefHeading___Toc3547_3251266931"/></text:h>
              <text:list>
                <text:list-item>
                  <text:h text:style-name="P64" text:outline-level="3"><text:bookmark-start text:name="__RefHeading___Toc3549_3251266931"/>核心定位<text:bookmark-end text:name="__RefHeading___Toc3549_3251266931"/></text:h>
                </text:list-item>
              </text:list>
            </text:list-item>
          </text:list>
        </text:list-item>
      </text:list>
      <text:p text:style-name="P58"/>
      <text:list text:continue-numbering="true" text:style-name="Outline">
        <text:list-item>
          <text:list>
            <text:list-item>
              <text:list>
                <text:list-item>
                  <text:h text:style-name="P64" text:outline-level="3"><text:bookmark-start text:name="__RefHeading___Toc3551_3251266931"/>关键组成部分<text:bookmark-end text:name="__RefHeading___Toc3551_3251266931"/></text:h>
                  <text:list>
                    <text:list-item>
                      <text:h text:style-name="P65" text:outline-level="4"><text:bookmark-start text:name="__RefHeading___Toc3553_3251266931"/>业务建模<text:bookmark-end text:name="__RefHeading___Toc3553_3251266931"/></text:h>
                    </text:list-item>
                  </text:list>
                </text:list-item>
              </text:list>
            </text:list-item>
          </text:list>
        </text:list-item>
      </text:list>
      <text:p text:style-name="P66"><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5" text:outline-level="4"><text:bookmark-start text:name="__RefHeading___Toc3555_3251266931"/>详细财务分析<text:bookmark-end text:name="__RefHeading___Toc3555_3251266931"/></text:h>
                    </text:list-item>
                  </text:list>
                </text:list-item>
              </text:list>
            </text:list-item>
          </text:list>
        </text:list-item>
      </text:list>
      <text:p text:style-name="P67">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8" text:outline-level="4"><text:bookmark-start text:name="__RefHeading___Toc3557_3251266931"/>全面风险评估<text:bookmark-end text:name="__RefHeading___Toc3557_3251266931"/></text:h>
                    </text:list-item>
                  </text:list>
                </text:list-item>
              </text:list>
            </text:list-item>
          </text:list>
        </text:list-item>
      </text:list>
      <text:p text:style-name="P69">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70" text:outline-level="4"><text:bookmark-start text:name="__RefHeading___Toc3559_3251266931"/>实施计划<text:bookmark-end text:name="__RefHeading___Toc3559_3251266931"/></text:h>
                    </text:list-item>
                  </text:list>
                </text:list-item>
              </text:list>
            </text:list-item>
          </text:list>
        </text:list-item>
      </text:list>
      <text:p text:style-name="P58">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4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71"><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3">要素</text:p>
          </table:table-cell>
          <table:table-cell table:style-name="表格7.B1" office:value-type="string">
            <text:p text:style-name="P73">描述</text:p>
          </table:table-cell>
        </table:table-row>
        <table:table-row>
          <table:table-cell table:style-name="表格7.A2" office:value-type="string">
            <text:p text:style-name="P73">问题</text:p>
          </table:table-cell>
          <table:table-cell table:style-name="表格7.B2" office:value-type="string">
            <text:p text:style-name="P73">内容消费者缺乏能进行高质量欣赏和实时互动、方便联系同好的平台。</text:p>
          </table:table-cell>
        </table:table-row>
        <table:table-row>
          <table:table-cell table:style-name="表格7.A2" office:value-type="string">
            <text:p text:style-name="P73">影响</text:p>
          </table:table-cell>
          <table:table-cell table:style-name="表格7.B2" office:value-type="string">
            <text:p text:style-name="P73">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3">可能逐渐减少在该社区的停留时间，甚至放弃使用该社区，转而寻找其他能更好满足需求的平台，导致社区用户流失。</text:p>
          </table:table-cell>
        </table:table-row>
        <table:table-row>
          <table:table-cell table:style-name="表格7.A2" office:value-type="string">
            <text:p text:style-name="P73">优点</text:p>
          </table:table-cell>
          <table:table-cell table:style-name="表格7.B2" office:value-type="string">
            <text:p text:style-name="P73">用户能在社区中获得丰富、优质且符合兴趣的内容，通过实时互动与同好深入交流，增强对社区的认同感和归属感，提高用户粘性和活跃度，促进社区文化的繁荣发展。</text:p>
          </table:table-cell>
        </table:table-row>
      </table:table>
      <text:p text:style-name="P74"/>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3">要素</text:p>
          </table:table-cell>
          <table:table-cell table:style-name="表格8.B1" office:value-type="string">
            <text:p text:style-name="P73">描述</text:p>
          </table:table-cell>
        </table:table-row>
        <table:table-row>
          <table:table-cell table:style-name="表格8.A2" office:value-type="string">
            <text:p text:style-name="P73">问题</text:p>
          </table:table-cell>
          <table:table-cell table:style-name="表格8.B2" office:value-type="string">
            <text:p text:style-name="P73">内容创造者缺少社区对应的分享平台来分享个人见解或展示自己、寻找同好的渠道。</text:p>
          </table:table-cell>
        </table:table-row>
        <table:table-row>
          <table:table-cell table:style-name="表格8.A2" office:value-type="string">
            <text:p text:style-name="P73">影响</text:p>
          </table:table-cell>
          <table:table-cell table:style-name="表格8.B2" office:value-type="string">
            <text:p text:style-name="P73">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73">结果</text:p>
          </table:table-cell>
          <table:table-cell table:style-name="表格8.B2" office:value-type="string">
            <text:p text:style-name="P73">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73">优点</text:p>
          </table:table-cell>
          <table:table-cell table:style-name="表格8.B2" office:value-type="string">
            <text:p text:style-name="P73">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4"/>
      <text:list text:continue-numbering="true" text:style-name="Outline">
        <text:list-item>
          <text:list>
            <text:list-item>
              <text:list>
                <text:list-item>
                  <text:h text:style-name="P75"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3">要素</text:p>
          </table:table-cell>
          <table:table-cell table:style-name="表格9.B1" office:value-type="string">
            <text:p text:style-name="P73">描述</text:p>
          </table:table-cell>
        </table:table-row>
        <table:table-row>
          <table:table-cell table:style-name="表格9.A2" office:value-type="string">
            <text:p text:style-name="P73">问题</text:p>
          </table:table-cell>
          <table:table-cell table:style-name="表格9.B2" office:value-type="string">
            <text:p text:style-name="P73">平台审核员面对海量用户生成内容，缺乏高效、精准且标准统一的工具与方法来确保内容安全与合规。</text:p>
          </table:table-cell>
        </table:table-row>
        <table:table-row>
          <table:table-cell table:style-name="表格9.A2" office:value-type="string">
            <text:p text:style-name="P73">影响</text:p>
          </table:table-cell>
          <table:table-cell table:style-name="表格9.B2" office:value-type="string">
            <text:p text:style-name="P73">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3">结果</text:p>
          </table:table-cell>
          <table:table-cell table:style-name="表格9.B2" office:value-type="string">
            <text:p text:style-name="P73">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3">优点</text:p>
          </table:table-cell>
          <table:table-cell table:style-name="表格9.B2" office:value-type="string">
            <text:p text:style-name="P73">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4"/>
      <text:list text:continue-numbering="true" text:style-name="Outline">
        <text:list-item>
          <text:list>
            <text:list-item>
              <text:list>
                <text:list-item>
                  <text:h text:style-name="P75"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3">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3">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3">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6">涉众</text:p>
          </table:table-cell>
          <table:table-cell table:style-name="表格1.A1" office:value-type="string">
            <text:p text:style-name="P76">涉众类型</text:p>
          </table:table-cell>
          <table:table-cell table:style-name="表格1.C1" office:value-type="string">
            <text:p text:style-name="P76">简要描述</text:p>
          </table:table-cell>
        </table:table-row>
        <text:soft-page-break/>
        <table:table-row table:style-name="表格1.1">
          <table:table-cell table:style-name="表格1.A2" office:value-type="string">
            <text:p text:style-name="P73">视频消费与互动者（观看视频的人）</text:p>
          </table:table-cell>
          <table:table-cell table:style-name="表格1.A2" table:number-rows-spanned="3" office:value-type="string">
            <text:p text:style-name="P73">Users(用户们）</text:p>
            <text:p text:style-name="P73"><text:bookmark-start text:name="__RefHeading___Toc13240_1649206321117"/>-&gt;主要服务对象，系统的主要使用者<text:bookmark-end text:name="__RefHeading___Toc13240_1649206321117"/></text:p>
          </table:table-cell>
          <table:table-cell table:style-name="表格1.C2" office:value-type="string">
            <text:p text:style-name="P73">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3">Up主（内容创作者）</text:p>
          </table:table-cell>
          <table:covered-table-cell table:style-name="表格1.A2"/>
          <table:table-cell table:style-name="表格1.C2" office:value-type="string">
            <text:p text:style-name="P73">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3">审核员/内部运营人员/</text:p>
          </table:table-cell>
          <table:covered-table-cell table:style-name="表格1.A2"/>
          <table:table-cell table:style-name="表格1.C2" office:value-type="string">
            <text:p text:style-name="P73">高效的内容审核工具与明确的规范，以维护社区氛围与安全；丰富的后台数据以支持运营决策</text:p>
          </table:table-cell>
        </table:table-row>
        <table:table-row table:style-name="表格1.4">
          <table:table-cell table:style-name="表格1.A2" office:value-type="string">
            <text:p text:style-name="P73">投资人/股东/甲方（假定，实际上没有）</text:p>
          </table:table-cell>
          <table:table-cell table:style-name="表格1.A2" table:number-rows-spanned="2" office:value-type="string">
            <text:p text:style-name="P73">Sponsors(发起人）-&gt;我们七人</text:p>
          </table:table-cell>
          <table:table-cell table:style-name="表格1.C2" office:value-type="string">
            <text:p text:style-name="P73">他们往往关注视频平台的用户增长情况，市场份额盈利情况和商业回报等内容</text:p>
          </table:table-cell>
        </table:table-row>
        <table:table-row table:style-name="表格1.4">
          <table:table-cell table:style-name="表格1.A2" office:value-type="string">
            <text:p text:style-name="P73">业务经理这类人</text:p>
          </table:table-cell>
          <table:covered-table-cell table:style-name="表格1.A2"/>
          <table:table-cell table:style-name="表格1.C2" office:value-type="string">
            <text:p text:style-name="P73">分析平台在我们视频行业的独特定位和优势，从而指导开发出更适应市场的平台</text:p>
          </table:table-cell>
        </table:table-row>
        <table:table-row table:style-name="表格1.4">
          <table:table-cell table:style-name="表格1.A2" office:value-type="string">
            <text:p text:style-name="P73">包括开发，测试，运维-&gt;我们七人</text:p>
          </table:table-cell>
          <table:table-cell table:style-name="表格1.A2" office:value-type="string">
            <text:p text:style-name="P73">Developers(开发人员）</text:p>
          </table:table-cell>
          <table:table-cell table:style-name="表格1.C2" office:value-type="string">
            <text:p text:style-name="P73">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3">内部监管机构（审核员）</text:p>
          </table:table-cell>
          <table:table-cell table:style-name="表格1.A2" table:number-rows-spanned="2" office:value-type="string">
            <text:p text:style-name="P73">Authorities(权威)</text:p>
          </table:table-cell>
          <table:table-cell table:style-name="表格1.C2" office:value-type="string">
            <text:p text:style-name="P73">平台可以审核通关的内容应该符合法律法规，特别是版权和青少年保护什么的</text:p>
          </table:table-cell>
        </table:table-row>
        <table:table-row table:style-name="表格1.4">
          <table:table-cell table:style-name="表格1.A2" office:value-type="string">
            <text:p text:style-name="P73">领域专家（假定，实际上多半没有，对于社区文化的研究者）</text:p>
          </table:table-cell>
          <table:covered-table-cell table:style-name="表格1.A2"/>
          <table:table-cell table:style-name="表格1.C2" office:value-type="string">
            <text:p text:style-name="P73">­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3">消费者（购买大会员或者推流的人，或者买直播打赏道具的人-&gt;暂定）</text:p>
          </table:table-cell>
          <table:table-cell table:style-name="表格1.A2" office:value-type="string">
            <text:p text:style-name="P73">Customers(客户）</text:p>
          </table:table-cell>
          <table:table-cell table:style-name="表格1.C2" office:value-type="string">
            <text:p text:style-name="P73">他负责保证我们项目可以保持独特的社区文化模块（比如二次元社区，弹幕文化等），用于体现我们项目的核心价值</text:p>
          </table:table-cell>
        </table:table-row>
      </table:table>
      <text:p text:style-name="P77"/>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3">角色</text:p>
          </table:table-cell>
          <table:table-cell table:style-name="表格2.A1" office:value-type="string">
            <text:p text:style-name="P73">核心特征与目标</text:p>
          </table:table-cell>
          <table:table-cell table:style-name="表格2.C1" office:value-type="string">
            <text:p text:style-name="P73">核心需求</text:p>
          </table:table-cell>
        </table:table-row>
        <text:soft-page-break/>
        <table:table-row table:style-name="表格2.1">
          <table:table-cell table:style-name="表格2.A2" office:value-type="string">
            <text:p text:style-name="P73">游客</text:p>
          </table:table-cell>
          <table:table-cell table:style-name="表格2.A2" office:value-type="string">
            <text:p text:style-name="P73">未登录用户，内容浏览者</text:p>
          </table:table-cell>
          <table:table-cell table:style-name="表格2.C2" office:value-type="string">
            <text:p text:style-name="P73">1. 无需登录即可浏览首页和观看视频。</text:p>
            <text:p text:style-name="P73">2. 能了解平台的基本内容和调性。</text:p>
            <text:p text:style-name="P73">3. 被吸引后能方便地注册</text:p>
          </table:table-cell>
        </table:table-row>
        <table:table-row table:style-name="表格2.1">
          <table:table-cell table:style-name="表格2.A2" office:value-type="string">
            <text:p text:style-name="P73">普通用户</text:p>
          </table:table-cell>
          <table:table-cell table:style-name="表格2.A2" office:value-type="string">
            <text:p text:style-name="P73">视频消费与互动者</text:p>
          </table:table-cell>
          <table:table-cell table:style-name="表格2.C2" office:value-type="string">
            <text:p text:style-name="P73">1. 流畅地搜索和发现感兴趣的视频。</text:p>
            <text:p text:style-name="P73">2. 通过弹幕、评论、点赞与他人互动。</text:p>
            <text:p text:style-name="P73">3. 关注UP主，形成自己的信息流。</text:p>
            <text:p text:style-name="P73">4. 管理自己的收藏夹和观看历史</text:p>
          </table:table-cell>
        </table:table-row>
        <table:table-row table:style-name="表格2.1">
          <table:table-cell table:style-name="表格2.A2" office:value-type="string">
            <text:p text:style-name="P73">UP主</text:p>
          </table:table-cell>
          <table:table-cell table:style-name="表格2.A2" office:value-type="string">
            <text:p text:style-name="P73">内容创作者，平台生态核心，已注册用户的泛化</text:p>
          </table:table-cell>
          <table:table-cell table:style-name="表格2.C2" office:value-type="string">
            <text:p text:style-name="P73">1. 便捷地上传、管理和发布视频。</text:p>
            <text:p text:style-name="P73">2. 获得清晰的数据反馈（播放量、粉丝数等）。</text:p>
            <text:p text:style-name="P73">3. 与粉丝进行有效互动（评论、动态）</text:p>
          </table:table-cell>
        </table:table-row>
        <table:table-row table:style-name="表格2.1">
          <table:table-cell table:style-name="表格2.A2" office:value-type="string">
            <text:p text:style-name="P73">审核员</text:p>
          </table:table-cell>
          <table:table-cell table:style-name="表格2.A2" office:value-type="string">
            <text:p text:style-name="P73">内部运营人员，内容安全守护者</text:p>
          </table:table-cell>
          <table:table-cell table:style-name="表格2.C2" office:value-type="string">
            <text:p text:style-name="P73">1. 高效地审核用户上传的视频、评论、弹幕。</text:p>
            <text:p text:style-name="P73">2. 对违规内容进行便捷处理（通过/驳回/封禁）。</text:p>
            <text:p text:style-name="P73">3. 有明确的审核标准和操作指南</text:p>
          </table:table-cell>
        </table:table-row>
        <table:table-row table:style-name="表格2.1">
          <table:table-cell table:style-name="表格2.A2" office:value-type="string">
            <text:p text:style-name="P73">系统管理员</text:p>
          </table:table-cell>
          <table:table-cell table:style-name="表格2.A2" office:value-type="string">
            <text:p text:style-name="P73">最高权限管理者</text:p>
          </table:table-cell>
          <table:table-cell table:style-name="表格2.C2" office:value-type="string">
            <text:p text:style-name="P73">1. 管理所有用户和角色权限。</text:p>
            <text:p text:style-name="P73">2. 配置系统全局参数。</text:p>
            <text:p text:style-name="P73">3. 监控系统健康状况和数据报表</text:p>
          </table:table-cell>
        </table:table-row>
      </table:table>
      <text:p text:style-name="P77"/>
      <text:list text:continue-numbering="true" text:style-name="Outline">
        <text:list-item>
          <text:list>
            <text:list-item>
              <text:h text:style-name="P78" text:outline-level="2"><text:bookmark-start text:name="__RefHeading___Toc13234_1649206321"/>关键涉众和用户的需<text:span text:style-name="T14">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9">高质量内容获取：系统能够轻松发现并观看符合自身兴趣的高质量视频内容，满足娱乐、学习或深度文化消费的需求。 </text:p>
      <text:p text:style-name="P79">实时互动与归属感：在观看视频时，能通过弹幕、评论等方式与他人进行实时互动，感受“一起看”的陪伴感，并基于兴趣找到同好，建立强烈的社区归属感。 </text:p>
      <text:p text:style-name="P79">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9">便捷的创作与分享：系统拥有简单易用的工具来创作、上传和管理视频内容，并能轻松地将自己的见解或作品分享给目标受众，找到知音。 </text:p>
      <text:p text:style-name="P79">有效的反馈与成长：系统反馈清晰的播放量、粉丝增长、互动数据等反馈，以便让up主了解内容效果、优化创作方向，并建立个人影响力。 </text:p>
      <text:p text:style-name="P79">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9"><text:soft-page-break/>高效与精准的审核：系统在面对海量内容时，能快速、准确地对视频、弹幕、评论进行合规性判断，显著提升审核效率，降低工作压力。 </text:p>
      <text:p text:style-name="P79">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9">系统稳定与可视化管理​：系统能够全面监控平台运行状态（如服务器健康度、流量峰值），快速定位并处理问题，确保平台的高可用性和稳定性。 </text:p>
      <text:p text:style-name="P79">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5">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73">for</text:p>
          </table:table-cell>
          <table:table-cell table:style-name="表格3.B1" office:value-type="string">
            <text:p text:style-name="P73"><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3">who</text:p>
          </table:table-cell>
          <table:table-cell table:style-name="表格3.B1" office:value-type="string">
            <text:p text:style-name="P73"><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3">the</text:p>
          </table:table-cell>
          <table:table-cell table:style-name="表格3.B1" office:value-type="string">
            <text:p text:style-name="P73"><text:span text:style-name="Strong_20_Emphasis">产品定位</text:span>：<text:line-break/>以特定兴趣（如二次元、科技）为核心，集高质量视频、弹幕互动、深度社群于一体的垂直类视频社区平台，满足Z世代文化认同与深度互动需求。</text:p>
            <text:p text:style-name="P73"/>
          </table:table-cell>
        </table:table-row>
        <table:table-row table:style-name="表格3.1">
          <table:table-cell table:style-name="表格3.A1" office:value-type="string">
            <text:p text:style-name="P73">That</text:p>
          </table:table-cell>
          <table:table-cell table:style-name="表格3.B1" office:value-type="string">
            <text:p text:style-name="P73"><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80" text:outline-level="3" text:is-list-header="true"><text:span text:style-name="T15"/></text:h>
                </text:list-header>
                <text:list-item>
                  <text:h text:style-name="P80" text:outline-level="3"><text:bookmark-start text:name="__RefHeading___Toc3261_1373992084"/><text:s text:c="2"/>完整的产品概述<text:bookmark-end text:name="__RefHeading___Toc3261_1373992084"/></text:h>
                </text:list-item>
              </text:list>
            </text:list-item>
          </text:list>
        </text:list-item>
      </text:list>
      <text:p text:style-name="P79">a站是一款聚焦Z世代（16-28岁）的垂直兴趣视频社区，以二次元、科技、知识等细分领域为核心，通过“高质量视频+实时弹幕+深度社群”模式，打造兼具娱乐性与文化归属感的兴趣聚集地。</text:p>
      <text:p text:style-name="P79"><text:soft-page-break/>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9">核心功能包括：</text:p>
      <text:p text:style-name="P79"><text:s text:c="4"/><text:tab/><text:tab/>视频消费：多端观看、弹幕互动、智能推荐；</text:p>
      <text:p text:style-name="P79"><text:s text:c="4"/><text:tab/><text:tab/>创作支持：一键上传、数据分析、收益分成；</text:p>
      <text:p text:style-name="P79"><text:s text:c="4"/><text:tab/><text:tab/>社群运营：兴趣标签匹配、动态广场、私信互动；</text:p>
      <text:p text:style-name="P79"><text:s text:c="4"/><text:tab/><text:tab/>管理保障：内容审核、青少年模式。</text:p>
      <text:p text:style-name="P79">差异化优势在于：</text:p>
      <text:p text:style-name="P79"><text:s text:c="4"/><text:tab/><text:tab/>弹幕文化：实时互动形成集体观看氛围，增强参与感；</text:p>
      <text:p text:style-name="P79"><text:s text:c="4"/><text:tab/><text:tab/>社区属性：通过标签与社群构建深度连接，避免泛娱乐化；</text:p>
      <text:p text:style-name="P79"><text:s text:c="4"/><text:tab/><text:tab/>创作者友好：简化流程、透明数据、公平流量，降低创作门槛；</text:p>
      <text:p text:style-name="P79"><text:s text:c="4"/><text:tab/><text:tab/>垂直聚焦：深耕细分领域，精准满足用户需求。</text:p>
      <text:p text:style-name="P81">发展愿景：短期积累xxx核心用户，签约xxx优质UP主；长期成为国内领先垂直兴趣社区，覆盖xxx用户，拓展电商、IP衍生等增值服务，构建“内容-互动-变现”生态，实现可持续增长。</text:p>
      <text:p text:style-name="P81"><text:tab/></text:p>
      <text:list text:continue-numbering="true" text:style-name="Outline">
        <text:list-item>
          <text:list>
            <text:list-item>
              <text:h text:style-name="P82" text:outline-level="2"><text:bookmark-start text:name="__RefHeading___Toc3263_1373992084"/>产品特性<text:span text:style-name="T15"> <text:s/></text:span><text:span text:style-name="T14">（需求</text:span><text:span text:style-name="T16">金字塔的底层</text:span><text:span text:style-name="T14">，是为了满足用户需要的功能）</text:span><text:bookmark-end text:name="__RefHeading___Toc3263_1373992084"/></text:h>
            </text:list-item>
          </text:list>
        </text:list-item>
      </text:list>
      <text:p text:style-name="P79">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9">对于up主（内容创作者）：可以提供视频上传工具，还可以分析视频的数据的工具进行反馈浏览，以及稿件的管理，封面与标题优化的建议，还有和粉丝互动的渠道，比如私信或者评论回复 </text:p>
      <text:p text:style-name="P79">对于审核员：应该有一个方便审核员审核的队列方便他驳回或者通过，并且可以添加驳回理由。或者可以的话实现一个内容详情的预览，方便审核是否违规或者插入自动检测屏蔽词自动驳回功能。 </text:p>
      <text:p text:style-name="P79">对于系统管理员：应该提供全局用户管理（封禁解封）以及系统的参数配置，云服务器情况，以及系统监控的仪表盘，数据的汇报情况导出或者展示功能</text:p>
      <text:p text:style-name="P83"/>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84">性能需求： </text:p>
      <text:p text:style-name="P84"><text:tab/>首页首屏加载时间 &lt; 3秒。 </text:p>
      <text:p text:style-name="P85">视频播放点击后开始缓冲时间 &lt; 5秒 </text:p>
      <text:p text:style-name="P86">安全性需求： </text:p>
      <text:p text:style-name="P79">用户密码需进行处理后存储 </text:p>
      <text:p text:style-name="P84"><text:tab/>敏感操作（如修改密码）需二次验证 </text:p>
      <text:p text:style-name="P84">可用性需求： </text:p>
      <text:p text:style-name="P79"><text:soft-page-break/>界面设计简洁直观，符合目标用户群体的审美 </text:p>
      <text:p text:style-name="P79">操作流程符合直觉，新用户无需培训即可完成核心操作（看视频、发弹幕）</text:p>
      <text:list text:continue-numbering="true" text:style-name="Outline">
        <text:list-item>
          <text:h text:style-name="P87" text:outline-level="1"><text:bookmark-start text:name="__RefHeading___Toc14371_1003501382"/><text:s/>用况建模<text:bookmark-end text:name="__RefHeading___Toc14371_1003501382"/><text:span text:style-name="T17"/></text:h>
          <text:list>
            <text:list-item>
              <text:h text:style-name="P88"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9">名称</text:p>
          </table:table-cell>
          <table:table-cell table:style-name="表格4.B1" office:value-type="string">
            <text:p text:style-name="P89">定义</text:p>
          </table:table-cell>
        </table:table-row>
        <table:table-row>
          <table:table-cell table:style-name="表格4.A2" office:value-type="string">
            <text:p text:style-name="P90">UP主</text:p>
          </table:table-cell>
          <table:table-cell table:style-name="表格4.B2" office:value-type="string">
            <text:p text:style-name="P91">平台的内容创作者</text:p>
          </table:table-cell>
        </table:table-row>
        <table:table-row>
          <table:table-cell table:style-name="表格4.A2" office:value-type="string">
            <text:p text:style-name="P92">个人消息</text:p>
          </table:table-cell>
          <table:table-cell table:style-name="表格4.B2" office:value-type="string">
            <text:p text:style-name="P93">包含所有的回应信息，系统通知，聊天信息</text:p>
          </table:table-cell>
        </table:table-row>
        <table:table-row>
          <table:table-cell table:style-name="表格4.A2" office:value-type="string">
            <text:p text:style-name="P90">弹幕</text:p>
          </table:table-cell>
          <table:table-cell table:style-name="表格4.B2" office:value-type="string">
            <text:p text:style-name="P91">在视频播放时实时飘过的评论</text:p>
          </table:table-cell>
        </table:table-row>
        <table:table-row>
          <table:table-cell table:style-name="表格4.A2" office:value-type="string">
            <text:p text:style-name="P90">一键三连</text:p>
          </table:table-cell>
          <table:table-cell table:style-name="表格4.B2" office:value-type="string">
            <text:p text:style-name="P91">对视频同时进行点赞、投币、收藏的操作</text:p>
          </table:table-cell>
        </table:table-row>
        <table:table-row>
          <table:table-cell table:style-name="表格4.A2" office:value-type="string">
            <text:p text:style-name="P90">动态</text:p>
          </table:table-cell>
          <table:table-cell table:style-name="表格4.B2" office:value-type="string">
            <text:p text:style-name="P91">UP主发布的非视频类图文内容，类似微博</text:p>
          </table:table-cell>
        </table:table-row>
        <table:table-row>
          <table:table-cell table:style-name="表格4.A2" office:value-type="string">
            <text:p text:style-name="P90">AV号/BV号</text:p>
          </table:table-cell>
          <table:table-cell table:style-name="表格4.B2" office:value-type="string">
            <text:p text:style-name="P91">视频的唯一标识符</text:p>
          </table:table-cell>
        </table:table-row>
        <table:table-row>
          <table:table-cell table:style-name="表格4.A2" office:value-type="string">
            <text:p text:style-name="P94">粉丝</text:p>
          </table:table-cell>
          <table:table-cell table:style-name="表格4.B2" office:value-type="string">
            <text:p text:style-name="P95">普通用户关注<text:span text:style-name="T18">up主</text:span><text:span text:style-name="T19">之后会自动变为其粉丝</text:span></text:p>
          </table:table-cell>
        </table:table-row>
        <table:table-row>
          <table:table-cell table:style-name="表格4.A2" office:value-type="string">
            <text:p text:style-name="P96">内容消费与互动者</text:p>
          </table:table-cell>
          <table:table-cell table:style-name="表格4.B2" office:value-type="string">
            <text:p text:style-name="P97">区别于up主，此参与者主要是为了看视频和与视频互动</text:p>
          </table:table-cell>
        </table:table-row>
        <table:table-row>
          <table:table-cell table:style-name="表格4.A2" office:value-type="string">
            <text:p text:style-name="P98">正式用户</text:p>
          </table:table-cell>
          <table:table-cell table:style-name="表格4.B2" office:value-type="string">
            <text:p text:style-name="P97">包括up主和内容消费与互动者的更大群体</text:p>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row>
          <table:table-cell table:style-name="表格4.A2" office:value-type="string">
            <text:p text:style-name="P89"/>
          </table:table-cell>
          <table:table-cell table:style-name="表格4.B2" office:value-type="string">
            <text:p text:style-name="P89"/>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9" text:outline-level="2"><text:bookmark-start text:name="__RefHeading___Toc2108_1036705661"/>a站的主要用况<text:bookmark-end text:name="__RefHeading___Toc2108_1036705661"/></text:h>
            </text:list-item>
          </text:list>
        </text:list-item>
      </text:list>
      <text:p text:style-name="P100"/>
      <text:p text:style-name="P101"><draw:frame draw:style-name="fr2" draw:name="图像1" text:anchor-type="char" svg:width="19.001cm" svg:height="19.944cm" draw:z-index="6"><draw:image xlink:href="Pictures/10000000000005A100000482B58AF40E.png" xlink:type="simple" xlink:show="embed" xlink:actuate="onLoad" draw:mime-type="image/png"/></draw:frame></text:p>
      <text:p text:style-name="P101"/>
      <text:p text:style-name="P101"/>
      <text:p text:style-name="P101"/>
      <text:p text:style-name="P101"/>
      <text:list text:continue-numbering="true" text:style-name="Outline">
        <text:list-item>
          <text:list>
            <text:list-item>
              <text:h text:style-name="P102" text:outline-level="2"><text:bookmark-start text:name="__RefHeading___Toc7619_2925444465"/><text:soft-page-break/>各部分用况图以及简要的用况和参与者描述<text:bookmark-end text:name="__RefHeading___Toc7619_2925444465"/></text:h>
              <text:list>
                <text:list-item>
                  <text:h text:style-name="P103" text:outline-level="3"><text:bookmark-start text:name="__RefHeading___Toc7621_2925444465"/>第一部分：<text:span text:style-name="T18">游客</text:span><text:bookmark-end text:name="__RefHeading___Toc7621_2925444465"/></text:h>
                </text:list-item>
              </text:list>
            </text:list-item>
          </text:list>
        </text:list-item>
      </text:list>
      <text:p text:style-name="P104"><draw:frame draw:style-name="fr3" draw:name="图像6" text:anchor-type="char" svg:width="15cm" svg:height="9.179cm" draw:z-index="1"><draw:image xlink:href="Pictures/10000000000002370000015BA87C34A6.png" xlink:type="simple" xlink:show="embed" xlink:actuate="onLoad" draw:mime-type="image/png"/></draw:frame></text:p>
      <text:p text:style-name="P105"><text:span text:style-name="T18">游客</text:span>：游客是尚未经过注册，仅仅只是单纯为了观看视频的用户。</text:p>
      <text:p text:style-name="P106"><text:bookmark-start text:name="__RefHeading___Toc2110_1036705661"/><text:span text:style-name="T20">观看视频</text:span><text:span text:style-name="T21">：游客可以通过搜索关键词查找公开视频，或者直接浏览并观看首页的公开视频。<text:line-break/><text:tab/></text:span><text:span text:style-name="T22">成为正式用户</text:span><text:span text:style-name="T21">：</text:span><text:span text:style-name="T23">游客通过填写信息的方式，完成账户创建流程，从游客身份转变为</text:span><text:span text:style-name="T22">正式用户</text:span><text:span text:style-name="T23">，进而获取访问特定功能的权限。</text:span><text:bookmark-end text:name="__RefHeading___Toc2110_1036705661"/></text:p>
      <text:p text:style-name="P107"/>
      <text:list text:continue-numbering="true" text:style-name="Outline">
        <text:list-item>
          <text:list>
            <text:list-item>
              <text:list>
                <text:list-item>
                  <text:h text:style-name="P103" text:outline-level="3"><text:bookmark-start text:name="__RefHeading___Toc7623_2925444465"/>第二部分：<text:span text:style-name="T18">视频消费与互动者</text:span><text:bookmark-end text:name="__RefHeading___Toc7623_2925444465"/></text:h>
                </text:list-item>
              </text:list>
            </text:list-item>
          </text:list>
        </text:list-item>
      </text:list>
      <text:p text:style-name="P108"><draw:frame draw:style-name="fr4" draw:name="图像7" text:anchor-type="char" svg:width="17cm" svg:height="10.666cm" draw:z-index="2"><draw:image xlink:href="Pictures/100000000000036300000220298EF609.png" xlink:type="simple" xlink:show="embed" xlink:actuate="onLoad" draw:mime-type="image/png"/></draw:frame><text:soft-page-break/><text:span text:style-name="T18"/></text:p>
      <text:p text:style-name="P108"/>
      <text:p text:style-name="Text_20_body"><text:span text:style-name="T18">视频消费与互动者</text:span>：视频消费与互动者是游客进行成为<text:span text:style-name="T18">正式用户</text:span>渠道后成为的，负责观看视频和与视频进行互动的人。</text:p>
      <text:p text:style-name="P93"><text:s text:c="5"/><text:span text:style-name="T18">观看并互动视频</text:span>：系统向视频消费与互动者提供了观看视频和与视频互动的功能，与视频互动包括了很多小功能，比如点赞，投币，收藏分享，关注和评论以及回复的功能。</text:p>
      <text:p text:style-name="P93"><text:s text:c="4"/><text:span text:style-name="T18">与其他正式用户交流</text:span>：系统在主页提供了动态和消息的按钮，视频消费与互动者可以发布动态和私信其他<text:span text:style-name="T18">正式用户</text:span>的功能。</text:p>
      <text:list text:continue-numbering="true" text:style-name="Outline">
        <text:list-item>
          <text:list>
            <text:list-item>
              <text:list>
                <text:list-item>
                  <text:h text:style-name="P103" text:outline-level="3"><text:bookmark-start text:name="__RefHeading___Toc7625_2925444465"/>第三部分：<text:span text:style-name="T18">up主</text:span><text:bookmark-end text:name="__RefHeading___Toc7625_2925444465"/></text:h>
                </text:list-item>
              </text:list>
            </text:list-item>
          </text:list>
        </text:list-item>
      </text:list>
      <text:p text:style-name="P108"><draw:frame draw:style-name="fr3" draw:name="图像8" text:anchor-type="char" svg:width="15.265cm" svg:height="9.312cm" draw:z-index="3"><draw:image xlink:href="Pictures/10000000000002410000016053D8A77A.png" xlink:type="simple" xlink:show="embed" xlink:actuate="onLoad" draw:mime-type="image/png"/></draw:frame><text:soft-page-break/></text:p>
      <text:p text:style-name="P58"><text:span text:style-name="T18">up主（内容创作者）</text:span>：<text:span text:style-name="T18">up主</text:span>也是<text:span text:style-name="T18">正式用户</text:span>，是为了凸显<text:span text:style-name="T18">up主</text:span>和区别<text:span text:style-name="T18">视频消费与互动者</text:span>的参与者，他主要是分享视频到系统。</text:p>
      <text:p text:style-name="P109"><text:span text:style-name="T18">发布视频</text:span>：系统<text:span text:style-name="T19">向</text:span><text:span text:style-name="T18">up主</text:span>提供了可以上传视频的功能，<text:span text:style-name="T24">系统验证视频格式并处理上传</text:span><text:span text:style-name="T25">，视频</text:span>进行审核成功后将推送到主界面。</text:p>
      <text:p text:style-name="P58"><text:span text:style-name="T18">管理视频</text:span>：系统向<text:span text:style-name="T18">up</text:span><text:span text:style-name="T26">主</text:span>提供了管理个人视频的内容的地方，可以对上传的视频进行隐藏，删除，更改封面，标题等一系列操作，之后会进行重新上传更新。</text:p>
      <text:list text:continue-numbering="true" text:style-name="Outline">
        <text:list-item>
          <text:list>
            <text:list-item>
              <text:list>
                <text:list-item>
                  <text:h text:style-name="P110"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11"><draw:frame draw:style-name="fr1" draw:name="图像9" text:anchor-type="char" svg:x="0.009cm" svg:y="0.333cm" svg:width="16.984cm" svg:height="7.116cm" draw:z-index="4"><draw:image xlink:href="Pictures/10000000000002820000010D25F12896.png" xlink:type="simple" xlink:show="embed" xlink:actuate="onLoad" draw:mime-type="image/png"/></draw:frame></text:p>
      <text:p text:style-name="P111"/>
      <text:p text:style-name="P58"><text:span text:style-name="T18">审核员</text:span>：审核员是负责审核正式用户所发出的各种各样的内容（包括弹幕评论，视频内容，视频，<text:soft-page-break/>动态）的人，拥有着驳回和同意视频或动态上传到首页或者动态朋友圈，删除评论或者弹幕的权力。</text:p>
      <text:p text:style-name="P58"><text:span text:style-name="T18">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110"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11"><draw:frame draw:style-name="fr4" draw:name="图像10" text:anchor-type="char" svg:width="17cm" svg:height="7.153cm" draw:z-index="5"><draw:image xlink:href="Pictures/10000000000003D30000019C849EE0E0.png" xlink:type="simple" xlink:show="embed" xlink:actuate="onLoad" draw:mime-type="image/png"/></draw:frame></text:p>
      <text:p text:style-name="P58"><text:span text:style-name="T18">系统管理员</text:span>：是负责整个系统的最高权限人，可以拥有配置系统全局参数的权限。</text:p>
      <text:p text:style-name="P58"><text:span text:style-name="T18">更新系统</text:span>：系统管理员执行预定的更新流程，将更新的内容进行封装更新并发布。</text:p>
      <text:p text:style-name="P58"><text:span text:style-name="T18">分析系统性能</text:span>：系统管理员分析系统性能，通过登录监控平台进行日常巡检，审视用户体验、应用服务、数据及基础设施等各层级的核心指标。</text:p>
      <text:list text:continue-numbering="true" text:style-name="Outline">
        <text:list-item>
          <text:list>
            <text:list-item>
              <text:h text:style-name="P112" text:outline-level="2"><text:bookmark-start text:name="__RefHeading___Toc7635_2925444465"/><text:span text:style-name="T27">用况的</text:span><text:span text:style-name="T14">详细描述</text:span><text:bookmark-end text:name="__RefHeading___Toc7635_2925444465"/></text:h>
              <text:list>
                <text:list-item>
                  <text:h text:style-name="P113" text:outline-level="3"><text:bookmark-start text:name="__RefHeading___Toc7637_2925444465"/>第一部分：游客用况<text:bookmark-end text:name="__RefHeading___Toc7637_2925444465"/></text:h>
                </text:list-item>
              </text:list>
            </text:list-item>
          </text:list>
        </text:list-item>
      </text:list>
      <text:p text:style-name="P114"><draw:frame draw:style-name="fr2" draw:name="图像2" text:anchor-type="char" svg:width="15cm" svg:height="9.179cm" draw:z-index="7"><draw:image xlink:href="Pictures/10000000000002370000015BA87C34A6.png" xlink:type="simple" xlink:show="embed" xlink:actuate="onLoad" draw:mime-type="image/png"/></draw:frame></text:p>
      <text:list text:continue-numbering="true" text:style-name="Outline">
        <text:list-item>
          <text:list>
            <text:list-item>
              <text:list>
                <text:list-item>
                  <text:list>
                    <text:list-header>
                      <text:h text:style-name="P115" text:outline-level="4" text:is-list-header="true"><text:bookmark-start text:name="__RefHeading___Toc7195_1948444911"/><text:soft-page-break/>3.4.1.1 <text:s/><text:span text:style-name="T18">观看视频</text:span><text:bookmark-end text:name="__RefHeading___Toc7195_1948444911"/></text:h>
                    </text:list-header>
                  </text:list>
                </text:list-item>
              </text:list>
            </text:list-item>
          </text:list>
        </text:list-item>
      </text:list>
      <text:p text:style-name="P116"><text:span text:style-name="T18">参与者</text:span>：游客</text:p>
      <text:p text:style-name="P117"><text:span text:style-name="T18">后置条件</text:span>：游客观看的对应视频观看次数发生变化</text:p>
      <text:p text:style-name="P117"><text:s text:c="12"/>若通过搜索功能找到视频，搜索记录相关数据可能更新。</text:p>
      <text:p text:style-name="P118"><text:s/><text:span text:style-name="T18">基本流</text:span>：</text:p>
      <text:p text:style-name="P118"><text:s/>1.游客打开软件或者访问应用首页，用况启动。</text:p>
      <text:p text:style-name="P119"><text:s/>{搜索视频}</text:p>
      <text:p text:style-name="P118"><text:s/>2.系统执行子流<text:span text:style-name="T18">&lt;加载视频列表&gt;</text:span>（S1）</text:p>
      <text:p text:style-name="P118"><text:s/><text:span text:style-name="T18">{加载视频列表}</text:span></text:p>
      <text:p text:style-name="P118"><text:s/>3.游客从展示的视频列表中选择一个公开的视频点击观看。</text:p>
      <text:p text:style-name="P118"><text:s/>4.系统执行子流<text:span text:style-name="T18">&lt;播放视频&gt;</text:span>（S2）</text:p>
      <text:p text:style-name="P119"><text:s/>{播放视频}</text:p>
      <text:p text:style-name="P118"><text:s/>5.视频播放完毕或者游客关闭视频播放界面，用况终止。</text:p>
      <text:p text:style-name="P118"/>
      <text:p text:style-name="P118">备选流:</text:p>
      <text:p text:style-name="P118">A1 <text:span text:style-name="T18">“搜索视频”</text:span>（普适备选流）</text:p>
      <text:p text:style-name="P118"><text:tab/><text:span text:style-name="T18">触发条件</text:span>：游客在浏览首页视频列表后，未找到感兴趣的视频，或者有明确目标希望通过搜索快速定位特定视频。</text:p>
      <text:p text:style-name="P118"><text:tab/>1.系统响应游客的搜索操作，展示搜索页面，包含搜索框和可能的搜索历史记录（如果有）。</text:p>
      <text:p text:style-name="P118"><text:tab/>2.游客在搜索框中输入想要查找视频的关键词，然后点击搜索按钮。</text:p>
      <text:p text:style-name="P118"><text:tab/>3.系统执行子流<text:span text:style-name="T18">&lt;根据关键词搜索视频&gt;</text:span>（S3）</text:p>
      <text:p text:style-name="P118"><text:tab/><text:span text:style-name="T18">{执行搜索查询}</text:span></text:p>
      <text:p text:style-name="P119"><text:tab/>{显示搜索结果}</text:p>
      <text:p text:style-name="P118"><text:s text:c="3"/><text:span text:style-name="T18"><text:s/>事件流恢复</text:span>：事件流恢复到基本流第二步，系统尝试加载视频列表。</text:p>
      <text:p text:style-name="P118"/>
      <text:p text:style-name="P118">A2 <text:span text:style-name="T18">“处理视频列表加载失败”</text:span>（特定备选流）</text:p>
      <text:p text:style-name="P118"><text:tab/><text:span text:style-name="T18">扩展点及其触发条件</text:span>：在<text:span text:style-name="T18">{加载视频列表}</text:span>扩展点上，当系统因为网络错误或者服务异常无法加载视频列表。</text:p>
      <text:p text:style-name="P118"><text:tab/>1.系统显示加载失败，请检查网络连接的提示。</text:p>
      <text:p text:style-name="P118"><text:tab/>2.系统提供重试的按钮</text:p>
      <text:p text:style-name="P118"><text:tab/>3.游客点击重试按钮</text:p>
      <text:p text:style-name="P118"><text:tab/><text:span text:style-name="T18">事件流恢复</text:span>：事件流恢复到基本流第二步，系统再次尝试加载视频列表。</text:p>
      <text:p text:style-name="P118"/>
      <text:p text:style-name="P118">A3 <text:span text:style-name="T18">“处理视频播放错误”</text:span>（特定备选流）</text:p>
      <text:p text:style-name="P118"><text:tab/><text:span text:style-name="T18">扩展点及其触发条件</text:span>：在<text:span text:style-name="T18">{播放视频}</text:span>扩展点上，当所选视频被删除或者格式不支持等原因导致无法播放</text:p>
      <text:p text:style-name="P118"><text:tab/>1.系统提示视频暂时无法播放。</text:p>
      <text:p text:style-name="P118"><text:tab/>2.系统自动返回视频列表页面。</text:p>
      <text:p text:style-name="P118"><text:tab/>3.浏览首页的公开视频用况终止。</text:p>
      <text:p text:style-name="P118"/>
      <text:p text:style-name="P118">A4 <text:span text:style-name="T18">“处理搜索服务异常”</text:span>（特定备选流）</text:p>
      <text:p text:style-name="P118"><text:tab/><text:span text:style-name="T18">扩展点及其触发条件</text:span>：在 <text:span text:style-name="T18">{执行搜索查询} </text:span>扩展点上面，当搜索服务不可用（网络不稳定或断网）或者查询出错的时候。</text:p>
      <text:p text:style-name="P118"><text:tab/>1.系统在页面上提示“搜索服务暂不可用，请稍后再试”。</text:p>
      <text:p text:style-name="P118"><text:soft-page-break/><text:tab/>2.搜索内容用况终止。</text:p>
      <text:p text:style-name="P118"/>
      <text:p text:style-name="P118"><text:span text:style-name="T18">A5 “处理空搜索结果”</text:span>（特定备选流）</text:p>
      <text:p text:style-name="P118"><text:tab/><text:span text:style-name="T18">扩展点及其触发条件</text:span>：在 <text:span text:style-name="T18">{显示搜索结果} </text:span>扩展点上，当系统根据关键词查询之后，没有找到任何匹配的视频。</text:p>
      <text:p text:style-name="P118"><text:tab/>1.系统在搜索结果页面显示“视频找不到”的提示。</text:p>
      <text:p text:style-name="P118"><text:tab/>2.同时，系统在搜索结果页面显示一些热门视频推荐。</text:p>
      <text:p text:style-name="P118"><text:tab/>3.搜索内容的用况终止。</text:p>
      <text:p text:style-name="P118"/>
      <text:list text:continue-numbering="true" text:style-name="Outline">
        <text:list-item>
          <text:list>
            <text:list-item>
              <text:list>
                <text:list-item>
                  <text:list>
                    <text:list-header>
                      <text:h text:style-name="P120" text:outline-level="4" text:is-list-header="true"><text:bookmark-start text:name="__RefHeading___Toc7197_1948444911"/><text:span text:style-name="T28">3.4.1.2</text:span>成为正式用户<text:bookmark-end text:name="__RefHeading___Toc7197_1948444911"/></text:h>
                    </text:list-header>
                  </text:list>
                </text:list-item>
              </text:list>
            </text:list-item>
          </text:list>
        </text:list-item>
      </text:list>
      <text:p text:style-name="P118"/>
      <text:p text:style-name="Text_20_body"><text:span text:style-name="T18">参与者</text:span>：游客</text:p>
      <text:p text:style-name="Text_20_body"><text:span text:style-name="T18">前置条件</text:span>:系统终端网络连接正常。云数据库空间足够，且正常工作。</text:p>
      <text:p text:style-name="Text_20_body"><text:span text:style-name="T18">后置条件</text:span>:游客成功转变为正式用户，系统自动更新用户信息，新用户数据存储到数据库中。</text:p>
      <text:p text:style-name="Text_20_body"/>
      <text:p text:style-name="P121">基本流：</text:p>
      <text:p text:style-name="Text_20_body"/>
      <text:p text:style-name="Text_20_body"><text:s text:c="4"/>1.游客点击<text:span text:style-name="T18">“成为正式用户”</text:span>按钮之后，用况开始启动。</text:p>
      <text:p text:style-name="Text_20_body"><text:s text:c="4"/>2.系统显示与成为正式用户相关的界面，提供两个选项 - 直接注册成为正式用户和第三方登录成为正式用户选项。</text:p>
      <text:p text:style-name="Text_20_body"><text:s text:c="4"/><text:span text:style-name="T18">{选择成为正式用户的方式}</text:span></text:p>
      <text:p text:style-name="Text_20_body"><text:s text:c="4"/>3.游客选择直接注册成为正式用户方式，并完成信息提交。</text:p>
      <text:p text:style-name="Text_20_body"><text:s text:c="4"/><text:span text:style-name="T18">{验证成为正式用户的信息}</text:span></text:p>
      <text:p text:style-name="Text_20_body"><text:s text:c="4"/>4.系统执行子流<text:span text:style-name="T18">&lt;验证信息&gt; </text:span>(S<text:span text:style-name="T28">4</text:span>)。</text:p>
      <text:p text:style-name="Text_20_body"><text:s text:c="4"/>5.系统自动登录，然后显示成为正式用户成功提示。</text:p>
      <text:p text:style-name="Text_20_body"><text:s text:c="4"/>6.用况终止。</text:p>
      <text:p text:style-name="Text_20_body"/>
      <text:p text:style-name="P121">备选流</text:p>
      <text:p text:style-name="Text_20_body">A1 <text:span text:style-name="T18">“采用第三方账号登录成为正式用户”</text:span>（特定备选流）</text:p>
      <text:p text:style-name="Text_20_body">扩展点及其触发条件：在 <text:span text:style-name="T18">{选择成为正式用户的方式}</text:span> 扩展点上，当游客选择第三方登录的时候。</text:p>
      <text:p text:style-name="Text_20_body"/>
      <text:p text:style-name="Text_20_body"><text:s text:c="4"/>1.系统根据游客选择的第三方平台，跳转至对应的第三方授权界面。</text:p>
      <text:p text:style-name="Text_20_body"><text:s text:c="4"/>2.用户在第三方平台完成身份验证并且授权。</text:p>
      <text:p text:style-name="Text_20_body"><text:s text:c="4"/>3.第三方系统将验证成功的凭证和用户基本信息返回给本系统。</text:p>
      <text:p text:style-name="Text_20_body"><text:s text:c="4"/>4.系统接收基本信息，创建本地账户并且完成登录，游客正式成为本系统正式用户。</text:p>
      <text:p text:style-name="Text_20_body"><text:soft-page-break/><text:s text:c="2"/><text:span text:style-name="T18">事件流恢复</text:span>：接着基本流第5步显示成为正式用户成功提示之前，即系统完成登录后直接进入显示成为正式用户成功提示环节。</text:p>
      <text:p text:style-name="Text_20_body"/>
      <text:p text:style-name="Text_20_body">A2 <text:span text:style-name="T18">“处理无效成为正式用户的信息”</text:span>（特定备选流）</text:p>
      <text:p text:style-name="Text_20_body"><text:span text:style-name="T18">扩展点及其触发条件：</text:span>在 <text:span text:style-name="T18">{验证成为正式用户的信息} </text:span>扩展点上，当系统验证发现信息有误（比如用户名已经存在，格式错误等）。</text:p>
      <text:p text:style-name="Text_20_body"/>
      <text:p text:style-name="Text_20_body"><text:s text:c="4"/>1.系统在注册表单对应的位置提示具体的错误信息（如"该用户名已存在"）。</text:p>
      <text:p text:style-name="Text_20_body"><text:s text:c="4"/>2.系统保留游客已填写的其他正确信息。</text:p>
      <text:p text:style-name="Text_20_body"><text:s text:c="2"/><text:span text:style-name="T18">事件流恢复</text:span>：恢复到基本流第3步的信息提交环节，游客根据提示修正错误信息后重新提交。</text:p>
      <text:p text:style-name="P122"/>
      <text:list text:continue-numbering="true" text:style-name="Outline">
        <text:list-item>
          <text:list>
            <text:list-item>
              <text:list>
                <text:list-item>
                  <text:h text:style-name="P123" text:outline-level="3"><text:bookmark-start text:name="__RefHeading___Toc7645_2925444465"/>第二部分：视频消费与互动者用况<text:bookmark-end text:name="__RefHeading___Toc7645_2925444465"/></text:h>
                </text:list-item>
              </text:list>
            </text:list-item>
          </text:list>
        </text:list-item>
      </text:list>
      <text:p text:style-name="P122"><draw:frame draw:style-name="fr2" draw:name="图像12" text:anchor-type="char" svg:width="15.639cm" svg:height="9.813cm" draw:z-index="11"><draw:image xlink:href="Pictures/100000000000036300000220298EF609.png" xlink:type="simple" xlink:show="embed" xlink:actuate="onLoad" draw:mime-type="image/png"/></draw:frame></text:p>
      <text:list text:continue-numbering="true" text:style-name="Outline">
        <text:list-item>
          <text:list>
            <text:list-item>
              <text:list>
                <text:list-item>
                  <text:list>
                    <text:list-item>
                      <text:h text:style-name="P124" text:outline-level="4"><text:bookmark-start text:name="__RefHeading___Toc7647_2925444465"/>观看并互动视频<text:bookmark-end text:name="__RefHeading___Toc7647_2925444465"/></text:h>
                    </text:list-item>
                  </text:list>
                </text:list-item>
              </text:list>
            </text:list-item>
          </text:list>
        </text:list-item>
      </text:list>
      <text:p text:style-name="P122"><text:span text:style-name="T18">参与者</text:span>：视频消费与互动者</text:p>
      <text:p text:style-name="P122"><text:span text:style-name="T18">后置条件</text:span>：视频观看次数、评论等属性改变</text:p>
      <text:p text:style-name="P122"/>
      <text:p text:style-name="P125"><text:s text:c="2"/>基本流：</text:p>
      <text:p text:style-name="P122">1.当参与者“<text:span text:style-name="T18">视频消费互动者”</text:span>进入系统并选择主页视频区域时，用况启动。</text:p>
      <text:p text:style-name="P122"><text:soft-page-break/><text:s text:c="2"/><text:span text:style-name="T18"><text:s/>{搜索视频}</text:span></text:p>
      <text:p text:style-name="P122">2. 系统执行子流<text:span text:style-name="T18">&lt;加载视频列表&gt;</text:span>（S<text:span text:style-name="T29">1</text:span>）</text:p>
      <text:p text:style-name="P125">{加载视频列表}</text:p>
      <text:p text:style-name="P122">3.<text:span text:style-name="T18">视频消费互动者</text:span>从系统展示的视频列表中选择一个公开的视频点击观看。</text:p>
      <text:p text:style-name="P122">4.系统执行子流<text:span text:style-name="T18">&lt;播放视频&gt;</text:span>（S<text:span text:style-name="T29">2</text:span>），应用视频的的默认设置（如音量、分辨率）。</text:p>
      <text:p text:style-name="P125"><text:s/>{播放视频}</text:p>
      <text:p text:style-name="P122">5.<text:span text:style-name="T18">视频消费互动者</text:span>观看视频内容，系统记录观看进度。</text:p>
      <text:p text:style-name="P122"> <text:span text:style-name="T18">{观看中}</text:span></text:p>
      <text:p text:style-name="P122">6.视频播放完毕或者<text:span text:style-name="T18">视频消费互动者</text:span>选择结束当前视频窗口，用况终止。</text:p>
      <text:p text:style-name="P122"/>
      <text:p text:style-name="P125">备选流:</text:p>
      <text:p text:style-name="P122">A1 <text:span text:style-name="T18">“搜索视频”</text:span>（普适备选流）</text:p>
      <text:p text:style-name="P122"><text:tab/><text:span text:style-name="T18">触发条件</text:span>：任何时候视频消费互动者在浏览首页视频列表或正在观看视频时，未找到感兴趣的视频，或者有明确目标希望通过搜索快速定位特定视频。</text:p>
      <text:p text:style-name="P122"><text:tab/>1.系统响应视频消费互动者的搜索操作，展示搜索页面，包含搜索框和可能的搜索历史记录（如果有）。</text:p>
      <text:p text:style-name="P122"><text:s text:c="7"/><text:span text:style-name="T18"><text:s/>{搜索结果}</text:span></text:p>
      <text:p text:style-name="P122"><text:tab/>2.<text:span text:style-name="T18">视频消费互动者</text:span>在搜索框中输入想要查找视频的关键词，然后点击搜索按钮。</text:p>
      <text:p text:style-name="P122"><text:tab/>3.系统执行子流<text:span text:style-name="T18">&lt;根据关键词搜索视频&gt;</text:span>（S<text:span text:style-name="T29">3</text:span>）</text:p>
      <text:p text:style-name="P122"><text:tab/><text:span text:style-name="T18">{执行搜索查询}</text:span></text:p>
      <text:p text:style-name="P122"><text:tab/><text:span text:style-name="T18">{显示搜索结果}</text:span></text:p>
      <text:p text:style-name="P122"><text:s text:c="4"/><text:span text:style-name="T18">事件流恢复</text:span>：事件流恢复到基本流第二步，系统尝试加载视频列表。</text:p>
      <text:p text:style-name="P122"/>
      <text:p text:style-name="P122">A2 <text:span text:style-name="T18">“处理视频列表加载失败”</text:span>（特定备选流）</text:p>
      <text:p text:style-name="P122"><text:tab/><text:span text:style-name="T18">扩展点及其触发条件</text:span>：在<text:span text:style-name="T18">{加载视频列表}</text:span>扩展点上，当系统因为网络错误或者服务异常无法加载视频列表。</text:p>
      <text:p text:style-name="P122"><text:tab/>1.系统显示加载失败，请检查网络连接的提示。</text:p>
      <text:p text:style-name="P122"><text:tab/>2.系统提供重试的按钮</text:p>
      <text:p text:style-name="P122"><text:tab/>3.<text:span text:style-name="T18">视频消费互动者</text:span>点击重试按钮</text:p>
      <text:p text:style-name="P122"><text:soft-page-break/><text:tab/><text:span text:style-name="T18">事件流恢复</text:span>：事件流恢复到基本流第<text:span text:style-name="T30">2</text:span>步，系统再次尝试加载视频列表。</text:p>
      <text:p text:style-name="P122"/>
      <text:p text:style-name="P122">A3<text:span text:style-name="T18"> “处理视频播放错误”</text:span>（特定备选流）</text:p>
      <text:p text:style-name="P122"><text:tab/><text:span text:style-name="T18">扩展点及其触发条件</text:span>：在<text:span text:style-name="T18">{播放视频}</text:span>扩展点上，当所选视频被删除或者格式不支持等原因导致无法播放</text:p>
      <text:p text:style-name="P122"><text:tab/>1.系统提示视频暂时无法播放。</text:p>
      <text:p text:style-name="P122"><text:tab/>2.系统自动返回视频列表页面。</text:p>
      <text:p text:style-name="P122"><text:tab/>3.浏览首页的公开视频用况终止。</text:p>
      <text:p text:style-name="P122"/>
      <text:p text:style-name="P122">A4 <text:span text:style-name="T18">“处理搜索服务异常”</text:span>（特定备选流）</text:p>
      <text:p text:style-name="P122"><text:tab/><text:span text:style-name="T18">扩展点及其触发条件</text:span>：在 <text:span text:style-name="T18">{执行搜索查询} </text:span>扩展点上面，当搜索服务不可用（网络不稳定或断网）或者查询出错的时候。</text:p>
      <text:p text:style-name="P122"><text:tab/>1.系统在页面上提示“搜索服务暂不可用，请稍后再试”。</text:p>
      <text:p text:style-name="P122"><text:tab/>2.搜索内容用况终止。</text:p>
      <text:p text:style-name="P122"/>
      <text:p text:style-name="P122">A5 <text:span text:style-name="T18">“处理空搜索结果”</text:span>（特定备选流）</text:p>
      <text:p text:style-name="P122"><text:tab/><text:span text:style-name="T18">扩展点及其触发条件</text:span>：在 <text:span text:style-name="T18">{显示搜索结果} </text:span>扩展点上，当系统根据关键词查询之后，没有找到任何匹配的视频。</text:p>
      <text:p text:style-name="P122"><text:tab/>1.系统在搜索结果页面显示“视频找不到”的提示。</text:p>
      <text:p text:style-name="P122"><text:tab/>2.同时，系统在搜索结果页面显示一些热门视频推荐。</text:p>
      <text:p text:style-name="P122"><text:tab/>3.搜索内容的用况终止。</text:p>
      <text:p text:style-name="P122"/>
      <text:p text:style-name="P122">A6 <text:span text:style-name="T18">“处理互动 ”</text:span> （普适备选流）</text:p>
      <text:p text:style-name="P122"><text:s text:c="5"/><text:span text:style-name="T18">触发条件</text:span>：在<text:span text:style-name="T18">{观看中}</text:span>处的任何时间，当视频消费互动者对视频进行互动时。</text:p>
      <text:p text:style-name="P122"><text:s text:c="8"/><text:span text:style-name="T18">{检查当前用户账户}</text:span></text:p>
      <text:p text:style-name="P122"><text:s text:c="8"/>1.系统获取当前用户之前对该视频的互动数据。</text:p>
      <text:p text:style-name="P122"><text:s text:c="8"/>2.系统根据用户互动类型来执行操作：</text:p>
      <text:p text:style-name="P122"/>
      <text:p text:style-name="P122"><text:soft-page-break/><text:s text:c="9"/>a:当用户选择点赞操作时：</text:p>
      <text:p text:style-name="P122"><text:s text:c="9"/>a.1:如果之前用户已经点赞，取消点赞操作; 如果用户没有点赞，视频点赞数加一，显示点赞特效。</text:p>
      <text:p text:style-name="P122"><text:s text:c="9"/>a.2:系统通知当前视频作者被点赞。</text:p>
      <text:p text:style-name="P122"><text:s text:c="9"/>a.3:事件进入到基本流3.</text:p>
      <text:p text:style-name="P122"/>
      <text:p text:style-name="P122"><text:s text:c="9"/>b:当用户选择收藏操作时：</text:p>
      <text:p text:style-name="P122"><text:s text:c="9"/>b.1：如果当前用户对该视频已经收藏过，取消收藏操作，用户收藏夹取消该视频；如果没有收藏，当前视频的收藏加一，当前用户收藏夹内容添加该视频。</text:p>
      <text:p text:style-name="P122"><text:s text:c="9"/>b.2：事件进入到基本流3</text:p>
      <text:p text:style-name="P122"/>
      <text:p text:style-name="P122"><text:s text:c="9"/>c:当用户选择投币操作时：</text:p>
      <text:p text:style-name="P122"><text:s text:c="9"/>  <text:s text:c="6"/><text:span text:style-name="T18"><text:s/>{硬币数检查}</text:span></text:p>
      <text:p text:style-name="P122"><text:s text:c="8"/>c.1：如果当前用户对该视频已经投币过，无法进行投币操作，如果没有投币，当前视频的投币数加一，用户硬币数量减少。</text:p>
      <text:p text:style-name="P122"><text:s text:c="8"/>c.2：系统将用户投币数给当前视频作者，并提醒作者。</text:p>
      <text:p text:style-name="P122"><text:s text:c="8"/>c.3：事件进入到基本流3</text:p>
      <text:p text:style-name="P122"/>
      <text:p text:style-name="P122"><text:s text:c="9"/>d：当用户选择缓存操作时：</text:p>
      <text:p text:style-name="P122"><text:s text:c="9"/>d.1：如果当前用户对该已经缓存过，无法进行缓存操作；如果没有缓存，系统获取视频数据，下载视频到用户设备中。</text:p>
      <text:p text:style-name="P122"><text:s text:c="4"/><text:span text:style-name="T18"><text:s text:c="2"/>  {下载中}</text:span></text:p>
      <text:p text:style-name="P122"><text:s text:c="7"/>d.2：事件进入到基本流3</text:p>
      <text:p text:style-name="P122"/>
      <text:p text:style-name="P122"><text:s text:c="7"/>e：当用户选择转发操作时：</text:p>
      <text:p text:style-name="P122"><text:s text:c="7"/>e.1:系统获取当前视频的信息，生成视频链接。</text:p>
      <text:p text:style-name="P122">  <text:s text:c="5"/>e.2:系统提供窗口用于用户转发链接，用户能够复制当前链接。</text:p>
      <text:p text:style-name="P122"><text:s text:c="7"/>e.3:事件进入到基本流3</text:p>
      <text:p text:style-name="P122"/>
      <text:p text:style-name="P122"><text:soft-page-break/><text:s text:c="5"/>f：当用户选择评论操作时:</text:p>
      <text:p text:style-name="P122"><text:s text:c="5"/>f.1: 系统获取当前视频的信息与评论信息，并且显示 。</text:p>
      <text:p text:style-name="P122">  <text:s text:c="3"/>f.2:用户能够输入文字，选择表情，点击发送按钮能够发送评论到当前视频的评论区中。</text:p>
      <text:p text:style-name="P122">  <text:s text:c="3"/>f.3:系统获取用户输入的消息，将数据同步到评论区中。</text:p>
      <text:p text:style-name="P122"><text:s text:c="5"/>f.4:事件进入到基本流3</text:p>
      <text:p text:style-name="P122"/>
      <text:p text:style-name="P122"><text:s text:c="6"/>g：当用户选择回复操作时：</text:p>
      <text:p text:style-name="P122"><text:s text:c="6"/>g.1：系统获取当前视频的信息与评论信息，并且显示 。</text:p>
      <text:p text:style-name="P122">  <text:s text:c="4"/>g.2：用户能够输入文字，选择表情，点击发送按钮能够发送回复到当前视频评论的回复区域。</text:p>
      <text:p text:style-name="P122">  <text:s text:c="4"/>g.3:系统获取用户输入的消息，将数据同步到评论区中。</text:p>
      <text:p text:style-name="P122">  <text:s text:c="4"/>g.4:系统提醒被回复的用户。</text:p>
      <text:p text:style-name="P122"><text:s text:c="6"/>g.5:事件进入到基本流3</text:p>
      <text:p text:style-name="P122"/>
      <text:p text:style-name="P122"><text:s text:c="5"/>h:当用户选择对评论区的评论或回复点赞操作时：</text:p>
      <text:p text:style-name="P122"><text:s text:c="5"/>h.1：系统获取当前视频的信息与评论信息，并且显示 。</text:p>
      <text:p text:style-name="P122">  <text:s text:c="3"/>h.2：用户对评论区中的评论或回复进行点赞，同时系统显示点赞特效。</text:p>
      <text:p text:style-name="P122">  <text:s text:c="3"/>h.3：系统获取用户点赞对象，将点赞消息通知给对应用户。</text:p>
      <text:p text:style-name="P122"><text:s text:c="4"/>h.4：事件进入到基本流3</text:p>
      <text:p text:style-name="P122"/>
      <text:p text:style-name="P122"><text:s text:c="4"/>i：当用户选择对评论区的评论或回复点踩操作时：</text:p>
      <text:p text:style-name="P122"><text:s text:c="4"/>i.1：系统获取当前视频的信息与评论信息，并且显示 。</text:p>
      <text:p text:style-name="P122">  <text:s text:c="2"/>i.2用户对评论区中的评论或回复进行点踩，同时系统显示点踩特效。</text:p>
      <text:p text:style-name="P122"><text:s text:c="4"/>i.3：事件进入到基本流3</text:p>
      <text:p text:style-name="P122"/>
      <text:p text:style-name="P122"><text:s text:c="5"/>3.事件恢复到<text:span text:style-name="T18">{观看中}</text:span>，执行子流<text:span text:style-name="T18">&lt;更新系统视频属性&gt;</text:span>（S<text:span text:style-name="T29">5</text:span>）。</text:p>
      <text:p text:style-name="P122"/>
      <text:p text:style-name="P122">A7<text:span text:style-name="T18">“硬币数检查”</text:span>（普适备选流）</text:p>
      <text:p text:style-name="P122"><text:soft-page-break/><text:s text:c="2"/><text:span text:style-name="T18">触发条件</text:span>：在<text:span text:style-name="T18">{硬币数检查}</text:span>拓展点上，当用户的硬币数量不够的时候。</text:p>
      <text:p text:style-name="P122"><text:s text:c="3"/>1.系统对当前用户显示硬币数量不够的提示。</text:p>
      <text:p text:style-name="P122"><text:s text:c="3"/>2.取消用户的投币操作。</text:p>
      <text:p text:style-name="P122"><text:s text:c="3"/>3.事件恢复到<text:span text:style-name="T18">{观看中}</text:span>。</text:p>
      <text:p text:style-name="P122"/>
      <text:p text:style-name="P122">A8 <text:span text:style-name="T18">“下载处理”</text:span>（普适备选流）</text:p>
      <text:p text:style-name="P122"><text:s text:c="2"/><text:span text:style-name="T18"><text:s/>触发条件</text:span>：在<text:span text:style-name="T18">{下载中}</text:span>处的任何时间，当网络断开或者不佳的时候。</text:p>
      <text:p text:style-name="P122"><text:s text:c="5"/>1.系统停止下载视频到用户。</text:p>
      <text:p text:style-name="P122"><text:s text:c="5"/>2.系统提示用户因为网络问题下载视频失败。</text:p>
      <text:p text:style-name="P122"><text:s text:c="5"/>3.事件恢复到<text:span text:style-name="T18">{观看中}</text:span>。</text:p>
      <text:p text:style-name="P122"/>
      <text:p text:style-name="P122">A9<text:span text:style-name="T18">“下载处理”</text:span>（普适备选流）</text:p>
      <text:p text:style-name="P122"><text:span text:style-name="T18">触发条件</text:span>：在<text:span text:style-name="T18">{下载中}</text:span>处的任何时间，当本地设备存储空间不够的时候。</text:p>
      <text:p text:style-name="P122"><text:s text:c="3"/>1.系统停止下载视频到用户。</text:p>
      <text:p text:style-name="P122"><text:s text:c="3"/>2.系统提示用户存储空间不够，导致视频下载失败。</text:p>
      <text:p text:style-name="P122"><text:s text:c="3"/>3.事件恢复到<text:span text:style-name="T18">{观看中}</text:span>。</text:p>
      <text:p text:style-name="P122"/>
      <text:p text:style-name="P122">A10<text:span text:style-name="T18">“账户检查”</text:span>（特定备选流）</text:p>
      <text:p text:style-name="P122"><text:s text:c="4"/>触发条件：在{<text:span text:style-name="T18">检查当前用户账户}</text:span>拖着点上，当账户被封禁的时候。</text:p>
      <text:p text:style-name="P122"><text:s text:c="4"/>1.系统查询账户详情，获取封禁原因和封禁期限。</text:p>
      <text:p text:style-name="P122"><text:s text:c="4"/>2.系统向用户显示封禁提示信息，包括账户状态、封禁具体原因、封禁期限和解封方式。</text:p>
      <text:p text:style-name="P122"><text:s text:c="4"/>3.系统阻止用户执行任何互动操作（如点赞、评论）。</text:p>
      <text:p text:style-name="P122"><text:s text:c="4"/>4.事件恢复到<text:span text:style-name="T18">{观看中}</text:span>。</text:p>
      <text:p text:style-name="P122"/>
      <text:list text:continue-numbering="true" text:style-name="Outline">
        <text:list-item>
          <text:list>
            <text:list-item>
              <text:list>
                <text:list-item>
                  <text:list>
                    <text:list-item>
                      <text:h text:style-name="P126" text:outline-level="4"><text:bookmark-start text:name="__RefHeading___Toc7649_2925444465"/>与其他正式用户交流<text:bookmark-end text:name="__RefHeading___Toc7649_2925444465"/></text:h>
                    </text:list-item>
                  </text:list>
                </text:list-item>
              </text:list>
            </text:list-item>
          </text:list>
        </text:list-item>
      </text:list>
      <text:p text:style-name="P127"><text:span text:style-name="T18">参与者</text:span>：视频消费与互动者</text:p>
      <text:p text:style-name="P128"/>
      <text:p text:style-name="P128"><text:span text:style-name="T18">前置条件</text:span>：<text:span text:style-name="T18">视频消费与互动者</text:span>已成功登录系统;</text:p>
      <text:p text:style-name="P128"><text:soft-page-break/>私信与动态交流功能处于正常服务状态;</text:p>
      <text:p text:style-name="P128"><text:span text:style-name="T18">视频消费与互动者</text:span>账户未被禁言或封禁;</text:p>
      <text:p text:style-name="P128">交流目标用户（其他<text:span text:style-name="T18">正式用户</text:span>）账户状态正常且可接收信息;</text:p>
      <text:p text:style-name="P128"/>
      <text:p text:style-name="P128"><text:span text:style-name="T18">后置条件</text:span>：系统已记录交流内容;</text:p>
      <text:p text:style-name="P128">系统已更新参与者交流状态;</text:p>
      <text:p text:style-name="P128">系统已应用动态分享可见性;</text:p>
      <text:p text:style-name="P128"/>
      <text:p text:style-name="P128"><text:span text:style-name="T18">基本流</text:span>：</text:p>
      <text:p text:style-name="P128"><text:s text:c="2"/>1.<text:span text:style-name="T18">视频消费与互动者</text:span>登录成功之后，用况启动。</text:p>
      <text:p text:style-name="P129">{选择交流方式}</text:p>
      <text:p text:style-name="P128"><text:s text:c="2"/>2.系统显示首页（包括私信和动态分享）。</text:p>
      <text:p text:style-name="P128"><text:s text:c="2"/>3.系统保存交流内容（比如私信或者动态内容），更新视频消费与互动者的交流状态。</text:p>
      <text:p text:style-name="P128"><text:s text:c="2"/>4.用况终止</text:p>
      <text:p text:style-name="P128"/>
      <text:p text:style-name="P128"><text:span text:style-name="T18">备选流</text:span>：</text:p>
      <text:p text:style-name="P128">A1 <text:span text:style-name="T18">私信交流​ </text:span>(特定备选流)</text:p>
      <text:p text:style-name="P128"><text:s text:c="2"/><text:span text:style-name="T18">扩展点及其触发条件</text:span>：在<text:span text:style-name="T18">{选择交流方式}</text:span>处，当视频消费与互动者点击消息时：</text:p>
      <text:p text:style-name="P128"><text:s text:c="2"/>1.系统弹出消息页面。</text:p>
      <text:p text:style-name="P128"><text:s text:c="2"/>2.视频消费与互动者点击想要交流的对象目标。</text:p>
      <text:p text:style-name="P128"><text:s text:c="2"/>3.系统弹出聊天历史记录提示输入私信内容。</text:p>
      <text:p text:style-name="P129">{私信内容违规}</text:p>
      <text:p text:style-name="P128"><text:s text:c="2"/>4.<text:span text:style-name="T18">视频消费与交互者</text:span>输入消息并发送给指定目标用户。</text:p>
      <text:p text:style-name="P128"><text:s text:c="2"/><text:span text:style-name="T18">事件流恢复</text:span>：视频消费与互动者点击关闭聊天界面后，事件流返回基本流第3步。</text:p>
      <text:p text:style-name="P128"/>
      <text:p text:style-name="P128">A2 <text:span text:style-name="T18">动态分享交流​</text:span>（特定备选流）</text:p>
      <text:p text:style-name="P128"><text:s/><text:span text:style-name="T18"><text:s/>扩展点及其触发条件</text:span>：在<text:span text:style-name="T18">{选择交流方式}</text:span>处，当视频消费与交互者选择动态分享时：</text:p>
      <text:p text:style-name="P128"><text:s text:c="2"/>1.系统提示参与者编写动态内容（如文本、媒体）。</text:p>
      <text:p text:style-name="P128"><text:s text:c="2"/>2.<text:span text:style-name="T18">视频消费与交互者</text:span>输入内容并设置可见性（如公开或仅好友）。</text:p>
      <text:p text:style-name="P129">{动态信息违规}</text:p>
      <text:p text:style-name="P128"><text:s text:c="2"/>3.系统发布动态信息，并应用可见性规则。</text:p>
      <text:p text:style-name="P128"><text:s text:c="2"/><text:span text:style-name="T18">事件流恢复</text:span>：<text:span text:style-name="T18">视频消费与互动者</text:span>点击关闭动态界面后，事件流返回基本流第3步。</text:p>
      <text:p text:style-name="P128"/>
      <text:p text:style-name="P128">A3 <text:span text:style-name="T18">发送私信内容违规 </text:span>​（特定备选流）</text:p>
      <text:p text:style-name="P128"><text:s/><text:span text:style-name="T18"><text:s/>扩展点及其触发条件</text:span>：在备选流A1<text:span text:style-name="T18">{私信内容违规}</text:span>处，当视频消费与互动者发送的私信内容违规时：</text:p>
      <text:p text:style-name="P128"><text:s text:c="2"/>1.系统检测到违规内容，拦截发送的私信，阻止内容被保存和传递。</text:p>
      <text:p text:style-name="P128"><text:s text:c="2"/>2.系统向用户显示明确的违规提示信息，提示简要说明违规类型。</text:p>
      <text:p text:style-name="P128"><text:s text:c="2"/>3.<text:span text:style-name="T18">视频消费与交互者</text:span>修改内容后重新发送，系统将再次进行内容安全检测。</text:p>
      <text:p text:style-name="P128"><text:s/><text:span text:style-name="T18">事件流恢复</text:span>：<text:span text:style-name="T18">视频消费与互动者</text:span>发送成功后，返回到A1备选流第4步。</text:p>
      <text:p text:style-name="P128"/>
      <text:p text:style-name="P128">A4 <text:span text:style-name="T18">发送动态内容违规 </text:span>（特定备选流）</text:p>
      <text:p text:style-name="P128"><text:s/><text:span text:style-name="T18"><text:s/>扩展点及其触发条件</text:span>：在备选流<text:span text:style-name="T18">A2{动态信息违规}</text:span>处，当<text:span text:style-name="T18">视频消费与互动者</text:span>发布的动态内容违规时：</text:p>
      <text:p text:style-name="P128"><text:s text:c="2"/>1.系统检测到动态内容违规，拦截发布请求。随后向用户显示明确的违规提示信息，并简要说明违规类 <text:s text:c="2"/><text:soft-page-break/>型。</text:p>
      <text:p text:style-name="P128"><text:s text:c="2"/>2.系统自动保留已输入的动态内容至编辑状态，方便用户直接修改。</text:p>
      <text:p text:style-name="P128"><text:s text:c="2"/>3.<text:span text:style-name="T18">视频消费与交互者</text:span>对违规内容进行修改后，重新提交发布请求。</text:p>
      <text:p text:style-name="P128"><text:s text:c="2"/>4.系统对修改后的内容再次进行安全检测。</text:p>
      <text:p text:style-name="P128"><text:span text:style-name="T18"><text:s/>事件流恢复</text:span>：视频消费与交互者发布动态成功后，返回到A2备选流第3步。</text:p>
      <text:p text:style-name="P130"/>
      <text:list text:continue-numbering="true" text:style-name="Outline">
        <text:list-item>
          <text:list>
            <text:list-item>
              <text:list>
                <text:list-item>
                  <text:h text:style-name="P131" text:outline-level="3"><text:bookmark-start text:name="__RefHeading___Toc7657_2925444465"/>第三部分：up主<text:bookmark-end text:name="__RefHeading___Toc7657_2925444465"/></text:h>
                </text:list-item>
              </text:list>
            </text:list-item>
          </text:list>
        </text:list-item>
      </text:list>
      <text:p text:style-name="P132"><draw:frame draw:style-name="fr3" draw:name="图像5" text:anchor-type="char" svg:width="13.099cm" svg:height="7.99cm" draw:z-index="10"><draw:image xlink:href="Pictures/10000000000002410000016053D8A77A.png" xlink:type="simple" xlink:show="embed" xlink:actuate="onLoad" draw:mime-type="image/png"/></draw:frame></text:p>
      <text:list text:continue-numbering="true" text:style-name="Outline">
        <text:list-item>
          <text:list>
            <text:list-item>
              <text:list>
                <text:list-item>
                  <text:list>
                    <text:list-item>
                      <text:h text:style-name="P133" text:outline-level="4"><text:bookmark-start text:name="__RefHeading___Toc7659_2925444465"/>发布视频<text:bookmark-end text:name="__RefHeading___Toc7659_2925444465"/></text:h>
                    </text:list-item>
                  </text:list>
                </text:list-item>
              </text:list>
            </text:list-item>
          </text:list>
        </text:list-item>
      </text:list>
      <text:p text:style-name="P134"><text:span text:style-name="T18">参与者</text:span>：up主</text:p>
      <text:p text:style-name="P134"><text:span text:style-name="T18">前置条件</text:span>：<text:span text:style-name="T18">up主</text:span>账户正常</text:p>
      <text:p text:style-name="P134"><text:span text:style-name="T18">后置条件</text:span>：视频记录创建，系统首页增加新视频，提醒粉丝新视频已更新</text:p>
      <text:p text:style-name="P134"><text:span text:style-name="T18">基本流</text:span>：</text:p>
      <text:p text:style-name="P134"><text:s text:c="4"/>1.<text:span text:style-name="T18">up主</text:span>在首页点击上传视频按钮之后，用况开始启动</text:p>
      <text:p text:style-name="P134"><text:s text:c="4"/>2.系统显示上传界面。</text:p>
      <text:p text:style-name="P134"><text:s/><text:span text:style-name="T18"><text:s text:c="2"/>{选择与填写视频信息}</text:span></text:p>
      <text:p text:style-name="P134"><text:span text:style-name="T31"><text:s text:c="3"/>3.</text:span><text:span text:style-name="T32">up主</text:span><text:span text:style-name="T31">选择视频文件，并且填写并且选择视频信息（比如标题，简介，关键词，封面等）</text:span></text:p>
      <text:p text:style-name="P134"><text:s text:c="2"/><text:span text:style-name="T18"><text:s/>{执行上传}</text:span></text:p>
      <text:p text:style-name="P134"><text:s text:c="3"/>4.<text:span text:style-name="T18">up主</text:span>点击上传。系统接收视频文件和视频封面文件，并判断视频文件和视频封面文件的格式。</text:p>
      <text:p text:style-name="P134"><text:s/><text:span text:style-name="T18"><text:s text:c="2"/>{视频文件格式正确}</text:span></text:p>
      <text:p text:style-name="P134"><text:s text:c="3"/>5.系统将视频文件保存，并且保存视频信息和视频封面。</text:p>
      <text:p text:style-name="P134"><text:s text:c="3"/>6.系统将视频信息保存中。</text:p>
      <text:p text:style-name="P134"><text:s text:c="3"/>7.系统开始上传视频。</text:p>
      <text:p text:style-name="P134"><text:soft-page-break/><text:s text:c="3"/>8.系统显示上传进度并进行文件上传。</text:p>
      <text:p text:style-name="P134"><text:s text:c="3"/>9.视频上传成功，视频进入审核队列。</text:p>
      <text:p text:style-name="P134"><text:s text:c="3"/>10.审核员审核视频文件及视频信息。</text:p>
      <text:p text:style-name="P134"><text:s/><text:span text:style-name="T18"><text:s text:c="3"/>{审核视频}</text:span></text:p>
      <text:p text:style-name="P134"><text:s text:c="3"/>11.审核员确认合规后，审核员同意发布该视频。</text:p>
      <text:p text:style-name="P134"><text:s text:c="3"/>12.视频发布成功。</text:p>
      <text:p text:style-name="P134"><text:s text:c="3"/>13.用况终止。</text:p>
      <text:p text:style-name="P134"/>
      <text:p text:style-name="P134"><text:s text:c="4"/>备选流：</text:p>
      <text:p text:style-name="P134"><text:s text:c="10"/><text:span text:style-name="T18"><text:s/>A1“处理视频信息无效”</text:span>（特定备选流）​​</text:p>
      <text:p text:style-name="P134"><text:s text:c="7"/><text:span text:style-name="T18">扩展点及其触发条件</text:span>：在<text:span text:style-name="T18">{选择与填写视频信息}</text:span>扩展点上，当视频信息不符合要求时（如标题为空等情况的时候）。</text:p>
      <text:p text:style-name="P134"><text:s text:c="11"/>1.系统提示具体的错误信息（如请填写视频标题等）。</text:p>
      <text:p text:style-name="P134"><text:s text:c="11"/>2.阻止进入上传步骤。</text:p>
      <text:p text:style-name="P134"><text:s text:c="6"/><text:span text:style-name="T18">事件流恢复</text:span>：事件流恢复到基本流第3步，<text:span text:style-name="T18">up主</text:span>修改信息或重新选择文件。</text:p>
      <text:p text:style-name="P134"/>
      <text:p text:style-name="P134"><text:s text:c="8"/><text:span text:style-name="T18"><text:s text:c="3"/>A2“处理上传中断”</text:span>（特定备选流）​​</text:p>
      <text:p text:style-name="P134"><text:s text:c="6"/><text:span text:style-name="T18">扩展点及其触发条件</text:span>：在<text:span text:style-name="T18">{执行上传}</text:span>扩展点上，当上传过程因网络等原因中断时。 <text:s/></text:p>
      <text:p text:style-name="P134"><text:s text:c="11"/>1.系统提示上传中断。</text:p>
      <text:p text:style-name="P134"><text:s text:c="11"/>2.提供重新上传或继续上传选项。</text:p>
      <text:p text:style-name="P134"><text:s text:c="6"/><text:span text:style-name="T18">事件流恢复</text:span>：用户选择操作后，事件流尝试恢复到基本流第4步。</text:p>
      <text:p text:style-name="P134"/>
      <text:p text:style-name="P134"><text:s text:c="10"/><text:span text:style-name="T18"><text:s/>A3“处理视频文件无效”</text:span>（特定备选流）​​</text:p>
      <text:p text:style-name="P134"><text:s text:c="6"/><text:span text:style-name="T18">扩展点及其触发条件</text:span>：在<text:span text:style-name="T18">{视频文件格式正确}</text:span>扩展点上，当视频文件不符合要求时（如格式不支持、大小超限等情况的时候）。​​</text:p>
      <text:p text:style-name="P134"><text:s text:c="11"/>1.系统提示具体的错误信息（如请格式不支持等）。</text:p>
      <text:p text:style-name="P134"><text:s text:c="11"/>2.阻止进入上传步骤。</text:p>
      <text:p text:style-name="P134"><text:s text:c="6"/><text:span text:style-name="T18">事件流恢复</text:span>：事件流恢复到基本流第3步，<text:span text:style-name="T18">up主</text:span>重新选择视频文件。</text:p>
      <text:p text:style-name="P134"/>
      <text:p text:style-name="P134"><text:s text:c="12"/><text:span text:style-name="T18">A4“审核不通过”</text:span>（特定备选流）​​</text:p>
      <text:p text:style-name="P134"><text:s text:c="6"/><text:span text:style-name="T18">扩展点及其触发条件</text:span>：在<text:span text:style-name="T18">{审核视频}</text:span>扩展点上，当因视频文件或信息不合规时（如有违禁内容等情况的时候）。​​</text:p>
      <text:p text:style-name="P134"><text:s text:c="11"/>1.审核员审核不通过，并输入原因。</text:p>
      <text:p text:style-name="P134"><text:soft-page-break/><text:s text:c="11"/>2.系统将结果反馈给<text:span text:style-name="T18">up主。</text:span></text:p>
      <text:p text:style-name="P134"><text:s text:c="11"/>3.系统删除上传的视频文件及视频信息。</text:p>
      <text:p text:style-name="P134"><text:s text:c="6"/><text:span text:style-name="T18">事件流恢复</text:span> ：事件流恢复到基本流第3步，<text:span text:style-name="T18">up主</text:span>重新选择视频文件或更改视频信息。</text:p>
      <text:p text:style-name="P134"/>
      <text:p text:style-name="P130"/>
      <text:list text:continue-numbering="true" text:style-name="Outline">
        <text:list-item>
          <text:list>
            <text:list-item>
              <text:list>
                <text:list-item>
                  <text:list>
                    <text:list-item>
                      <text:h text:style-name="P133" text:outline-level="4"><text:bookmark-start text:name="__RefHeading___Toc7661_2925444465"/>管理视频<text:bookmark-end text:name="__RefHeading___Toc7661_2925444465"/></text:h>
                    </text:list-item>
                  </text:list>
                </text:list-item>
              </text:list>
            </text:list-item>
          </text:list>
        </text:list-item>
      </text:list>
      <text:p text:style-name="Text_20_body"><text:span text:style-name="T33">参与者</text:span><text:span text:style-name="T24">：up主</text:span></text:p>
      <text:p text:style-name="Text_20_body"><text:span text:style-name="T33">前置条件</text:span><text:span text:style-name="T24">：up主账户正常、且视频存在</text:span></text:p>
      <text:p text:style-name="Text_20_body"><text:span text:style-name="T33">后置条件</text:span><text:span text:style-name="T24">：视频信息更新</text:span></text:p>
      <text:p text:style-name="Text_20_body"/>
      <text:p text:style-name="Text_20_body"><text:span text:style-name="T33">基本流</text:span><text:span text:style-name="T24">：</text:span></text:p>
      <text:p text:style-name="Text_20_body"><text:s text:c="12"/>1.<text:span text:style-name="T18">up主</text:span>进入内容管理界面之后，用况开始启动。</text:p>
      <text:p text:style-name="Text_20_body"><text:s text:c="12"/>2.系统获取当前用户。<text:span text:style-name="T34"/></text:p>
      <text:p text:style-name="Text_20_body"><text:s text:c="12"/>3.系统获取当前用户上传的视频。</text:p>
      <text:p text:style-name="Text_20_body"><text:span text:style-name="T24"><text:s text:c="12"/></text:span><text:span text:style-name="T33">{加载</text:span><text:span text:style-name="T35">视频</text:span><text:span text:style-name="T33">列表}</text:span></text:p>
      <text:p text:style-name="Text_20_body"><text:s text:c="12"/>4.系统显示该up主的视频列表。<text:span text:style-name="T34"/></text:p>
      <text:p text:style-name="Text_20_body"><text:s text:c="12"/>5.<text:span text:style-name="T18">up主</text:span>选择一个视频。</text:p>
      <text:p text:style-name="Text_20_body"><text:s text:c="12"/>6.<text:span text:style-name="T18">up主</text:span>执行管理视频相关操作（比如修改标题、封面，管理评论区，删除或者隐藏等操作）。</text:p>
      <text:p text:style-name="Text_20_body"><text:s text:c="12"/>7.<text:span text:style-name="T18">up主</text:span>提交管理内容。</text:p>
      <text:p text:style-name="Text_20_body"><text:s text:c="12"/>8.系统将新的视频内容保存。</text:p>
      <text:p text:style-name="Text_20_body"><text:span text:style-name="T24"><text:s text:c="12"/></text:span><text:span text:style-name="T33">{处理稿件操作}</text:span></text:p>
      <text:p text:style-name="Text_20_body"><text:s text:c="12"/>9.视频进入审核队列。<text:span text:style-name="T34"/></text:p>
      <text:p text:style-name="Text_20_body"><text:s text:c="12"/>10.审核员审核稿件更改的相关内容。<text:span text:style-name="T34"/></text:p>
      <text:p text:style-name="Text_20_body"><text:span text:style-name="T24"><text:s text:c="12"/></text:span><text:span text:style-name="T33">{审核视频}</text:span></text:p>
      <text:p text:style-name="Text_20_body"><text:s text:c="12"/>11.审核员确认合规后，审核员同意更改视频相关内容。<text:span text:style-name="T34"/></text:p>
      <text:p text:style-name="Text_20_body"><text:s text:c="12"/>12.系统提示操作成功。<text:span text:style-name="T34"/></text:p>
      <text:p text:style-name="Text_20_body"><text:s text:c="12"/>13.系统刷新，并且显示更新后的视频稿件列表。<text:span text:style-name="T34"/></text:p>
      <text:p text:style-name="Text_20_body"><text:s text:c="12"/>14.用况终止。<text:span text:style-name="T34"/></text:p>
      <text:p text:style-name="Text_20_body"/>
      <text:p text:style-name="Text_20_body"><text:span text:style-name="T18">备选流：</text:span> <text:s text:c="2"/></text:p>
      <text:p text:style-name="Text_20_body"><text:span text:style-name="T33"><text:s text:c="12"/>A1 “处理列表加载失败”</text:span><text:span text:style-name="T24">（特定备选流）​​</text:span></text:p>
      <text:p text:style-name="Text_20_body"><text:span text:style-name="T24"><text:s text:c="12"/></text:span><text:span text:style-name="T33">扩展点及其触发条件</text:span><text:span text:style-name="T24">：在</text:span><text:span text:style-name="T33">{加载稿件列表}</text:span><text:span text:style-name="T24">扩展点上，当稿件列表加载失败时。</text:span></text:p>
      <text:p text:style-name="Text_20_body"><text:soft-page-break/><text:s text:c="12"/>1.系统提示加载失败。<text:span text:style-name="T34"/></text:p>
      <text:p text:style-name="Text_20_body"><text:s text:c="7"/><text:span text:style-name="T18">事件流恢复</text:span>：管理视频用况终止或提供重试机制然后重新回到基本流第3步。</text:p>
      <text:p text:style-name="Text_20_body"><text:s text:c="8"/>​​<text:span text:style-name="T34"/></text:p>
      <text:p text:style-name="Text_20_body"><text:span text:style-name="T24"><text:s text:c="12"/></text:span><text:span text:style-name="T33">A2“处理操作失败”</text:span><text:span text:style-name="T24">（特定备选流）​​</text:span></text:p>
      <text:p text:style-name="Text_20_body"><text:span text:style-name="T24"><text:s text:c="12"/></text:span><text:span text:style-name="T33">扩展点及其触发条件</text:span><text:span text:style-name="T24">：在</text:span><text:span text:style-name="T33">{处理稿件操作}</text:span><text:span text:style-name="T24">扩展点上，当对稿件的操作（如编辑、删除等）失败时。</text:span></text:p>
      <text:p text:style-name="Text_20_body"><text:s text:c="12"/>1.系统提示操作失败（如删除失败，请重试）。<text:span text:style-name="T34"/></text:p>
      <text:p text:style-name="Text_20_body"><text:s text:c="7"/><text:span text:style-name="T18">事件流恢复</text:span>：事件流恢复到基本流第4步后，up主可重新尝试操作。</text:p>
      <text:p text:style-name="Text_20_body"/>
      <text:p text:style-name="Text_20_body"><text:span text:style-name="T24"><text:s text:c="12"/></text:span><text:span text:style-name="T33">A3“审核不通过”</text:span><text:span text:style-name="T24">（特定备选流）​​</text:span></text:p>
      <text:p text:style-name="Text_20_body"><text:span text:style-name="T24"><text:s text:c="12"/></text:span><text:span text:style-name="T33">扩展点及其触发条件</text:span><text:span text:style-name="T24">：在</text:span><text:span text:style-name="T33">{审核视频}</text:span><text:span text:style-name="T24">扩展点上，当因修改内容不合规时（如有违禁内容等情况的时候）。​</text:span></text:p>
      <text:p text:style-name="Text_20_body"><text:s text:c="12"/>1.审核员审核不通过，并输入原因。<text:span text:style-name="T34"/></text:p>
      <text:p text:style-name="Text_20_body"><text:s text:c="12"/>2.系统将结果反馈给up主。<text:span text:style-name="T34"/></text:p>
      <text:p text:style-name="Text_20_body"><text:s text:c="12"/>3.系统恢复原有数据，不进行修改。</text:p>
      <text:p text:style-name="Text_20_body"><text:s text:c="6"/><text:span text:style-name="T18">事件流恢复</text:span>：事件流恢复到基本流第5步，<text:span text:style-name="T18">up主</text:span>可重新尝试操作。</text:p>
      <text:p text:style-name="Text_20_body"/>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list text:continue-numbering="true" text:style-name="Outline">
        <text:list-item>
          <text:list>
            <text:list-item>
              <text:list>
                <text:list-item>
                  <text:h text:style-name="P136" text:outline-level="3"><text:bookmark-start text:name="__RefHeading___Toc7665_2925444465"/>第四部分：审核员<text:bookmark-end text:name="__RefHeading___Toc7665_2925444465"/></text:h>
                </text:list-item>
              </text:list>
            </text:list-item>
          </text:list>
        </text:list-item>
      </text:list>
      <text:p text:style-name="P137"><draw:frame draw:style-name="fr3" draw:name="图像4" text:anchor-type="char" svg:width="16.984cm" svg:height="7.116cm" draw:z-index="8"><draw:image xlink:href="Pictures/10000000000002820000010D25F12896.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67_2925444465"/>管理正式用户<text:bookmark-end text:name="__RefHeading___Toc7667_2925444465"/></text:h>
                    </text:list-item>
                  </text:list>
                </text:list-item>
              </text:list>
            </text:list-item>
          </text:list>
        </text:list-item>
      </text:list>
      <text:p text:style-name="P139"><text:span text:style-name="T18">参与者</text:span>：审核员</text:p>
      <text:p text:style-name="P139"><text:span text:style-name="T18">后置条件</text:span>：视频状态更新，账户状态更新</text:p>
      <text:p text:style-name="P139"/>
      <text:p text:style-name="P139"/>
      <text:p text:style-name="P140"><text:s/>基本流：</text:p>
      <text:p text:style-name="P140"/>
      <text:p text:style-name="P139"><text:s text:c="2"/>1.审核员进入管理正式用户页面之后，用况启动。</text:p>
      <text:p text:style-name="P139"><text:s text:c="2"/>2.管理正式用户页面显示“视频队列”，“弹幕，评论队列”，“正式用违规行为和申诉队列”。</text:p>
      <text:p text:style-name="P139"><text:s text:c="2"/>3.审核员选择审核队列。</text:p>
      <text:p text:style-name="P140"><text:s text:c="3"/>{选择审核队列}</text:p>
      <text:p text:style-name="P139"><text:s text:c="2"/>4.审核员退出审核页面，用况终止。</text:p>
      <text:p text:style-name="P139"/>
      <text:p text:style-name="P141"><text:s/>备选流​​：</text:p>
      <text:p text:style-name="P139"/>
      <text:p text:style-name="P139"><text:span text:style-name="T18">A1“管理视频和视频信息”</text:span> （特定备选流）</text:p>
      <text:p text:style-name="P139"><text:span text:style-name="T18">扩展点及其触发条件：</text:span>在<text:span text:style-name="T18">{选择审核队列}</text:span>处，选择“视频队列”。</text:p>
      <text:p text:style-name="P139">1.系统将所有等待审核的视频以及视频信息加载到审核队列。</text:p>
      <text:p text:style-name="P139"><text:s text:c="3"/><text:span text:style-name="T18">{加载视频详细}</text:span></text:p>
      <text:p text:style-name="P139">2.审核员选中一个视频，系统播放审核员选中的视频并且显示它的详细信息。</text:p>
      <text:p text:style-name="P139">3.审核员跟据系统提供的规则做出通过或者驳回决定，并且给出驳回理由和违规行为。</text:p>
      <text:p text:style-name="P139"><text:s/><text:span text:style-name="T18"><text:s text:c="2"/>{做出审核决定}</text:span></text:p>
      <text:p text:style-name="P139">4.系统根据审核结果，将视频状态更新为up主想要的视频状态或者驳回给up主，并记录违规行。</text:p>
      <text:p text:style-name="P139">5.系统将这个视频和视频信息移出“视频队列”。</text:p>
      <text:p text:style-name="P142">事件流恢复：<text:span text:style-name="T19">恢复到基本流第</text:span><text:span text:style-name="T36">3步。</text:span></text:p>
      <text:p text:style-name="P139"/>
      <text:p text:style-name="P139"><text:span text:style-name="T18">A2“管理视频的弹幕和评论”</text:span> （特定备选流）</text:p>
      <text:p text:style-name="P139"><text:span text:style-name="T18">扩展点及其触发条件</text:span>：在<text:span text:style-name="T18">{选择审核队列}</text:span>处，选择“弹幕，评论队列”。</text:p>
      <text:p text:style-name="P139">1.系统将所有弹幕和评论加载到“弹幕，评论队列”中。</text:p>
      <text:p text:style-name="P139">2.审核员根据用户举报和系统提供的审核弹幕/评论规则，决定删除或者保留。</text:p>
      <text:p text:style-name="P139"><text:s text:c="2"/><text:span text:style-name="T18"><text:s/>{执行审核操作}</text:span></text:p>
      <text:p text:style-name="P139">3.系统根据审核员对弹幕和评论的审核结果，如果违规，从平台移出违规内容，并记录违规行为。</text:p>
      <text:p text:style-name="P139">4.系统将这个弹幕和评论移出“弹幕，评论队列”。</text:p>
      <text:p text:style-name="P143">事件流恢复：<text:span text:style-name="T19">恢复到基本流第</text:span><text:span text:style-name="T36">3步。</text:span></text:p>
      <text:p text:style-name="P139"><text:soft-page-break/></text:p>
      <text:p text:style-name="P140">A3“管理正式用户账户” <text:span text:style-name="T19">（特定备选流）</text:span></text:p>
      <text:p text:style-name="P139"><text:span text:style-name="T18">扩展点及其触发条件</text:span>：在<text:span text:style-name="T18">{选择审核队列}</text:span>处，选择“正式用违规行为和申诉队列”。</text:p>
      <text:p text:style-name="P139">1.系统将所有用户的违规行为和申诉加载到“正式用违规行为和申诉队列”中。</text:p>
      <text:p text:style-name="P139">2.审核员从“正式用违规行为和申诉队列”中选择一个用户，系统显示该用户的详细信息。</text:p>
      <text:p text:style-name="P139">3.审核员根据平台规则决定将选中的账户封禁或者解封或者给予警告。</text:p>
      <text:p text:style-name="P139">4.系统将这个账户移出“正式用违规行为和申诉队列”。</text:p>
      <text:p text:style-name="P139">4.系统更新账户状态。</text:p>
      <text:p text:style-name="P143">事件流恢复：<text:span text:style-name="T19">恢复到基本流第</text:span><text:span text:style-name="T36">3步。</text:span></text:p>
      <text:p text:style-name="P139"/>
      <text:p text:style-name="P139"/>
      <text:p text:style-name="P139"><text:span text:style-name="T18">A4“标记为稍后审核”</text:span>（有界备选流）​​</text:p>
      <text:p text:style-name="P139"><text:span text:style-name="T18">扩展点及其触发条件</text:span>：在<text:span text:style-name="T18">{加载视频详情}</text:span>和<text:span text:style-name="T18">{做出审核决定}</text:span>扩展点之间的任何位置，当审核员暂无法做出决定时。</text:p>
      <text:p text:style-name="P139">1.审核员选择稍后再审。</text:p>
      <text:p text:style-name="P139">2.系统将该视频标记，并返回待审核队列。</text:p>
      <text:p text:style-name="P139"><text:span text:style-name="T18">事件流恢复</text:span>：恢复到备选流A1第2步。</text:p>
      <text:p text:style-name="P139"/>
      <text:p text:style-name="P139"><text:span text:style-name="T18">A5“处理审核操作失败”</text:span>（特定备选流）​​</text:p>
      <text:p text:style-name="P139"><text:span text:style-name="T18">扩展点及其触发条件</text:span>：在<text:span text:style-name="T18">{做出审核决定}</text:span>扩展点之后，当系统执行审核操作（更新状态）失败时（如视频已被其他审核员处理）。</text:p>
      <text:p text:style-name="P139">1.系统提示操作失败或视频已被处理。</text:p>
      <text:p text:style-name="P144">2.如果视频已被其他审核员处理，系统自动刷新审核队列，移出该视频。</text:p>
      <text:p text:style-name="P144"><text:span text:style-name="T18">事件流恢复:</text:span>备选流A1第2步。</text:p>
      <text:p text:style-name="P139"/>
      <text:p text:style-name="P139"/>
      <text:p text:style-name="P139"><text:span text:style-name="T18">A6“处理审核操作失败”</text:span>（特定备选流）</text:p>
      <text:p text:style-name="P139">扩展点及其触发条件：在<text:span text:style-name="T18">{执行审核操作}</text:span>扩展点上，当操作执行失败的时候。</text:p>
      <text:p text:style-name="P139">1.系统提示操作失败</text:p>
      <text:p text:style-name="P139"><text:span text:style-name="T18">事件流恢复</text:span>:重试恢复到备选流A2第2步。</text:p>
      <text:p text:style-name="Table_20_Contents"/>
      <text:p text:style-name="Table_20_Contents"/>
      <text:p text:style-name="P145"/>
      <text:list text:continue-numbering="true" text:style-name="Outline">
        <text:list-item>
          <text:list>
            <text:list-item>
              <text:list>
                <text:list-item>
                  <text:h text:style-name="P136" text:outline-level="3"><text:bookmark-start text:name="__RefHeading___Toc7671_2925444465"/>第五部分：系统管理员<text:bookmark-end text:name="__RefHeading___Toc7671_2925444465"/></text:h>
                </text:list-item>
              </text:list>
            </text:list-item>
          </text:list>
        </text:list-item>
      </text:list>
      <text:p text:style-name="P146"><draw:frame draw:style-name="fr4" draw:name="图像11" text:anchor-type="char" svg:width="17cm" svg:height="7.153cm" draw:z-index="9"><draw:image xlink:href="Pictures/10000000000003D30000019C849EE0E0.png" xlink:type="simple" xlink:show="embed" xlink:actuate="onLoad" draw:mime-type="image/png"/></draw:frame></text:p>
      <text:list text:continue-numbering="true" text:style-name="Outline">
        <text:list-item>
          <text:list>
            <text:list-item>
              <text:list>
                <text:list-item>
                  <text:list>
                    <text:list-item>
                      <text:h text:style-name="P138" text:outline-level="4"><text:bookmark-start text:name="__RefHeading___Toc7673_2925444465"/>分析系统性能<text:bookmark-end text:name="__RefHeading___Toc7673_2925444465"/></text:h>
                    </text:list-item>
                  </text:list>
                </text:list-item>
              </text:list>
            </text:list-item>
          </text:list>
        </text:list-item>
      </text:list>
      <text:p text:style-name="P147"><text:span text:style-name="T18">参与者</text:span>：系统管理员</text:p>
      <text:p text:style-name="P148"><text:soft-page-break/></text:p>
      <text:p text:style-name="P148"><text:span text:style-name="T18">前置条件</text:span>：系统管理员通过身份验证并登陆到监控系统;</text:p>
      <text:p text:style-name="P148">该系统管理员具有访问关键性能数据的权限；</text:p>
      <text:p text:style-name="P148">监控系统监控系统此时运行正常，提供的数据实时并准确；</text:p>
      <text:p text:style-name="P148"/>
      <text:p text:style-name="P148"><text:span text:style-name="T18">后置条件</text:span>：</text:p>
      <text:p text:style-name="P148">成功路径：</text:p>
      <text:p text:style-name="P148">此次巡检已被系统记录;</text:p>
      <text:p text:style-name="P148">问题进入了处理状态;</text:p>
      <text:p text:style-name="P148">失败路径：</text:p>
      <text:p text:style-name="P148">系统性能状态因分析过程中断而无法确定；</text:p>
      <text:p text:style-name="P148">监控数据源连接超时被记录；</text:p>
      <text:p text:style-name="P148"/>
      <text:p text:style-name="P148"><text:span text:style-name="T18"><text:s/>基本流</text:span>：</text:p>
      <text:p text:style-name="P148"><text:s text:c="6"/><text:span text:style-name="T18">{系统显示警告}A1</text:span></text:p>
      <text:p text:style-name="P148"><text:s text:c="4"/>1：管理员登陆统一监控平台,用况启动</text:p>
      <text:p text:style-name="P148"><text:s text:c="5"/><text:span text:style-name="T18"><text:s/>{选择性能数据}</text:span><text:span text:style-name="T37">A3</text:span></text:p>
      <text:p text:style-name="P148"><text:s text:c="4"/>2：系统展示性能数据</text:p>
      <text:p text:style-name="P148"><text:s text:c="6"/><text:span text:style-name="T18">{检查性能指标}</text:span><text:span text:style-name="T37">A4</text:span></text:p>
      <text:p text:style-name="P148"><text:s text:c="4"/>3：管理员按照架构层次检查核心性能指标，确认一切正常</text:p>
      <text:p text:style-name="P148"><text:s text:c="4"/>4：用况终止</text:p>
      <text:p text:style-name="P148"/>
      <text:p text:style-name="P148"><text:s text:c="2"/>备选流：</text:p>
      <text:p text:style-name="P148"/>
      <text:p text:style-name="P148"><text:s text:c="4"/><text:span text:style-name="T18">A1：响应外部性能警告</text:span>（有界备选流）</text:p>
      <text:p text:style-name="P148"><text:s text:c="4"/><text:span text:style-name="T18">扩展点及触发点</text:span>： 在<text:span text:style-name="T18">{系统显示警告}</text:span><text:span text:style-name="T38">和{选择性能数据}</text:span><text:span text:style-name="T39">之间</text:span>，当监控系统产生一条高优先级的性能告警并通知给管理员时，立即中断任何当前活动（包括基本流）并触发</text:p>
      <text:p text:style-name="P148"><text:s text:c="4"/>1：系统管理员收到监控系统的警告通知</text:p>
      <text:p text:style-name="P148"><text:s text:c="4"/>2：管理员查看警告</text:p>
      <text:p text:style-name="P148"><text:s text:c="4"/>3：定位问题页面</text:p>
      <text:p text:style-name="P148"><text:s text:c="6"/>{查看日志内容}<text:span text:style-name="T40">A2</text:span></text:p>
      <text:p text:style-name="P148"><text:s text:c="4"/>4：管理员分析日志数据</text:p>
      <text:p text:style-name="P148"><text:s text:c="4"/>5：确定问题根源</text:p>
      <text:p text:style-name="P148"><text:s text:c="3"/><text:span text:style-name="T18"><text:s/>事件流恢复</text:span>：当系统管理员找到问题根源并关闭问题页面后，事件流返回到基本流2</text:p>
      <text:p text:style-name="P148"/>
      <text:p text:style-name="P148"><text:s text:c="4"/><text:span text:style-name="T18">A2：选择系统日志</text:span></text:p>
      <text:p text:style-name="P148"><text:s text:c="4"/><text:span text:style-name="T18">扩展点及触发点</text:span>：在<text:span text:style-name="T18">{查看日志内容}</text:span>处，当系统管理员想要查看日志时，需要在选择想查看指定日期的日志时，显示内容。</text:p>
      <text:p text:style-name="P148"><text:s text:c="4"/>1.管理员选择日期</text:p>
      <text:p text:style-name="P148"><text:s text:c="4"/>2.系统判断当前管理员是否有对应权限查看日志</text:p>
      <text:p text:style-name="P148"><text:s text:c="4"/>3.显示日志上下文</text:p>
      <text:p text:style-name="P148"><text:s text:c="4"/><text:span text:style-name="T18">事件流恢复</text:span>：系统管理员关闭日志，事件流从暂停点继续</text:p>
      <text:p text:style-name="P148"/>
      <text:p text:style-name="P148"/>
      <text:p text:style-name="P148"><text:s text:c="3"/><text:span text:style-name="T18"><text:s/></text:span><text:span text:style-name="T37">A3</text:span><text:span text:style-name="T18">:选择不同层级数据</text:span>（特定备选流）</text:p>
      <text:p text:style-name="P148"><text:s text:c="4"/>扩展点及触发点：在<text:span text:style-name="T40">{</text:span>选择性能数据<text:span text:style-name="T40">}</text:span>时，当系统管理员需要选择不同层级数据（用户体验或应用服务等）</text:p>
      <text:p text:style-name="P148"><text:s text:c="4"/>1.系统管理员选择需要查看的层级数据</text:p>
      <text:p text:style-name="P148"><text:s text:c="4"/>2.系统检查当前系统管理员是否有足够权限可以查看此层级数据</text:p>
      <text:p text:style-name="P148"><text:s text:c="4"/>3.系统加载数据面板</text:p>
      <text:p text:style-name="P148"><text:s text:c="4"/><text:span text:style-name="T18">事件流恢复</text:span>：系统加载处管理员所需要数据，回到基本流3</text:p>
      <text:p text:style-name="P148"/>
      <text:p text:style-name="P148"/>
      <text:p text:style-name="P148"><text:s text:c="3"/><text:span text:style-name="T18"><text:s/>A</text:span><text:span text:style-name="T37">4</text:span><text:span text:style-name="T18">：发现并调查资源瓶颈</text:span>（特定备选流）</text:p>
      <text:p text:style-name="P148"><text:s text:c="4"/>扩展点及触发点： 在{检查性能指标}处，当管理员观察到一个或多个性能指标值超出预设的正常阈值 时，此备选流被触发</text:p>
      <text:p text:style-name="P148"><text:s text:c="4"/>1：系统管理员分析该异常指标及其关联指标</text:p>
      <text:p text:style-name="P148"><text:s text:c="4"/>2：系统管理员定位问题的根本原因</text:p>
      <text:p text:style-name="P148"><text:s text:c="4"/><text:span text:style-name="T18">事件流恢复</text:span>：回到基本流3继续检查指标，或者触发新的用况（解决问题)</text:p>
      <text:p text:style-name="P135"><text:soft-page-break/></text:p>
      <text:list text:continue-numbering="true" text:style-name="Outline">
        <text:list-item>
          <text:list>
            <text:list-item>
              <text:list>
                <text:list-item>
                  <text:list>
                    <text:list-item>
                      <text:h text:style-name="P138" text:outline-level="4"><text:bookmark-start text:name="__RefHeading___Toc7675_2925444465"/>更新系统<text:bookmark-end text:name="__RefHeading___Toc7675_2925444465"/></text:h>
                    </text:list-item>
                  </text:list>
                </text:list-item>
              </text:list>
            </text:list-item>
          </text:list>
        </text:list-item>
      </text:list>
      <text:p text:style-name="P147"><text:span text:style-name="T18">参与者</text:span>：系统操作员</text:p>
      <text:p text:style-name="P148"><text:span text:style-name="T18">前置条件</text:span>：当前系统有功能或性能上有提升或者更改的需要，或系统存在部分Bug需要进行修复</text:p>
      <text:p text:style-name="P148"><text:span text:style-name="T18">后置条件</text:span>：系统组件版本更新，或系统成功回滚到上一个稳定版本。</text:p>
      <text:p text:style-name="P148"/>
      <text:p text:style-name="P148"/>
      <text:p text:style-name="P148"><text:span text:style-name="T18">基本流</text:span>：</text:p>
      <text:p text:style-name="P148">1. 系统操作员登录运维管理平台并进入“系统更新”模块后，用况启动。</text:p>
      <text:p text:style-name="P148">2. 系统显示更新仪表盘，包括“准备更新包”、“执行服务更新”、“执行数据库更新”、“监控与验证”等主要步骤。</text:p>
      <text:p text:style-name="P148">3. 系统操作员按顺序执行更新流程。</text:p>
      <text:p text:style-name="P148"><text:s text:c="3"/><text:span text:style-name="T18">{执行更新流程}</text:span></text:p>
      <text:p text:style-name="P148">4. 系统操作员确认所有更新步骤完成且系统稳定，用况终止。</text:p>
      <text:p text:style-name="P148"/>
      <text:p text:style-name="P149">备选流：</text:p>
      <text:p text:style-name="P148"/>
      <text:p text:style-name="P148"><text:span text:style-name="T18">A1 “执行后端服务更新”</text:span> （特定备选流）</text:p>
      <text:p text:style-name="P148"><text:span text:style-name="T18">扩展点及其触发条件：</text:span> 在<text:span text:style-name="T18">{执行更新流程}</text:span>处，选择“执行服务更新”。</text:p>
      <text:p text:style-name="P148">1. 系统操作员选择预先上传的应用程序包（如Docker镜像）和目标服务器集群。</text:p>
      <text:p text:style-name="P148">2. 系统启动发布流程，在负载均衡器后逐步将流量切换到运行新版本服务的节点。</text:p>
      <text:p text:style-name="P148">3. 系统操作员监控新版本节点的运行状态（如CPU、内存、错误日志）。</text:p>
      <text:p text:style-name="P148"><text:s text:c="2"/><text:span text:style-name="T18"><text:s/>{监控新服务状态}</text:span></text:p>
      <text:p text:style-name="P148">4. 当所有流量都成功切换到新版本节点且运行稳定后，系统回收旧版本节点的资源。</text:p>
      <text:p text:style-name="P148">5. 系统将“执行服务更新”步骤标记为完成，用况终止。</text:p>
      <text:p text:style-name="P148"/>
      <text:p text:style-name="P148"><text:span text:style-name="T18">A2 “执行数据更新” </text:span>（特定备选流）</text:p>
      <text:p text:style-name="P148"><text:span text:style-name="T18">扩展点及其触发条件</text:span>：在<text:span text:style-name="T18">{执行更新流程}</text:span>处，选择“执行数据库更新”。</text:p>
      <text:p text:style-name="P148">1. 系统操作员上传或选择需要执行的数据库更新脚本。</text:p>
      <text:p text:style-name="P148">2. 系统首先在备份数据库上执行模拟运行，并生成影响报告。</text:p>
      <text:p text:style-name="P148"><text:s text:c="3"/><text:span text:style-name="T18">{执行更新脚本}</text:span></text:p>
      <text:p text:style-name="P148">3. 系统操作员确认报告无误后，批准在生产数据库上执行脚本。</text:p>
      <text:p text:style-name="P148">4. 系统执行更新脚本，并记录所有变更。</text:p>
      <text:p text:style-name="P148">5. 系统将“执行数据库更新”步骤标记为完成。</text:p>
      <text:p text:style-name="P148"/>
      <text:p text:style-name="P148"><text:span text:style-name="T18">A3 “执行回滚操作”</text:span> （特定备选流）</text:p>
      <text:p text:style-name="P148">扩展点及其触发条件：在{监控新服务状态}扩展点之后，当系统监控到关键指标（如错误率、响应时间）严重超标时。</text:p>
      <text:p text:style-name="P148">1. 系统操作员在运维平台触发“一键回滚”操作。</text:p>
      <text:p text:style-name="P148">2. 系统自动将负载均衡器的流量全部切回至旧版本的服务节点。</text:p>
      <text:p text:style-name="P148">3. 如果更新包含数据库变更，系统执行预先生成的数据库回滚脚本，将数据恢复到更新前的状态。</text:p>
      <text:p text:style-name="P148">4. 用况终止。</text:p>
      <text:p text:style-name="P148"/>
      <text:p text:style-name="P148"><text:span text:style-name="T18">A4 “暂停与继续更新”</text:span> （有界备选流）</text:p>
      <text:p text:style-name="P148">扩展点及其触发条件：在{执行更新流程}中的任何步骤，当需要临时暂停以进行人工检查或等待指令时。</text:p>
      <text:p text:style-name="P148">1. 系统操作员选择“暂停更新”。</text:p>
      <text:p text:style-name="P148">2. 系统暂停当前自动化流程，并保持当前状态。系统在仪表盘上高亮显示“更新已暂停”。</text:p>
      <text:p text:style-name="P148">3. 当系统操作员选择“继续更新”后，<text:span text:style-name="T18">事件流从暂停点恢复执行</text:span>。</text:p>
      <text:p text:style-name="P148"/>
      <text:p text:style-name="P148"><text:span text:style-name="T18">A5 “处理更新前置检查失败”</text:span> （特定备选流）</text:p>
      <text:p text:style-name="P148">扩展点及其触发条件：在用况启动后，执行基本流第3步之前，当系统的健康检查或资源检查未通过时。</text:p>
      <text:p text:style-name="P148">1. 系统在更新仪表盘上显示检查失败警告，并列出具体失败项（如：磁盘空间不足、存在未恢复的故障节点）。</text:p>
      <text:p text:style-name="P148">2. 更新流程被阻止启动。</text:p>
      <text:p text:style-name="P148">3. 系统操作员必须解决前置检查失败的问题后，才能重新启动更新流程。<text:span text:style-name="T18">事件流恢复</text:span>到基本流第1步。</text:p>
      <text:p text:style-name="P148"/>
      <text:p text:style-name="P148"><text:span text:style-name="T18">A6 “处理更新包验证失败”</text:span> （特定备选流）</text:p>
      <text:p text:style-name="P148"><text:soft-page-break/><text:span text:style-name="T18">扩展点及其触发条件</text:span>：在<text:span text:style-name="T18">备选流A1第1步之后</text:span>，当系统检测到更新包的数字签名无效或完整性校验失败时。</text:p>
      <text:p text:style-name="P148">1. 系统提示“更新包验证失败”，并中止部署流程。</text:p>
      <text:p text:style-name="P148">2. 系统操作员需要重新获取有效的更新包并重新上传。</text:p>
      <text:p text:style-name="P148"><text:span text:style-name="T18">事件流恢复</text:span>：恢复到备选流A1第1步。</text:p>
      <text:p text:style-name="P150"/>
      <text:p text:style-name="P151"/>
      <text:list text:continue-numbering="true" text:style-name="Outline">
        <text:list-item>
          <text:list>
            <text:list-item>
              <text:h text:style-name="P152" text:outline-level="2"><text:bookmark-start text:name="__RefHeading___Toc7635_2925444465 副本 1"/>子流<text:bookmark-end text:name="__RefHeading___Toc7635_2925444465 副本 1"/></text:h>
              <text:list>
                <text:list-item>
                  <text:h text:style-name="P153" text:outline-level="3"><text:bookmark-start text:name="__RefHeading___Toc7199_1948444911"/>S1 加载视频列表<text:bookmark-end text:name="__RefHeading___Toc7199_1948444911"/></text:h>
                </text:list-item>
              </text:list>
            </text:list-item>
          </text:list>
        </text:list-item>
      </text:list>
      <text:p text:style-name="P154"><text:s/>1.系统向服务器发送请求，获取各个<text:span text:style-name="T18">up主</text:span>公开的视频列表数据。</text:p>
      <text:p text:style-name="P154"><text:s/>2.服务器返回视频列表数据，系统接收并解析。</text:p>
      <text:p text:style-name="P154"><text:s/>3.系统将解析后的视频列表展示在首页界面</text:p>
      <text:p text:style-name="P155"><text:span text:style-name="T41"/></text:p>
      <text:list text:continue-numbering="true" text:style-name="Outline">
        <text:list-item>
          <text:list>
            <text:list-item>
              <text:list>
                <text:list-item>
                  <text:h text:style-name="P153" text:outline-level="3"><text:bookmark-start text:name="__RefHeading___Toc7201_1948444911"/>S2 播放视频<text:bookmark-end text:name="__RefHeading___Toc7201_1948444911"/></text:h>
                </text:list-item>
              </text:list>
            </text:list-item>
          </text:list>
        </text:list-item>
      </text:list>
      <text:p text:style-name="P154"><text:s/>1.系统获取游客点击的视频标识信息。</text:p>
      <text:p text:style-name="P154"><text:s/>2.系统根据该标识信息向服务器请求视频播放数据。</text:p>
      <text:p text:style-name="P154"><text:s/>3.服务器返回视频播放数据，系统接收并在视频播放界面进行播放。</text:p>
      <text:p text:style-name="P154"><text:s/>4.用户点击“倍数，清晰度”。系统立即设置相应的播放。</text:p>
      <text:p text:style-name="P154"><text:s/>5.系统在视频播放界面展示互动功能区（如点赞、评论、分享按钮等，游客点击后会弹出注册界面）。</text:p>
      <text:p text:style-name="P156"/>
      <text:list text:continue-numbering="true" text:style-name="Outline">
        <text:list-item>
          <text:list>
            <text:list-item>
              <text:list>
                <text:list-item>
                  <text:h text:style-name="P157" text:outline-level="3"><text:bookmark-start text:name="__RefHeading___Toc7203_1948444911"/>S<text:span text:style-name="T42">3根据关键词搜索视频</text:span><text:bookmark-end text:name="__RefHeading___Toc7203_1948444911"/></text:h>
                </text:list-item>
              </text:list>
            </text:list-item>
          </text:list>
        </text:list-item>
      </text:list>
      <text:p text:style-name="P158"><text:span text:style-name="T18">前置条件</text:span>：</text:p>
      <text:p text:style-name="P158"><text:s text:c="4"/>游客已进入搜索页面。</text:p>
      <text:p text:style-name="P158"><text:s text:c="4"/>网络连接正常，能够与服务器进行数据交互。</text:p>
      <text:p text:style-name="P158"><text:span text:style-name="T18">后置条件</text:span>：</text:p>
      <text:p text:style-name="P158"><text:s text:c="4"/>搜索结果成功展示，包含符合关键词的视频封面、标题、简介等信息。</text:p>
      <text:p text:style-name="P158"><text:s text:c="4"/>系统记录本次搜索操作的时间、关键词、游客 ID 等信息（可选，根据需求记录）。</text:p>
      <text:p text:style-name="P158">事件流：</text:p>
      <text:p text:style-name="P158"><text:s text:c="4"/><text:span text:style-name="T43">1.</text:span>系统将游客输入的关键词记录并发送。</text:p>
      <text:p text:style-name="P158"><text:s text:c="4"/><text:span text:style-name="T43">2.</text:span>服务器接收关键词并进行匹配。</text:p>
      <text:p text:style-name="P158"><text:s text:c="4"/><text:span text:style-name="T43">3.</text:span>服务器将搜索结果返回给系统。</text:p>
      <text:p text:style-name="P158"><text:s text:c="4"/><text:span text:style-name="T43">4.</text:span>系统接收搜索结果并解析。</text:p>
      <text:p text:style-name="P159"/>
      <text:list text:continue-numbering="true" text:style-name="Outline">
        <text:list-item>
          <text:list>
            <text:list-item>
              <text:list>
                <text:list-item>
                  <text:h text:style-name="P160" text:outline-level="3"><text:bookmark-start text:name="__RefHeading___Toc7205_1948444911"/><text:span text:style-name="T44">S</text:span><text:span text:style-name="T45">4验证消息</text:span><text:bookmark-end text:name="__RefHeading___Toc7205_1948444911"/></text:h>
                </text:list-item>
              </text:list>
            </text:list-item>
          </text:list>
        </text:list-item>
      </text:list>
      <text:p text:style-name="P161">1.系统获取游客输入的所有注册消息</text:p>
      <text:p text:style-name="P162">2.系统检查输入的消息格式是否正确</text:p>
      <text:p text:style-name="P162">3.系统检查当前输入的用户名是否已经被占用</text:p>
      <text:p text:style-name="P163">4.如果信息有效，系统将注册信息保存</text:p>
      <text:p text:style-name="P164"/>
      <text:list xml:id="list201741342181350" text:continue-numbering="true" text:style-name="Outline">
        <text:list-item>
          <text:list>
            <text:list-item>
              <text:list>
                <text:list-item>
                  <text:h text:style-name="P165" text:outline-level="3"><text:bookmark-start text:name="__RefHeading___Toc7207_1948444911"/><text:span text:style-name="T46">S</text:span><text:span text:style-name="T47">5更新系统视频属性</text:span><text:bookmark-end text:name="__RefHeading___Toc7207_1948444911"/></text:h>
                </text:list-item>
              </text:list>
            </text:list-item>
          </text:list>
        </text:list-item>
      </text:list>
      <text:p text:style-name="P166">1.系统获取当前视频的全部属性，如点赞、评论数量。</text:p>
      <text:p text:style-name="P166">2.系统将当前视频的全部属性覆盖原来视频的属性。</text:p>
      <text:p text:style-name="P166">3.系统更新服务器中的视频数据。</text:p>
      <text:p text:style-name="P167"><text:soft-page-break/></text:p>
      <text:p text:style-name="P168"/>
      <text:p text:style-name="P169"/>
      <text:p text:style-name="P170"/>
      <text:p text:style-name="P170"/>
      <text:p text:style-name="P170"/>
      <text:p text:style-name="P170"/>
      <text:p text:style-name="P171"/>
      <text:p text:style-name="P171"/>
      <text:p text:style-name="P171"/>
      <text:p text:style-name="P130"/>
      <text:p text:style-name="P130"/>
      <text:list text:style-name="WWNum1">
        <text:list-header>
          <text:p text:style-name="P172"/>
          <text:p text:style-name="P172"/>
          <text:p text:style-name="P172"/>
          <text:p text:style-name="P172"/>
          <text:p text:style-name="P172"/>
          <text:p text:style-name="P172"/>
          <text:p text:style-name="P172"/>
        </text:list-header>
      </text:list>
      <text:p text:style-name="P173"/>
      <text:p text:style-name="P174"/>
      <text:p text:style-name="P175"/>
      <text:p text:style-name="P176"/>
      <text:p text:style-name="P177"><text:line-break/></text:p>
      <text:list text:continue-list="list201741342181350" text:style-name="Outline">
        <text:list-item>
          <text:h text:style-name="P17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79" text:outline-level="1"><text:bookmark-start text:name="__RefHeading___Toc8573_481696549"/>架构设计<text:bookmark-end text:name="__RefHeading___Toc8573_481696549"/></text:h>
          <text:list>
            <text:list-item>
              <text:h text:style-name="P180" text:outline-level="2">设计目标与约束</text:h>
              <text:list>
                <text:list-item>
                  <text:h text:style-name="Heading_20_3" text:outline-level="3">设计目标</text:h>
                </text:list-item>
              </text:list>
            </text:list-item>
          </text:list>
        </text:list-item>
      </text:list>
      <text:p text:style-name="P181"><text:span text:style-name="T27"><text:s/><text:tab/></text:span><text:span text:style-name="T48">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81"><text:span text:style-name="T48"><text:s text:c="4"/><text:tab/>性能目标：适配高并发访问场景，严格达成首页首屏加载时间＜3 秒、视频缓冲时间＜5 秒的既定指标；保障弹幕实时推送、视频流畅播放及多用户同步互动，核心服务响应延迟控制在 100ms 以内，提升用户使用体验。</text:span></text:p>
      <text:p text:style-name="P182"><text:s text:c="4"/><text:tab/>可靠性目标：确保系统 7×24 小时稳定运行，服务可用性不低于 99.9%；</text:p>
      <text:p text:style-name="P182"><text:s text:c="4"/><text:tab/>安全性目标：实现用户密码加密存储、敏感操作二次验证；结合自动检测与人工审核机制拦截违规内容，防范合规风险；严格划分用户权限边界，避免数据泄露与非法操作。</text:p>
      <text:p text:style-name="P182"><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83" text:outline-level="3">设计约束</text:h>
                </text:list-item>
              </text:list>
            </text:list-item>
          </text:list>
        </text:list-item>
      </text:list>
      <text:p text:style-name="P181"><text:span text:style-name="T27"><text:s text:c="4"/></text:span><text:span text:style-name="T48">技术栈约束：基于项目既定技术选型，后端采用 C++/QML，数据库使用 MySQL，前端选用 QML，需在该技术栈范围内实现架构落地，确保开发效率与系统兼容性。</text:span></text:p>
      <text:p text:style-name="P182"><text:s text:c="4"/>成本约束：首阶段聚焦 PC 端核心功能，成本需可控，架构设计需避免过度设计，优先满足最小可行产品需求；云服务器、存储等资源配置需兼顾性能与经济性，支持按需扩容。</text:p>
      <text:p text:style-name="P182"><text:s text:c="4"/>合规约束：需符合法律法规及监管要求，架构中需嵌入内容审核流程、青少年保护机制，确保用户数据收集与使用合规，版权内容管理规范。</text:p>
      <text:p text:style-name="P182"><text:s text:c="4"/>多端适配约束：预留移动端扩展接口，架构设计需考虑 PC 端与后续移动端的数据同步与功能兼容，确保多端用户体验一致，数据互通无壁垒。</text:p>
      <text:p text:style-name="P182"><text:s text:c="4"/>用户规模约束：初期聚焦 16-28 岁 Z 世代垂直用户群体，架构需支撑初期用户规模平滑增长，同时具备向大规模用户拓展的横向扩展能力，避免架构重构。</text:p>
      <text:p text:style-name="P182"/>
      <text:list text:continue-numbering="true" text:style-name="Outline">
        <text:list-item>
          <text:list>
            <text:list-item>
              <text:h text:style-name="P180" text:outline-level="2">系统总体架构</text:h>
              <text:list>
                <text:list-item>
                  <text:h text:style-name="P184" text:outline-level="3">架构概览图</text:h>
                </text:list-item>
              </text:list>
            </text:list-item>
          </text:list>
        </text:list-item>
      </text:list>
      <text:p text:style-name="P185"><draw:frame draw:style-name="fr3" draw:name="图像13" text:anchor-type="char" svg:width="14.242cm" svg:height="29.7cm" draw:z-index="12"><draw:image xlink:href="Pictures/10000000000004660000092C17492ED3.jpg" xlink:type="simple" xlink:show="embed" xlink:actuate="onLoad" draw:mime-type="image/jpeg"/></draw:frame><text:soft-page-break/></text:p>
      <text:list text:continue-numbering="true" text:style-name="Outline">
        <text:list-item>
          <text:list>
            <text:list-item>
              <text:list>
                <text:list-item>
                  <text:h text:style-name="P183" text:outline-level="3"><text:soft-page-break/>核心服务划分</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86">服务名称</text:p>
          </table:table-cell>
          <table:table-cell table:style-name="表格10.A1" office:value-type="string">
            <text:p text:style-name="P186">服务职责</text:p>
          </table:table-cell>
          <table:table-cell table:style-name="表格10.A1" office:value-type="string">
            <text:p text:style-name="P186">关键技术</text:p>
          </table:table-cell>
          <table:table-cell table:style-name="表格10.A1" office:value-type="string">
            <text:p text:style-name="P186">是否可以进行并发</text:p>
          </table:table-cell>
        </table:table-row>
        <table:table-row>
          <table:table-cell table:style-name="表格10.A1" office:value-type="string">
            <text:p text:style-name="P186">视频浏览与播放服务</text:p>
          </table:table-cell>
          <table:table-cell table:style-name="表格10.A1" office:value-type="string">
            <text:p text:style-name="P187">支撑游客及正式用户的视频列表加载、关键词搜索、视频播放（含倍速、清晰度调节）功能；记录视频观看次数与观看进度；保障视频流稳定传输。</text:p>
          </table:table-cell>
          <table:table-cell table:style-name="表格10.A1" office:value-type="string">
            <text:p text:style-name="P186">MySQL 数据库查询优化、CDN 加速、子流 S1（加载视频列表）、S2（播放视频）、S3（关键词搜索视频）实现</text:p>
          </table:table-cell>
          <table:table-cell table:style-name="表格10.A1" office:value-type="string">
            <text:p text:style-name="P186">是，支持多用户同时加载视频列表、搜索视频及播放不同视频</text:p>
          </table:table-cell>
        </table:table-row>
        <table:table-row>
          <table:table-cell table:style-name="表格10.A1" office:value-type="string">
            <text:p text:style-name="P186">用户认证与管理服务</text:p>
          </table:table-cell>
          <table:table-cell table:style-name="表格10.A1" office:value-type="string">
            <text:p text:style-name="P187">处理游客注册成为正式用户（含直接注册、第三方登录）、用户登录验证、个人信息管理；管控用户权限（如正常用户、UP 主、审核员、系统管理员）；支持用户账户封禁与解封操作。</text:p>
          </table:table-cell>
          <table:table-cell table:style-name="表格10.A1" office:value-type="string">
            <text:p text:style-name="P186">密码加密算法、第三方登录授权接口、子流 S4（验证消息）</text:p>
          </table:table-cell>
          <table:table-cell table:style-name="表格10.A1" office:value-type="string">
            <text:p text:style-name="P186">是，支持多用户同时注册、登录及权限校验</text:p>
          </table:table-cell>
        </table:table-row>
        <table:table-row>
          <table:table-cell table:style-name="表格10.A1" office:value-type="string">
            <text:p text:style-name="P186">互动交流服务</text:p>
          </table:table-cell>
          <table:table-cell table:style-name="表格10.A1" office:value-type="string">
            <text:p text:style-name="P187">支撑正式用户的视频互动（点赞、投币、收藏、评论、回复）、弹幕发送与展示、私信交流、动态发布与分享功能；实时同步互动数据与消息通知。</text:p>
          </table:table-cell>
          <table:table-cell table:style-name="表格10.A1" office:value-type="string">
            <text:p text:style-name="P186">WebSocket（弹幕实时推送）、消息队列、子流 S5（更新系统视频属性）、违规内容初步检测</text:p>
          </table:table-cell>
          <table:table-cell table:style-name="表格10.A1" office:value-type="string">
            <text:p text:style-name="P186">是，弹幕与互动操作采用异步处理</text:p>
          </table:table-cell>
        </table:table-row>
        <table:table-row>
          <table:table-cell table:style-name="表格10.A1" office:value-type="string">
            <text:p text:style-name="P186">UP 主创作管理服务</text:p>
          </table:table-cell>
          <table:table-cell table:style-name="表格10.A1" office:value-type="string">
            <text:p text:style-name="P187">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86">分片上传技术、文件存储服务（如对象存储 COS）、MySQL 事务管理、视频格式校验</text:p>
          </table:table-cell>
          <table:table-cell table:style-name="表格10.A1" office:value-type="string">
            <text:p text:style-name="P186">是，支持多 UP 主同时上传视频与管理稿件，上传任务异步处理，文件存储与业务逻辑解耦提升并发量</text:p>
          </table:table-cell>
        </table:table-row>
        <table:table-row>
          <table:table-cell table:style-name="表格10.A1" office:value-type="string">
            <text:p text:style-name="P186">内容审核服务</text:p>
          </table:table-cell>
          <table:table-cell table:style-name="表格10.A1" office:value-type="string">
            <text:p text:style-name="P187">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86">文本关键词匹配算法、视频内容预览技术、审核流程引擎</text:p>
          </table:table-cell>
          <table:table-cell table:style-name="表格10.A1" office:value-type="string">
            <text:p text:style-name="P186">是，审核队列按优先级调度，自动审核与人工审核并行处理，支持多审核员同时在线操作</text:p>
          </table:table-cell>
        </table:table-row>
        <table:table-row>
          <table:table-cell table:style-name="表格10.A1" office:value-type="string">
            <text:p text:style-name="P186">系统运维监控服务</text:p>
          </table:table-cell>
          <table:table-cell table:style-name="表格10.A1" office:value-type="string">
            <text:p text:style-name="P187">支撑系统管理员的系统性能分析（服务器状态、流量峰值、核心指标监控）、系统更新（服务更新、数据库更新）、全局参数配置、用户权限管控；提供日志查询与故障<text:soft-page-break/>预警功能。</text:p>
          </table:table-cell>
          <table:table-cell table:style-name="表格10.A1" office:value-type="string">
            <text:p text:style-name="P186">数据库备份与回滚技术</text:p>
          </table:table-cell>
          <table:table-cell table:style-name="表格10.A1" office:value-type="string">
            <text:p text:style-name="P186">是，性能监控与系统更新独立执行，支持管理员同时进行多维度监控与运维操作</text:p>
          </table:table-cell>
        </table:table-row>
      </table:table>
      <text:p text:style-name="P188"/>
      <text:p text:style-name="P189"/>
      <text:list text:continue-numbering="true" text:style-name="Outline">
        <text:list-item>
          <text:h text:style-name="P17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9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2-10T20:17:38.399334350</dc:date>
    <meta:editing-duration>P1DT18H23M45S</meta:editing-duration>
    <meta:editing-cycles>45</meta:editing-cycles>
    <meta:generator>LibreOffice/25.8.1.1$Linux_X86_64 LibreOffice_project/580$Build-1</meta:generator>
    <meta:print-date>2025-11-23T13:02:25.292621010</meta:print-date>
    <meta:printed-by>PDF 文件</meta:printed-by>
    <meta:document-statistic meta:table-count="10" meta:image-count="13" meta:object-count="0" meta:page-count="48" meta:paragraph-count="917" meta:word-count="20256" meta:character-count="24659" meta:non-whitespace-character-count="22171"/>
  </office:meta>
</office:document-meta>
</file>